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h text:style-name="Heading_20_1_unnumbered" text:outline-level="1" text:is-list-header="true">
<text:bookmark-start text:name="OrgXref.org4fe8bc4"/>
<text:bookmark text:name="org4fe8bc4"/>Nachwort
<text:bookmark-end text:name="OrgXref.org4fe8bc4"/></text:h>
      <text:p text:style-name="Text_20_body">Als Marcel Mauss im Januar 1919 aus dem Kriegsdienst entlasen wird,<text:note text:id="fn1" text:note-class="footnote"><text:note-citation>1</text:note-citation><text:note-body><text:p text:style-name="Footnote">Vgl. Benthien et al. <text:a xlink:type="simple" xlink:href="#orgf1221e2">2021, S. 444</text:a>, Brief 358 vom 21.01.1919.
</text:p></text:note-body></text:note> fängt eine Zeit der schwierigen Rückkehr zum zivilen und akademischen Leben an, oder wie Mauss in einem Brief an seinen „‚Arbeitszwilling‘“ Henri Hubert<text:note text:id="fn2" text:note-class="footnote"><text:note-citation>2</text:note-citation><text:note-body><text:p text:style-name="Footnote">Vgl. <text:a xlink:type="simple" xlink:href="#org81d49bf">Fournier 2007, S. 258</text:a>.
</text:p></text:note-body></text:note> mitteilt: „Ich bin gerade dabei, mich neu einzurichten, was nicht einfach ist. (…) Es muss mit einer relativ langen Rückkehr zur Barbarei gerechnet werden“.<text:note text:id="fn3" text:note-class="footnote"><text:note-citation>3</text:note-citation><text:note-body><text:p text:style-name="Footnote">Ebd., S. 449, Brief 362 vom 3.10.1919.
</text:p></text:note-body></text:note> Der Erste Weltkrieg ist beendet. Die Lust auf die Wiederaufnahme der wissenschaftlichen Arbeit ist vorhanden, und die Erwartungen sind groß. Schon im September 1919 fragen ihn die ehemaligen Kollegen,<text:note text:id="fn4" text:note-class="footnote"><text:note-citation>4</text:note-citation><text:note-body><text:p text:style-name="Footnote">Ebd., S. 447, Brief 360 vom 19.10.1919.
</text:p></text:note-body></text:note> ob es nicht gut wäre, die Arbeit an <text:span text:style-name="Emphasis">L’Année sociologique</text:span> – der Zeitschrift für Soziologie der Mitarbeiter um Emile Durkheim, der Onkel, und Marcel Mauss, der Neffe, die nach 1912 nicht mehr veröffentlicht wurde –, wieder aufzunehmen. Und die alten sozialistischen Kameraden der Genossenschaftsbewegung dürfen ebenso nicht vergessen werden, wie die persönlichen Projekte, die in dieser Zeit vielleicht mehr als vor dem Krieg an erneuter Bedeutung gewonnen haben – darunter insbesondere das Buchprojekt zum Thema der Nation, dessen schon halb abgeschlossenen Plan mit fortgeschrittenen Textteilen Mauss mit einem kaum zu haltendem Enthusiasmus Henri vorstellt.<text:note text:id="fn5" text:note-class="footnote"><text:note-citation>5</text:note-citation><text:note-body><text:p text:style-name="Footnote">Ebd., S. 454, Brief 366 vom 6.10.1920.
</text:p></text:note-body></text:note> Es gibt sehr viel zu tun, um den Anschluss an die Ideen vor 1914 wiederzufinden, viele Leute zu treffen, andere zu würdigen, die ihr Leben auf dem Schlachtfeld verloren haben. Darunter zählt man viele ehemaligen Studenten und Freunde von Mauss, die für <text:span text:style-name="Emphasis">L’Année</text:span> gearbeitet oder mit Mauss in der Unterstützung des Sozialismus in Frankreich gewirkt haben. Von diesem Übergang aus den Trümmern des Krieges ins neue freie Leben zeugt Mauss’ <text:span text:style-name="Emphasis">Gift, Gift</text:span>. Formal gleicht dieser Text einer Arbeitsnotiz, aber im Intertext von <text:span text:style-name="Emphasis">Gift, Gift</text:span> gibt es sehr viele Verbindungen sowohl mit der Vergangenheit dessen, was das Projekt von Durkheim und Mauss war, als auch was dieses Projekt in der Zukunft unter der Leitung von Mauss werden sollte.<text:note text:id="fn6" text:note-class="footnote"><text:note-citation>6</text:note-citation><text:note-body><text:p text:style-name="Footnote">Dieses Nachwort basiert teilweise auf überarbeitete Fassungen der Kapitel eins, drei und vier aus unsere Einführung zu Marcel Mauss in <text:a xlink:type="simple" xlink:href="#orgbbe44fa">Papilloud / Rol 2024</text:a>.
</text:p></text:note-body></text:note>
</text:p>
      <text:h text:style-name="Heading_20_2_unnumbered" text:outline-level="2" text:is-list-header="true">
<text:bookmark-start text:name="OrgXref.org0e893b8"/>
<text:bookmark text:name="org0e893b8"/>Das kollektive Projekt der Gründung einer wissenschaftlichen Soziologie
<text:bookmark-end text:name="OrgXref.org0e893b8"/></text:h>
      <text:p text:style-name="Text_20_body">Marcel Israël Mauss ist am 10. Mai 1872 in der Stadt Épinal im Departement Vosges (ehemals Lothringen) geboren. Nach erfolgreichem Abitur (1890) entscheidet er sich für ein Studium der Philosophie und vertieft seine Kenntnisse der Soziologie unter professioneller Begleitung seines Onkels Emile Durkheim. Da Durkheim in dieser Zeit an der Universität in Bordeaux lehrt, schlägt er Mauss vor, sein Studium in Bordeaux aufzunehmen. Dem Vorschlag seines Onkels folgend nimmt Mauss 1890 ein Studium der Philosophie an der Universität Bordeaux auf. Nach Abschluss seiner <text:span text:style-name="Emphasis">licence</text:span> im Fach Philosophie (1892) studiert Mauss weiterhin in Bordeaux und gleichzeitig auch an der Universität Sorbonne in Paris. In Bordeaux nimmt er an den Lehrveranstaltungen seines Onkels teil, den er als „‚den sichersten und den angenehmsten aller Redner‘“ bezeichnet und der sehr schnell zu seinem Mentor wird.<text:note text:id="fn7" text:note-class="footnote"><text:note-citation>7</text:note-citation><text:note-body><text:p text:style-name="Footnote">Vgl. <text:a xlink:type="simple" xlink:href="#org81d49bf">Fournier 2007, S. 157</text:a>.
</text:p></text:note-body></text:note> In diesen Studienjahren entwickelt Mauss eine tiefe Freundschaft zu zwei weiteren seiner Professoren, dem Soziologen Alfred Espinas und dem Philosophen Octave Hamelin. Bei Espinas, der sich nach seinem Werk <text:span text:style-name="Emphasis">Des sociétés animales</text:span> (1877) mehr und mehr der experimentellen Psychologie und der Frage der Technik widmet, entwickelt Mauss ein ausgeprägtes Interesse für die Biologie, die Evolutionstheorie und die Technik, was ihn davon überzeugt, dass sich die Soziologie nur dann zu einer vollständigen Wissenschaft entwickeln kann, wenn sie auf der experimentellen Psychologie aufbaut. Hamelin dagegen macht Mauss mit seinem Verständnis des Neokantianismus vertraut, den Mauss als eine wichtige Quelle der Erneuerung der Philosophie versteht und der seiner Ansicht nach auch von der Soziologie verwendet und weiter verbreitet werden sollte.
</text:p>
      <text:p text:style-name="Text_20_body">1895 schließt Mauss seine <text:span text:style-name="Emphasis">aggrégation</text:span> im Fach Philosophie ab, was ihm das Recht gewährt, Philosophie in Gymnasien und als Hochschullehrer an der Universität lehren zu dürfen. Aber Mauss weiß noch nicht, was er beruflich machen möchte. Durkheim nimmt ihn als Hilfskraft im Rahmen der Vorbereitung der Statistiken für sein Buch zum Selbstmord (1897) auf. Mauss arbeitet am <text:span text:style-name="Emphasis">Service de la statistique judiciaire</text:span> von Gabriel Tarde.<text:note text:id="fn8" text:note-class="footnote"><text:note-citation>8</text:note-citation><text:note-body><text:p text:style-name="Footnote">Vgl. <text:a xlink:type="simple" xlink:href="#orgc92652f">Besnard 1987, S. 76</text:a>.
</text:p></text:note-body></text:note> Es ist eine Zeit des intensiven Austausches zwischen Durkheim und Mauss. Der Onkel bemerkt, dass Mauss Fragen der Religionwissenschaften interessieren, die Durkheim ebenfalls spannend findet und in Verbindung mit seiner Art der soziologischen Untersuchung bringen möchte. Deshalb rät er Mauss, die Lehrveranstaltungen zur Religionwissenschaften an der <text:span text:style-name="Emphasis">École pratique des hautes études</text:span> (EPHE) zu besuchen. Mauss gefallen diese Lehrveranstaltungen, und anschließend immatrikuliert er sich in zwei Sektion der EPHE bzw. in den historischen und philologischen Wissenschaften (IV. Sektion) und in den Religionswissenschaften (V. Sektion). An der EPHE trifft Mauss auf Professoren, mit denen ihn enge Freundschaften verbinden werden, wie etwa Léon Marillier und Antoine Meillet im Bereich der Psychologie, der Philologie und der Linguistik, und insbesondere Sylvain Lévi im Bereich der Judaistik und der Indologie,<text:note text:id="fn9" text:note-class="footnote"><text:note-citation>9</text:note-citation><text:note-body><text:p text:style-name="Footnote">Vgl. <text:a xlink:type="simple" xlink:href="#org81d49bf">Fournier 2007, S. 513</text:a>.
</text:p></text:note-body></text:note> der für Mauss wie zum zweiten Onkel wird. In diesem Umfeld tauchen die ersten wissenschaftlichen Arbeiten von Mauss sowie die ersten Ideen zur Bildung von einem Kreis von gleichgesinnten Gelehrten und Studierenden auf. Sie würden an der Schnittstelle zwischen Philologie, Geschichte, Religionwissenschaften und Ethnologie eine neue Art der soziologischen Untersuchung entwickeln, deren Ergebnisse mit einem eigenen Medium veröffentlicht werden würden. Das Projekt der Zeitschrift <text:span text:style-name="Emphasis">L’Année sociologique</text:span> war auf dem Papier geboren, in deren Kern Mauss eine Schlüsselrolle als Koordinator zukommen<text:note text:id="fn10" text:note-class="footnote"><text:note-citation>10</text:note-citation><text:note-body><text:p text:style-name="Footnote">Vgl. <text:a xlink:type="simple" xlink:href="#orgc586ab7">Besnard 1979, S. 17</text:a> ff.
</text:p></text:note-body></text:note> und die er später nach dem Tod von Durkheim leiten sollte.
</text:p>
      <text:p text:style-name="Text_20_body">Während Durkheim 1896 mit dem Verlag Alcan in Paris verhandelt, um zu ersuchen, ob Alcan sich vorstellen könnte, eine Zeitschrift für Soziologie in der Form von einer Zeitschrift mit dem Titel <text:span text:style-name="Emphasis">L’Année sociologique</text:span> zu veröffentlichen, arbeitet Mauss an seiner ersten wissenschaftlichen Publikation. Er schreibt eine Rezension zu Adolf Bastian und einen Aufsatz zu Sebald Rudolf Steinmetz für die von Réville und Marillier herausgegebene Zeitschrift <text:span text:style-name="Emphasis">Revue de l’histoire des religions</text:span>, die nicht nur Durkheim, sondern auch Tarde, bei dem Mauss zu dieser Zeit arbeitet, sehr gefallen.<text:note text:id="fn11" text:note-class="footnote"><text:note-citation>11</text:note-citation><text:note-body><text:p text:style-name="Footnote">Vgl. <text:a xlink:type="simple" xlink:href="#org748b301">Dumont 1991, S. 201</text:a>; <text:a xlink:type="simple" xlink:href="#org34fdc98">Moebius 2012, S. 629–643</text:a>.
</text:p></text:note-body></text:note> Nach erfolgreicher Verhandlung mit Alcan fängt die Arbeit an <text:span text:style-name="Emphasis">L’Année sociologique</text:span> an. Mauss leitet die Sektion der <text:span text:style-name="Emphasis">Sociologie religieuse</text:span>, die die angesehenste Sektion der Zeitschrift bildet und den Kerngedanken der Durkheim’schen Soziologie unterstützt, wonach die Religion die Matrix der sozialen Tatsachen sei. 1897 stellt <text:span text:style-name="Emphasis">L’Année</text:span> weitere Mitarbeiter aus dem Umfeld der Gruppe ein (Paul Lapie, Emmanuel Lévi, Egard Milhaud, Henri Muffang und Dominique Parodi). Die Arbeit, die Mauss in diesem Zusammenhang leisten muss, verlangt sehr viel Zeit, die er aufgrund seiner anderen Projekte im Rahmen seines politischen Engagements für die Arbeiterbewegung und mehr und mehr in Unterstützung von Jaurès und dem Sozialismus nicht immer aufzubringen imstande ist. Entsprechend hat Mauss Schwierigkeiten, regelmäßig zur Arbeit zu erscheinen und seine Rezensionen rechtzeitig zu liefern, was Durkheim besonders verärgert. „‚Das Übel ist ausweglos; wir haben es mit einem Unheilbaren zu tun‘“, teilt Durkheim Hubert mit und bezieht sich hierbei auf Mauss, der in seiner gesamten Zeit bei <text:span text:style-name="Emphasis">L’Année</text:span> keine Frist einhält und manchmal wichtige Rezensionen vergisst, die Durkheim anschließend selbst schreiben muss.<text:note text:id="fn12" text:note-class="footnote"><text:note-citation>12</text:note-citation><text:note-body><text:p text:style-name="Footnote">Vgl. <text:a xlink:type="simple" xlink:href="#org6f4f7b5">Fournier 1994, S. 149</text:a>.
</text:p></text:note-body></text:note>
</text:p>
      <text:p text:style-name="Text_20_body">Im Jahre 1898 erscheint das Werk <text:span text:style-name="Emphasis">La Doctrine du sacrifice dans les Brāhmaṇas</text:span> von Sylvain Lévi, das Mauss auf ein entscheidendes Phänomen aufmerksam macht: Opferriten werden ausgeübt, um die Akteure einer Gesellschaft mit der sakralen Welt der Götter in Kontakt treten zu lassen. Gemeinsam mit Hubert will Mauss diese Erkenntnis vertiefen. Von Durkheim übernehmen Mauss und Hubert die Idee der Zerstörung, die in den Opferriten ständig präsent ist und in ihnen eine konkrete soziale Funktion zukommt. Das, was im Opfer geopfert bzw. zerstört wird, dient der Kommunikation mit dem Sakralen und alles was sakral ist, betrifft die Gesellschaft unmittelbar wie mittelbar.<text:note text:id="fn13" text:note-class="footnote"><text:note-citation>13</text:note-citation><text:note-body><text:p text:style-name="Footnote">Vgl. <text:a xlink:type="simple" xlink:href="#orgbd6cd49">Paoletti 2012a, S. 301</text:a>.
</text:p></text:note-body></text:note> Diese These ist der argumentative Gipfelpunkt des <text:span text:style-name="Emphasis">Essays über die Natur und die Funktion des Opfers</text:span> (<text:span text:style-name="Emphasis">Essai sur la nature et la fonction du sacrifice</text:span>), das Mauss und Hubert im zweiten Band von <text:span text:style-name="Emphasis">L’Année</text:span> veröffentlichen. Dieser <text:span text:style-name="Emphasis">Essay</text:span> wird in Frankreich und im Ausland als Meisterstück gefeiert. Das Sakrale im Opfer wird als wesentliches Merkmal nicht nur des religiösen, sondern auch des sozialen Lebens verstanden. Zudem unterstützt diese Erkenntnis Durkheims Auffassung von Religion, die ein Mittel für die Akteure sei, sich die unpersönliche Kraft der Gesellschaft anzueignen. Mauss und Hubert grenzen sich jedoch auch bezüglich eines kleinen, aber wichtigen Details von Durkheims Ansatz ab.<text:note text:id="fn14" text:note-class="footnote"><text:note-citation>14</text:note-citation><text:note-body><text:p text:style-name="Footnote">Vgl. <text:a xlink:type="simple" xlink:href="#org53829be">Pickering 1979, S. 163</text:a>.
</text:p></text:note-body></text:note> Zwar zeigt das Opfer, wie relevant die Gesellschaft für die Akteure ist. Allerdings ist das Individuum mindestens ebenso relevant für die Gesellschaft, was insbesondere daraus hervorgeht, dass das Opfer nicht blind, sondern nach Regeln verwendet und vollzogen wird, die unter anderem darauf abzielen, die Akteure vor der Bestimmungsmacht der Gesellschaft zu schützen.
</text:p>
      <text:h text:style-name="Heading_20_2_unnumbered" text:outline-level="2" text:is-list-header="true">
<text:bookmark-start text:name="OrgXref.org772586b"/>
<text:bookmark text:name="org772586b"/>Das politische Engagement im Sozialismus
<text:bookmark-end text:name="OrgXref.org772586b"/></text:h>
      <text:p text:style-name="Text_20_body">Die Zeit der Veröffentlichung des <text:span text:style-name="Emphasis">Essays</text:span> kennzeichnet eine Wende im Leben von Mauss, der ab 1900 Lehraufträge an der EPHE anbietet und ab 1901 im regelmäßigen Lehrbetrieb der Universität als Professor und Forscher tätig ist.<text:note text:id="fn15" text:note-class="footnote"><text:note-citation>15</text:note-citation><text:note-body><text:p text:style-name="Footnote">Vgl. <text:a xlink:type="simple" xlink:href="#orgc679b3b">Cabanel 2017</text:a>; <text:a xlink:type="simple" xlink:href="#org81d49bf">Fournier 2007, S. 463</text:a>.
</text:p></text:note-body></text:note> Diese Wende betrifft ebenfalls Mauss’ Engagement in die politischen Bewegungen seiner Zeit und insbesondere im Sozialismus. Mauss’ Studienjahre waren gleichzeitig die Jahre seiner politischen Ausbildung. Über Durkheim hat Mauss den Sozialisten Jean Jaurès kennengelernt, der ihm sehr stark prägen wird.<text:note text:id="fn16" text:note-class="footnote"><text:note-citation>16</text:note-citation><text:note-body><text:p text:style-name="Footnote">Vgl. <text:a xlink:type="simple" xlink:href="#org6f4f7b5">Fournier 1994</text:a>; <text:a xlink:type="simple" xlink:href="#orgb186d56">Tarot 2003</text:a>.
</text:p></text:note-body></text:note>. Mauss gehört zu jenen Studierenden, die auf den Marxismus in seiner französischen Spiel- und Lesart aufmerksam werden. In Paris besucht er die entsprechenden Gruppen von politisierten Studierenden. In diesem Zusammenhang lernt er Marcel Cachin kennen, der ebenso ab 1890 in Bordeaux Philosophie studiert, bereits Mitglied der französischen Arbeiterpartei ist und Mauss davon überzeugt, ebenfalls Mitglied dieser Partei zu werden.<text:note text:id="fn17" text:note-class="footnote"><text:note-citation>17</text:note-citation><text:note-body><text:p text:style-name="Footnote">Vgl. <text:a xlink:type="simple" xlink:href="#orgad78e1d">Sembel 2015, S. 10</text:a>.
</text:p></text:note-body></text:note> Für Mauss ist das politische Engagement mindestens ebenso wichtig wie sein Engagement in der Wissenschaft. Es handelt sich dabei um ein ernsthaftes Engagement für die von vielen Bevölkerungsteilen Frankreichs geteilten Ideen des Sozialismus, die er bis zu seinem Lebensende unterstützen wird. In den Jahren 1893-1894 leitet Mauss die <text:span text:style-name="Emphasis">Ligue démocratique des écoles</text:span> und wird zum aktiven Mitglied der <text:span text:style-name="Emphasis">Groupe des étudiants collectivistes</text:span> in Paris, wo er viele andere Studierende kennenlernt, von denen einige wie Edgar Milhaud, Abel Rey und Paul Fauconnet alsbald zu seinen Freunden gehören.<text:note text:id="fn18" text:note-class="footnote"><text:note-citation>18</text:note-citation><text:note-body><text:p text:style-name="Footnote">Vgl. <text:a xlink:type="simple" xlink:href="#org81d49bf">Fournier 2007, S. 545, Fn. 3</text:a>.
</text:p></text:note-body></text:note>
</text:p>
      <text:p text:style-name="Text_20_body">Mauss engagiert sich später in der von Lucien Herr um die <text:span text:style-name="Emphasis">Société nouvelle de librairie et d’édition</text:span> (1899) gegründeten <text:span text:style-name="Emphasis">Groupe de l’unité socialiste</text:span> und unterstützt die Initiativen dieser Gruppe, indem er beispielsweise Lehrveranstaltungen mit Emmanuel Lévy, Simiand und Fauconnet an der <text:span text:style-name="Emphasis">École socialiste</text:span> anbietet.<text:note text:id="fn19" text:note-class="footnote"><text:note-citation>19</text:note-citation><text:note-body><text:p text:style-name="Footnote">Vgl. <text:a xlink:type="simple" xlink:href="#org0fa7f38">Lukes 1973, S. 327</text:a>; <text:a xlink:type="simple" xlink:href="#orgb7bc140">Moebius 2006b, S. 114</text:a> f.
</text:p></text:note-body></text:note> Außerdem unterstützt er die Dreyfusards in der Dreyfus-Affäre. Mehr und mehr interessiert er sich auch für die Genossenschaften und insbesondere die Konsumgenossenschaften. Über die Intensität seines Engagements in diesen unterschiedlichen Bewegungen berichtet die Presse. Neben Spenden in Unterstützung von Arbeitergruppen, die streiken, um die Verbesserung ihrer Arbeitsbedingungen zu fordern,<text:note text:id="fn20" text:note-class="footnote"><text:note-citation>20</text:note-citation><text:note-body><text:p text:style-name="Footnote"><text:a xlink:type="simple" xlink:href="#org874f82a">N. N. 1898, S. 2</text:a>; <text:a xlink:type="simple" xlink:href="#org8124e49">Ohne Verfasser 1899g, S. 2</text:a>, <text:a xlink:type="simple" xlink:href="#org978efe9">1899f, S. 3–4</text:a>.
</text:p></text:note-body></text:note> organisiert Mauss verschiedene <text:span text:style-name="Emphasis">causeries</text:span> (Plaudereien), die wie kleine öffentliche Konferenzen häufig mit musikalischer Begleitung und anschließendem Beisammensein konzipiert werden. Im Jahr 1899 bietet Mauss im Rahmen dieser <text:span text:style-name="Emphasis">causeries</text:span> eine Reihe von Vorträgen zur „Geschichte der Gewerkschaftsorganisation in England“ in Paris, Hallé Str. 65 an.<text:note text:id="fn21" text:note-class="footnote"><text:note-citation>21</text:note-citation><text:note-body><text:p text:style-name="Footnote">Vgl. <text:a xlink:type="simple" xlink:href="#org31d30ab">Ohne Verfasser 1899a, S. 4</text:a>, <text:a xlink:type="simple" xlink:href="#orgb3def84">1899b, S. 3</text:a>, <text:a xlink:type="simple" xlink:href="#org31a607e">1899c, S. 3</text:a>, <text:a xlink:type="simple" xlink:href="#orgfd16d95">1899d, S. 3</text:a>, <text:a xlink:type="simple" xlink:href="#orgd005d71">1899e, S. 4</text:a>.
</text:p></text:note-body></text:note> Er veröffentlicht den in den sozialistischen Milieus in Frankreich hoch gelobten Beitrag „L’action socialiste“, in dem er für die Vereinheitlichung der unterschiedlichen sozialistischen Bewegungen in Frankreich plädiert.<text:note text:id="fn22" text:note-class="footnote"><text:note-citation>22</text:note-citation><text:note-body><text:p text:style-name="Footnote">Vgl. <text:a xlink:type="simple" xlink:href="#org863cc48">Mauss 1997, S. 72–82</text:a>.
</text:p></text:note-body></text:note> Ebenfalls schließt sich Mauss der <text:span text:style-name="Emphasis">Fédération des Jeunesses Socialistes-Révolutionnaires Internationalistes</text:span> und der <text:span text:style-name="Emphasis">Coalition des Jeunesses Révolutionnaires</text:span> mit dem Ziel an, beide Bewegungen miteinander zu verbinden und an einer entsprechenden gemeinsamen Satzung für eine neue gemeinsame <text:span text:style-name="Emphasis">Fédération</text:span> zu arbeiten.
</text:p>
      <text:p text:style-name="Text_20_body">Im Frühling 1900 gründet Mauss mit einigen Freunden die <text:span text:style-name="Emphasis">Coopérative socialiste. Boulangerie socialiste de Paris</text:span>, die zur Gründung der <text:span text:style-name="Emphasis">Coopérative socialiste</text:span> als eine Produktions- und Konsumgenossenschaft am 05.03.1900 führt.<text:note text:id="fn23" text:note-class="footnote"><text:note-citation>23</text:note-citation><text:note-body><text:p text:style-name="Footnote">Vgl. <text:a xlink:type="simple" xlink:href="#org25073ff">Ohne Verfasser 1900, S. 1</text:a>.
</text:p></text:note-body></text:note> Mauss gehört mit Xavier Guillemin, André Hamelin, Dr. Kasimir aus Belgien und Philippe Landrieu zum Kontrollorgan und zum Beirat dieser Genossenschaft. Die Propaganda-Arbeit für die Genossenschaft in der Öffentlichkeit koordinieren Jean Allemane und Jaurès. Der Verwalter der Genossenschaft ist Guillemin in Zusammenarbeit mit Hamelin, der die <text:span text:style-name="Emphasis">Boulangerie</text:span> leitet. Am 17.05.1900 beschreibt Léon Gérault-Richard, wie die <text:span text:style-name="Emphasis">Boulangerie</text:span> entstanden ist. Er betont insbesondere die bedeutsame Rolle der belgischen Sozialisten um Hector Denis und Dr. Kasimir, der als Mäzen in Unterstützung der Gründung der <text:span text:style-name="Emphasis">Boulangerie</text:span> einspringt und 100.000.- Franken ausgibt.<text:note text:id="fn24" text:note-class="footnote"><text:note-citation>24</text:note-citation><text:note-body><text:p text:style-name="Footnote">Vgl. <text:a xlink:type="simple" xlink:href="#org3a42860">Gérault-Richard 1900, S. 1</text:a>.
</text:p></text:note-body></text:note> In dieser Zeit ist Mauss bewusst, dass die Genossenschaftsbewegung in Frankreich nicht nur innerhalb des Landes entwickelt werden muss. Sie muss ebenfalls mit Genossenschaften in anderen Ländern Europas verbunden werden, damit diese Entwicklung langfristig etabliert und erfolgreich durchgeführt werden kann. Zu diesem Zweck wird entschieden, einen internationalen Kongress in Paris am 07.07.1900 zu organisieren, bei dem Mauss als Überraschungsgast fungiert und über die internationalen Beziehungen zwischen Genossenschaften redet.<text:note text:id="fn25" text:note-class="footnote"><text:note-citation>25</text:note-citation><text:note-body><text:p text:style-name="Footnote">Vgl. <text:a xlink:type="simple" xlink:href="#orgbbacd47">Guillemin 1900, S. 3</text:a>.
</text:p></text:note-body></text:note> In den Berichten zum Kongress wird die Rolle von Mauss an der internationalen Schnittstelle der Genossenschaftbewegung hervorgehoben. Mauss „glaubt, dass die Organisation landwirtschaftlicher Produktionsgenossenschaften international sein muss. Er stützt sich dabei auf das Beispiel des schottischen Wholesale und der großen englischen Molkereigenossenschaften“.<text:note text:id="fn26" text:note-class="footnote"><text:note-citation>26</text:note-citation><text:note-body><text:p text:style-name="Footnote">Vgl. <text:a xlink:type="simple" xlink:href="#org3f81362">Longuet 1900a, S. 2</text:a>.
</text:p></text:note-body></text:note> Mauss „schlägt nachdrücklich vor, internationale Beziehungen durch den Austausch von Publikationen, Handelsinformationen und Produkten aufzubauen. Auf diese Weise könnte man von gemeinsam abgeschlossenen Verträgen profitieren. Er fordert den Kongress auf, die Gründung einer internationalen Genossenschaftsbank sowie internationaler auf Gegenseitigkeit basierter Versicherungsvereine für Feuer-, Kranken- und Lebensversicherungen zu prüfen“.<text:note text:id="fn27" text:note-class="footnote"><text:note-citation>27</text:note-citation><text:note-body><text:p text:style-name="Footnote">Vgl. <text:a xlink:type="simple" xlink:href="#orgfa7015b">Longuet 1900b, S. 2</text:a>; vgl. auch <text:a xlink:type="simple" xlink:href="#org56313b1">Mauss 1900, S. 4</text:a>.
</text:p></text:note-body></text:note> Diese Vorschläge werden von Jaurès nachdrücklich unterstützt, der auf dem Konress sagt: „Es reicht nicht aus, dass die Genossenschaften sozialistisch werden; die Sozialisten müssen Genossenschafter werden, das heißt, die sozialistische Partei muss all ihre Mitglieder auffordern, Genossenschaften beizutreten!“.<text:note text:id="fn28" text:note-class="footnote"><text:note-citation>28</text:note-citation><text:note-body><text:p text:style-name="Footnote">Vgl. <text:a xlink:type="simple" xlink:href="#org3f81362">Longuet 1900a, S. 2</text:a>.
</text:p></text:note-body></text:note> Selbst wenn Charles Gide die Ideen von Jaurès und Mauss nicht vollständig teilt, solidarisiert er sich mit ihnen. Mit Jaurès und in der Folge von Mauss schlägt Gide vor, einen kollektiven Reservefonds zu organisieren, zu dem alle Genossenschafter beitragen würden. Damit könnte Geld gesammelt werden, um andere Genossenschafter und Arbeiter zu unterstützen, wenn sie z.B. streiken und deshalb nicht bezahlt werden, oder wenn sie ihre Arbeit verlieren.<text:note text:id="fn29" text:note-class="footnote"><text:note-citation>29</text:note-citation><text:note-body><text:p text:style-name="Footnote">Vgl. <text:a xlink:type="simple" xlink:href="#org4ea9cf2">Hamelin 1900a, S. 3</text:a>.
</text:p></text:note-body></text:note> Dieser Reservefonds wäre auch ein erster Schritt in der Reform der Bezahlung von Genossenschaftern, die nicht mehr entlohnt werden würden, sondern, wie es sich Mauss und Jaurès wünschen, mit einem solchen Fonds bezahlt werden.<text:note text:id="fn30" text:note-class="footnote"><text:note-citation>30</text:note-citation><text:note-body><text:p text:style-name="Footnote">Ebd.
</text:p></text:note-body></text:note>
</text:p>
      <text:p text:style-name="Text_20_body">Jedoch lassen sich nicht alle Sozialisten für diesen Vorschlag begeistern. Eine Debatte zur Nützlichkeit und Notwendigkeit von einem solchen Reservefonds wird eröffnet. Der Vorschlag wird an vielen Stellen so korrigiert, dass er seine Substanz fast vollständig verliert.<text:note text:id="fn31" text:note-class="footnote"><text:note-citation>31</text:note-citation><text:note-body><text:p text:style-name="Footnote">Vgl. <text:a xlink:type="simple" xlink:href="#org69e79f9">Hamelin 1900b, S. 2</text:a>.
</text:p></text:note-body></text:note> Mauss, Jaurès und Gide wird dadurch bewusst, dass die französischen Sozialisten die Genossenschaftsbewegung nicht unbedingt unterstützen wollen, und dass selbst innerhalb der französischen Genossenschaftsbewegung ein Dissens spürbar ist. Es ist keine einheitliche Bewegung, sondern es lassen sich mindestens drei unterschiedliche Tendenzen ausmachen, die unterschieden werden können. Einerseits gibt es die Genossenschafter wie Mauss, die das Modell der Konsumgenossenschaft in den Vordergrund der Genossenschaftsbewegung rücken. Diese Konsumgenossenschaften werden von allen Genossenschaftern geleitet und sind im Bereich der Lieferung von Produkten an alle anderen Genossenschaften nach dem Modell der Wholesales tätig. Andererseits gibt es die Produktionsgenossenschaften, die im Unterschied zu Konsumgenossenschaften nicht nur Produkte liefern, sondern solche Produkte auch selbst herstellen. Die Produktionsgenossenschaften werden nicht von allen, sondern von einigen (manchmal von nur einem) Genossenschaftern geleitet, die das Geschäft der Genossenschaft bestimmen. Dazwischen bewegen sich Genossenschafter wie Gide, die vorschlagen, dass beide Formen der Genossenschaften in einen großen Verband integriert werden sollten. Mauss und Jaurès versuchen, die anderen Genossenschafter davon zu überzeugen, dass ein solcher Verband nur im Sinne von „einem nationalen und internationalen Verband“ existieren kann, der nicht bei privaten Firmen auf dem Markt kauft, sondern lediglich bei anderen Genossenschaften im In- oder im Ausland.<text:note text:id="fn32" text:note-class="footnote"><text:note-citation>32</text:note-citation><text:note-body><text:p text:style-name="Footnote">Ebd.
</text:p></text:note-body></text:note> In den Jahren 1901 und 1902 bildet dieses Thema den Kern der Konferenzen und <text:span text:style-name="Emphasis">causeries</text:span> von Mauss,<text:note text:id="fn33" text:note-class="footnote"><text:note-citation>33</text:note-citation><text:note-body><text:p text:style-name="Footnote">Vgl. <text:a xlink:type="simple" xlink:href="#orgc6b24dd">Ohne Verfasser 1901a, S. 4</text:a>.
</text:p></text:note-body></text:note> und der Lehrveranstaltungen an der <text:span text:style-name="Emphasis">Ecole socialiste</text:span><text:note text:id="fn34" text:note-class="footnote"><text:note-citation>34</text:note-citation><text:note-body><text:p text:style-name="Footnote">Vgl. <text:a xlink:type="simple" xlink:href="#org0746320">Ohne Verfasser 1901b, S. 3</text:a>.
</text:p></text:note-body></text:note> wie an der Volksuniversität der <text:span text:style-name="Emphasis">Union Mouffetard</text:span> in Paris.<text:note text:id="fn35" text:note-class="footnote"><text:note-citation>35</text:note-citation><text:note-body><text:p text:style-name="Footnote">Vgl. <text:a xlink:type="simple" xlink:href="#org0d42f2a">Ohne Verfasser 1901c, S. 4</text:a>, <text:a xlink:type="simple" xlink:href="#org3fcee86">1901d, S. 4</text:a>, <text:a xlink:type="simple" xlink:href="#orgd1f18e0">1902a, S. 4</text:a>, <text:a xlink:type="simple" xlink:href="#org0ab45f4">1902b, S. 4</text:a>, <text:a xlink:type="simple" xlink:href="#org484bfd4">1902c, S. 4</text:a>.
</text:p></text:note-body></text:note> Im Jahre 1903 verwirklicht Mauss im Kleinen seine Auffassung von Genossenschaftsverbänden. Mit Landrieu, Henri Jullien und den Mitgliedern der <text:span text:style-name="Emphasis">Bourse des coopératives socialistes</text:span> verfasst er die erste Satzung zur Gründung einer <text:span text:style-name="Emphasis">Fédération coopérative de la région parisienne</text:span>, die Mauss bei internationalen Ereignissen wie dem internationalen Kongress in Lüttich (1905) vertreten wird.<text:note text:id="fn36" text:note-class="footnote"><text:note-citation>36</text:note-citation><text:note-body><text:p text:style-name="Footnote">Vgl. <text:a xlink:type="simple" xlink:href="#org807e9e4">Guillemin 1904, S. 6</text:a>
</text:p></text:note-body></text:note> In dieser Zeit zwischen 1902 und 1904 erreicht Mauss vieles und zwar nicht nur in Bezug auf seine politischen Ziele, sondern auch auf seine wissenschaftliche Arbeit.
</text:p>
      <text:h text:style-name="Heading_20_2_unnumbered" text:outline-level="2" text:is-list-header="true">
<text:bookmark-start text:name="OrgXref.org4649377"/>
<text:bookmark text:name="org4649377"/>Die soziale Realität als totale soziale Tatsache
<text:bookmark-end text:name="OrgXref.org4649377"/></text:h>
      <text:p text:style-name="Text_20_body">1900 hatte Mauss mit Paul Fauconnet und der Unterstützung von Durkheim den Eintrag „Sociologie“ in der <text:span text:style-name="Emphasis">Grande Encyclopédie</text:span> verfasst,<text:note text:id="fn37" text:note-class="footnote"><text:note-citation>37</text:note-citation><text:note-body><text:p text:style-name="Footnote">Vgl. <text:a xlink:type="simple" xlink:href="#orgc407ae9">Cuin 1997, S. 12</text:a> f.; <text:a xlink:type="simple" xlink:href="#orgc564d2f">Karsenti 1997, S. 63</text:a> ff.
</text:p></text:note-body></text:note> der wie ein Manifest für eine wissenschaftliche Soziologie auf der Grundlage der Regeln der soziologischen Methode Durkheims wirkt. Diese zu entwickelnde wissenschaftliche Soziologie erfordere sehr genaue Untersuchungen von allzu alltäglich anmutenden gewöhnlichen Gegenständen in Zusammenarbeit mit anderen Disziplinen der Geistes- und Sozialwissenschaft, insbesondere aber der Geschichte, der Ethnographie, den Sprachwissenschaften und der Psychologie. Eine solche interdisziplinäre Herangehensweise ermöglicht es, die zu untersuchenden Tatsachen so vollständig als irgend möglich zu beschreiben, sodass ihr tatsächliches Dasein und ihre Bedeutsamkeit als allumfassende gesellschaftliche Ganzheit, d. h. als „‚totale‘ gesellschaftliche Tatsache[n]“,<text:note text:id="fn38" text:note-class="footnote"><text:note-citation>38</text:note-citation><text:note-body><text:p text:style-name="Footnote">Vgl. <text:a xlink:type="simple" xlink:href="#orgacee447">Mauss 1990, S. 176</text:a>.
</text:p></text:note-body></text:note> offen zutage tritt. Mauss’ Idee der totalen sozialen Tatsachen beruht auf einem komplexen soziologischen Forschungsprogramm, das nicht zuletzt mit anderen Disziplinen in Dialog treten soll, um die zu untersuchenden sozialen Tatsachen in ihrer ganzheitlichen Verbindung mit dem gesellschaftlichen Zusammenleben zu erklären. Diese Verbindung entwickeln Mauss und Durkheim im Essay <text:span text:style-name="Emphasis">Über einige primitive Formen der Klassifikation</text:span> (<text:span text:style-name="Emphasis">De quelques formes primitives de classification)</text:span>, der 1903 in <text:span text:style-name="Emphasis">L’Année</text:span> veröffentlicht wird. Für diesen Beitrag sammelt Mauss umfangreiche ethnographische Daten zu den unterschiedlichen Klassifikationssystemen, die die Menschen weltweit verwenden, um nicht nur sich selbst als Menschen, sondern ebenso Götter und Gegenstände sowie Phänomene und Ereignisse ihrer Umwelt einzuordnen. Mauss und Durkheim stellen fest, dass sich in den Klassifikationen von Gegenständen, Göttern und Symbolen einerseits die Klassifikation von Akteuren und andererseits die Hierarchisierung von Menschen und sozialen Gruppen reproduzieren und somit unmittelbar wie mittelbar mit der Gesellschaftsstruktur jener Sozialitäten korrespondieren. Damit eröffnen Mauss und Durkheim ein neues Gebiet für die Soziologie nach dem Prinzip, dass die Art und Weise, wie eine Gesellschaft organisiert und strukturiert ist, die Formen der Erkenntnis eben dieser Gesellschaft und zwar ausgehend von der sinnlichen Wahrnehmung maßgeblich bestimmt.<text:note text:id="fn39" text:note-class="footnote"><text:note-citation>39</text:note-citation><text:note-body><text:p text:style-name="Footnote">Vgl. <text:a xlink:type="simple" xlink:href="#org36adb22">Namer 1977</text:a>; <text:a xlink:type="simple" xlink:href="#orgc65bc5d">Paoletti 2012b</text:a>.
</text:p></text:note-body></text:note> Die Überlegungen zu den primitiven Klassifikationsformen führt Mauss auf die Spuren der Magie als möglicher Quelle der Entstehung mentaler Klassifikationsmuster, Kategorien und Repräsentationen.
</text:p>
      <text:p text:style-name="Text_20_body">Der gemeinsam mit Hubert verfasste <text:span text:style-name="Emphasis">Entwurf einer allgemeinen Theorie der Magie</text:span> (<text:span text:style-name="Emphasis">Esquisse d’une théorie générale de la magie</text:span>) erscheint im Jahr 1904 in <text:span text:style-name="Emphasis">L’Année</text:span> unmittelbar nach dem Essay mit Durkheim. Nach Mauss und Hubert erweist sich die Magie als eine Sammlung von praktischen Riten, die im Vergleich zu religiösen Riten ungleich einfacher und individueller sind.<text:note text:id="fn40" text:note-class="footnote"><text:note-citation>40</text:note-citation><text:note-body><text:p text:style-name="Footnote">Vgl. <text:a xlink:type="simple" xlink:href="#org6ec4672">Robertson 2003, S. 142</text:a>.
</text:p></text:note-body></text:note>. Entsprechend handelt es sich bei der Magie um eine Zusammenstellung von praktischen Techniken, die von einem Magier verwendet werden. Zwar agiert er augenscheinlich allein, gleichzeitig fungiert er jedoch insofern als Beauftragter der Gesellschaft, als er von der Gesellschaft und ihren Mitgliedern in Dienst genommen wird, deren Wahrnehmungs- und Erkenntniskategorien er wiederum in bedeutsamer Weise gestaltet. In der Magie glauben Mauss und Hubert die Quelle der kollektiven Repräsentationen gefunden zu haben, die die Grundlage des individuellen Verstandes bereitzustellen scheinen. Allerdings stößt die <text:span text:style-name="Emphasis">Esquisse</text:span> auf weniger Resonanz als die anderen Arbeiten von Mauss.<text:note text:id="fn41" text:note-class="footnote"><text:note-citation>41</text:note-citation><text:note-body><text:p text:style-name="Footnote">Vgl. <text:a xlink:type="simple" xlink:href="#org3832d12">Paoletti 1998, S. 111</text:a> f..
</text:p></text:note-body></text:note> Mauss’ und Huberts doppelte Perspektivierung der Magie als Quelle kollektiver Repräsentation einerseits und als Grundlage individueller Verstandestätigkeit andererseits legen grundsätzlich den Schluss nahe, dass die Basis der menschlichen Vernunft die Unvernunft bilde. Die Rationalität könne nur in Verbindung mit Gefühlen, Empfindungen und Emotionen entwickelt werden. Dies bestreiten insbesondere die Philosophen und unter ihnen auch diejenige, die Mauss eigentlich schätzen.<text:note text:id="fn42" text:note-class="footnote"><text:note-citation>42</text:note-citation><text:note-body><text:p text:style-name="Footnote">Vgl. <text:a xlink:type="simple" xlink:href="#org81d49bf">Fournier 2007, S. 587</text:a>.
</text:p></text:note-body></text:note> Diese Kritiken werden zudem von einer Krise im Verhältnis zwischen Durkheim, Mauss und dem Team von <text:span text:style-name="Emphasis">L’Année</text:span> begleitet. Viele der Mitarbeiter unterstützen Durkheims Auffassung der Soziologie nur teilweise, wenn sie sie überhaupt verstehen. In seinem berühmten Aufsatz zum Team von <text:span text:style-name="Emphasis">L’Année</text:span> hat Philippe Besnard deutlich gemacht, dass dieses Team nie homogen um Durkheim und Mauss stand. Mehr als um ein „Team“ handelt es sich um kleine Gruppen von ehemaligen Studenten, die ebenso wenig miteinander wie mit Durkheim interagieren.<text:note text:id="fn43" text:note-class="footnote"><text:note-citation>43</text:note-citation><text:note-body><text:p text:style-name="Footnote">Vgl. <text:a xlink:type="simple" xlink:href="#orgc586ab7">Besnard 1979, S. 19</text:a> ff..
</text:p></text:note-body></text:note> Selten sitzen sie zusammen, und entsprechend stark unterschiedlich fällt das Engagement der verschiedenen Mitarbeiter in Unterstützung der konkreten Arbeit, die in <text:span text:style-name="Emphasis">L’Année</text:span> getan werden muss, aus. In einem solchen Zusammenhang sind Krisen unvermeidlich, die unmittelbar nach der Veröffentlichung der ersten Nummer von <text:span text:style-name="Emphasis">L’Année</text:span> im Jahr 1900 auftauchen. Eine erste Krise entwickelt sich um die Frage, ob kritische Rezensionen veröffentlicht werden sollten. Eine zweite Krise folgt im Jahr 1902 um die Frage, ob es nicht besser wäre, in <text:span text:style-name="Emphasis">L’Année</text:span> nur Rezensionen und Besprechungen zu veröffentlichen und die <text:span text:style-name="Emphasis">Mémoires</text:span> der Mitarbeiter bzw. ihre langen eigenen Aufsätze aus <text:span text:style-name="Emphasis">L’Année</text:span> auszuschließen. Eine dritte Krise kommt 1907 mit der Durchsetzung dieser letzten Maßnahme.<text:note text:id="fn44" text:note-class="footnote"><text:note-citation>44</text:note-citation><text:note-body><text:p text:style-name="Footnote">Ebd., S. 23-24.
</text:p></text:note-body></text:note> Deshalb auch die Haltung von Durkheim, der mehr und mehr Einfluss auf <text:span text:style-name="Emphasis">L’Année</text:span> und auf die inhaltliche Produktion seiner engsten Mitarbeiter ausübt. Dies betrifft insbesondere Mauss selbst, der in der Zeit nach 1904 versucht, sich von diesem Einfluss mit der Hoffnung zu befreien, dass er seine Kraft und seine Zeit in sein eigenes Programm investieren kann.
</text:p>
      <text:p text:style-name="Text_20_body">Hubert unterstützt in jener Zeit nicht nur Mauss und seine Emanzipationsbestrebungen. Er ist es auch, der ab 1905 mit Mauss über die Möglichkeit spricht, ihre wichtigsten Studien, die in unterschiedlichen Zeitschriften publiziert wurden, in einem Band zu versammeln, um den roten Faden ihrer Arbeit in gebündelter Form sowohl verständlicher als auch deutlicher hervortreten zu lassen. Hubert schwebt hierfür bereits eine bestimmte Gliederung vor, was wiederum beiden Autoren die Gelegenheit gibt, einige Aussagen und Schlussfolgerungen zu präzisieren, stärker miteinander zu verbinden und gegebenenfalls einander anzupassen. Mauss und Hubert geht es in ihren versammelten Schriften in erster Linie um folgende zwei Botschaften: Allgemeine Phänomene des sozialen Lebens müssen erstens vergleichend und induktiv untersucht werden und zweitens sollten insbesondere soziale Institutionen wie das Opfer, die Magie und die Klassifikationsformen den Ausgangspunkt solcher Studien bilden. Anders gesagt, legen Mauss und Hubert nahe, dass die soziologische Untersuchung religiöser Phänomene induktiv und vergleichend zu verfahren habe und nach einem makrosoziologischen Ansatz zu entwickeln sei, was im Übrigen auch auf jede Art der soziologischen Untersuchung verallgemeinert werden könne.<text:note text:id="fn45" text:note-class="footnote"><text:note-citation>45</text:note-citation><text:note-body><text:p text:style-name="Footnote">Vgl. <text:a xlink:type="simple" xlink:href="#org81d49bf">Fournier 2007, S. 705</text:a>.
</text:p></text:note-body></text:note> Ein Zwischenschritt in dieser Überlegung bietet sich mit dem Veröffentlichungsvorhaben, das Mauss im Jahre 1905 mit Henri Beuchat zu den Eskimo-Gesellschaften vorbereitet. Zu den Eskimos gibt es wenige Daten, weshalb Mauss diese Lücke beseitigen möchte und mit seinem Studenten und Freund Robert Hertz nach London reist, um mehr Daten im <text:span text:style-name="Emphasis">British Museum</text:span> zu den Eskimo-Gesellschaften zu sammeln und auszuwerten. Dabei entdeckt Mauss einen Zusammenhang zwischen dem Rhythmus der Jahreszeiten und dem Rhythmus des gesellschaftlichen Lebens der Eskimos. Im Winter leben sie eng zusammen. Es ist eine Zeit der Feierlichkeiten, der religiösen Einheit und des sexuellen Kommunismus. Dagegen ist diese Form des Zusammenlebens im Sommer kaum noch spürbar bzw. wird auf ein Minimum reduziert.<text:note text:id="fn46" text:note-class="footnote"><text:note-citation>46</text:note-citation><text:note-body><text:p text:style-name="Footnote">Vgl. <text:a xlink:type="simple" xlink:href="#org213ba45">Hsu 2017, S. 91</text:a> f.; <text:a xlink:type="simple" xlink:href="#orgeea7390">Schüttpelz / Zillinger 2017, S. 118</text:a>
</text:p></text:note-body></text:note> Diese Abwechslung im Rhythmus des sozialen Lebens entdeckt Mauss nicht nur bei den Eskimos, sondern auch bei den Indianer-Stämmen Nordamerikas und bei kleinen landwirtschaftlichen Gemeinschaften in den europäischen Alpen. Alles scheint zu geschehen, als ob die Gesellschaft hinter ihren Akteuren verschwinde, wenn für diese Akteure die Tätigkeitsfelder zunehmen und sie am umfassendsten beschäftigt sind. Im Winter verschwinden dann wieder die Akteure hinter ihrer Gesellschaft, weil ihre Betätigungsfelder abnehmen und ihre Tätigkeiten auf ein Minimum reduziert sind. Dieser Essay mit dem Titel <text:span text:style-name="Emphasis">Über den jahreszeitlichen Wandel der Eskimogesellschaften. Eine Studie zur sozialen Morphologie</text:span> (<text:span text:style-name="Emphasis">Essai sur les variations saisonnières des sociétés Eskimos. Étude de morphologie sociale</text:span>, 1906) wird mäßig rezipiert. Für Mauss stellt er sich jedoch als ein weiterer Schritt in Richtung der Entwicklung seiner Gedanken zu den religiösen Phänomenen und dahingehend insbesondere zum Verhältnis zwischen Individuen und Gesellschaften dar, welches Mauss und Hubert seit Beginn ihrer Zusammenarbeit und ihrer ersten gemeinsam verfassten Schriften besonders interessiert. Mit der relativen Emanzipation Mauss’ von <text:span text:style-name="Emphasis">L’Année</text:span> und seinem Onkel sowie angesichts des gemeinsamen Vorhabens mit Hubert, das 1909 mit dem Titel <text:span text:style-name="Emphasis">Mélanges d’histoire des religions</text:span> veröffentlicht wird, kommt eine Zeit der beruflichen Selbstverwirklichung und Anerkennung. Auch im Bereich seiner politischen Tätigkeiten gewinnt Mauss an Bedeutung.
</text:p>
      <text:h text:style-name="Heading_20_2_unnumbered" text:outline-level="2" text:is-list-header="true">
<text:bookmark-start text:name="OrgXref.orgaf7a0bf"/>
<text:bookmark text:name="orgaf7a0bf"/>Mauss als Botschafter der französischen Genossenschaftsbewegung
<text:bookmark-end text:name="OrgXref.orgaf7a0bf"/></text:h>
      <text:p text:style-name="Text_20_body">Seit dem Beginn seines Engagements in Unterstützung der Genossenschaftsbewegung in Frankreich wünscht sich Mauss den Aufbau von einem inter-nationalem Handelsnetzwerk zwischen Genossenschaften und insbesondere Konsumgenossenschaften. Es müssen „Beauftragte“ der verschiedenen Genossenschaften ins Ausland gesendet werden, „um die unterschiedlichen Lebensmittel zu kaufen“, um „Braunkohle gemeinsam zu kaufen; kurzum alle möglichen Mittel verwenden, um diesen Verband herzustellen“.<text:note text:id="fn47" text:note-class="footnote"><text:note-citation>47</text:note-citation><text:note-body><text:p text:style-name="Footnote">Vgl. <text:a xlink:type="simple" xlink:href="#org3e73c6e">Mauss 1902, S. 5</text:a>.
</text:p></text:note-body></text:note> Diese Botschaft möchte Mauss einem breiteren Publikum unterbreiten, und die Gründung der Zeitung <text:span text:style-name="Emphasis">L’Humanité</text:span> durch seine Bekannten Lucien Lévy-Bruhl, Léon Blum und Lucien Herr mit der Unterstützung von Jaurès<text:note text:id="fn48" text:note-class="footnote"><text:note-citation>48</text:note-citation><text:note-body><text:p text:style-name="Footnote">Vgl. <text:a xlink:type="simple" xlink:href="#org8b18033">Clark 1972, S. 171</text:a>.
</text:p></text:note-body></text:note> wird ihm diese Möglichkeit geben. Mauss beteiligt sich an der Finanzierung der Zeitung und wirkt, gemeinsam mit Landrieu, als Redakteur der Rubrik „Genossenschaften“ mit. Für Mauss und Landrieu geht es darum, die Genossenschaftsbewegung in der Öffentlichkeit bekannter zu machen bzw. zu verbreiten. Es muss so viel wie möglich von Genossenschaften gesprochen werden, um die Öffentlichkeit von der Bedeutung dieser Bewegung zu überzeugen.<text:note text:id="fn49" text:note-class="footnote"><text:note-citation>49</text:note-citation><text:note-body><text:p text:style-name="Footnote">Vgl. <text:a xlink:type="simple" xlink:href="#org1331be3">Mauss 1904e, S. 8</text:a>.
</text:p></text:note-body></text:note> Entsprechend reist Mauss innerhalb Frankreichs und im Ausland herum, um an Ereignissen um die Genossenschaften teilzunehmen, und dabei erscheint er vielen Sozialisten, die wie Mauss die wichtige Rolle der Genossenschaftsbewegung in Unterstützung der Stärkung des Sozialismus hervorheben, als Botschafter der französischen Genossenschaftsbewegung. Mauss berichtet über die wachsende Bedeutung der deutschen Konsumgenossenschaften und der Grosseinkaufgesellschaft in Deutschland (gegründet im Jahr 1894),<text:note text:id="fn50" text:note-class="footnote"><text:note-citation>50</text:note-citation><text:note-body><text:p text:style-name="Footnote">Vgl. <text:a xlink:type="simple" xlink:href="#orgfba7ecd">Mauss 1904d, S. 1</text:a>.
</text:p></text:note-body></text:note> denen als Modell die britischen Wholesales-Gesellschaften dienen.<text:note text:id="fn51" text:note-class="footnote"><text:note-citation>51</text:note-citation><text:note-body><text:p text:style-name="Footnote">Vgl. <text:a xlink:type="simple" xlink:href="#org3f9dee3">Mauss 1904c, S. 4</text:a>.
</text:p></text:note-body></text:note> Das deutsche Beispiel zeigt die Bedeutung der Erziehungsrolle der Genossenschaften für die Arbeiter: „[E]s geht vor allem darum, den Arbeiter zu erziehen und ihn dahingehend zu beeinflussen, die politischen Werkzeuge zu verwenden, um [seine; CP] Situation zu verbessen“.<text:note text:id="fn52" text:note-class="footnote"><text:note-citation>52</text:note-citation><text:note-body><text:p text:style-name="Footnote">Ebd.
</text:p></text:note-body></text:note> Mauss sieht die Genossenschaften in engem Verhältnis mit dem Sozialismus. Die Genossenschaft ist eine „Form der Arbeiterhandlung“,<text:note text:id="fn53" text:note-class="footnote"><text:note-citation>53</text:note-citation><text:note-body><text:p text:style-name="Footnote">Vgl. <text:a xlink:type="simple" xlink:href="#org7ce5c86">Mauss 1904b, S. 4</text:a>.
</text:p></text:note-body></text:note> die „mit der allgemeinen Bewegung der modernen Gesellschaften zur Abschaffung der Klassen und des Angestelltenverhältnisses verbunden ist“.<text:note text:id="fn54" text:note-class="footnote"><text:note-citation>54</text:note-citation><text:note-body><text:p text:style-name="Footnote">Vgl. <text:a xlink:type="simple" xlink:href="#orgfba7ecd">Mauss 1904d, S. 1</text:a>.
</text:p></text:note-body></text:note> Bis dies tatsächlich stattfinden kann, gibt es jedoch noch einen langen Weg zu beschreiten, wie Mauss bei seinen Reisen feststellt.
</text:p>
      <text:p text:style-name="Text_20_body">1904 findet der internationale Kongress der Genossenschaften in Budapest statt. Mauss reist nach Budapest und ist enttäuscht von dem, was er dort beobachtet: „Der Kongress geht weiter, und er ist nicht sehr interessant. (…) Selbst heute schließt er erfolglos, machtlos ab“.<text:note text:id="fn55" text:note-class="footnote"><text:note-citation>55</text:note-citation><text:note-body><text:p text:style-name="Footnote">Vgl. <text:a xlink:type="simple" xlink:href="#org083417c">Mauss 1904a, S. 3</text:a>.
</text:p></text:note-body></text:note> 1905 reist Mauss nach Schottland zum Kongress der britischen Genossenschaften in Paisley mit dem Mechaniker, Sozialisten und Mitglied einer der ältesten Genossenschaften in Frankreich <text:span text:style-name="Emphasis">La Bellevilloise</text:span> Louis Héliès. Im Auftrag der <text:span text:style-name="Emphasis">Bourse des Sociétés coopératives ouvrières de consommation</text:span> muss er insbesondere über die Wholesales berichten, um zu ersuchen, ob ein solches Modell in Frankreich implementiert werden könnte. Auch mit Héliès reist er anschließend nach Lüttich zum belgischen Kongress der Genossenschaften im Juli 1905. Auf diesen Reisen gewinnt Mauss die Ansicht, dass die Entwicklung der Genossenschaften in Frankreich zu langsam verläuft. Es wird nicht genug getan, um für die Genossenschaften als Organisationsform des Klassenkampfes im Dienst der Arbeiter zu werben.<text:note text:id="fn56" text:note-class="footnote"><text:note-citation>56</text:note-citation><text:note-body><text:p text:style-name="Footnote">Vgl. <text:a xlink:type="simple" xlink:href="#orgf236a73">Mauss 1905b, S. 4</text:a>.
</text:p></text:note-body></text:note> Selbst die Bezeichnung der Genossenschaft als politisierte Organisationsform wird in Frankreich infragegestellt, was Mauss vollkommen verblüfft: „[ich] glaube nicht, definitiv nicht, dass es im Interesse der genossenschaftlichen Arbeiter ist, dass sie ihre Organisationen als neutral verkünden“.<text:note text:id="fn57" text:note-class="footnote"><text:note-citation>57</text:note-citation><text:note-body><text:p text:style-name="Footnote">Vgl. <text:a xlink:type="simple" xlink:href="#orgac74526">Mauss 1905c, S. 4</text:a>.
</text:p></text:note-body></text:note> Diejenigen, die das glauben, gehören Gide und den Anhängern seiner Denkschule in Nîmes an, von denen sich Mauss und Jaurès längst distanziert haben. Es sind die Unterstützer der „gelben“ Genossenschaften, wie Mauss sie bezeichnet und die er von den „roten“ Genossenschaften unterscheiden.<text:note text:id="fn58" text:note-class="footnote"><text:note-citation>58</text:note-citation><text:note-body><text:p text:style-name="Footnote">Vgl. <text:a xlink:type="simple" xlink:href="#org07d9a39">Mauss 1905a, S. 3</text:a>.
</text:p></text:note-body></text:note> Mauss nennt diese Genossenschaften „gelb“ in Anlehnung an die französischen gelben Gewerkschaften, die die Gewerkschaften des Arbeitgeberverbandes sind und sich 1899 gegen die traditionellen Arbeitergewerkschaften gebildet haben, um die Arbeitergewerkschaften zu schwächen. Diese gelben Genossenschaften mehren sich in Frankreich, was Mauss bedauert, zumal diese nach Absicht der Sozialisten eigentlich in Konsumgenossenschaften konvertiert werden sollten. Hinter dieser Unterscheidung zwischen gelben und roten Genossenschaften verbirgt sich die Frage nach derjenigen Form der Genossenschaft, die in Frankreich primär ausgebildet werden sollte. Diese Frage ist nicht neu. Auf dem Kongress der <text:span text:style-name="Emphasis">Union Coopérative</text:span> von 1896 wurde bereits die Möglichkeit erwähnt, die fünf Bereiche der Genossenschaftsbewegung – Konsum, Produktion, Kredit, Bauwesen und Gewinnbeteiligung – zusammenzuschließen.<text:note text:id="fn59" text:note-class="footnote"><text:note-citation>59</text:note-citation><text:note-body><text:p text:style-name="Footnote">Vgl. <text:a xlink:type="simple" xlink:href="#org872e808">Gaumont 1923, S. 189</text:a>.
</text:p></text:note-body></text:note> Dieser Vorschlag wurde jedoch heftig kritisiert. So werben insbesondere die Vertreter der Pariser Genossenschaft <text:span text:style-name="Emphasis">La Moissonneuse</text:span> dafür, dass die Mehrheit der Genossenschaften wie kapitalistische Unternehmen handeln sollten. Das Spannungsverhältnis zwischen Konsum- und Produktionsgenossenschaften gipfelt Anfang des 20. Jahrhunderts zudem im Projekt des <text:span text:style-name="Emphasis">Palais du Travail</text:span>. Dieses Bauprojekt, das gemeinsam von den Genossenschaftern der <text:span text:style-name="Emphasis">Bourse coopérative</text:span>, der <text:span text:style-name="Emphasis">Union coopérative</text:span> und der Produktionsgenossenschaft <text:span text:style-name="Emphasis">Chambre Consultative des Association Ouvrières de Production</text:span> vorangetrieben wurde, hatte zum Ziel, Konsum- und Produktionsgenossenschaften mit den Gewerkschaftsorganisationen der <text:span text:style-name="Emphasis">Bourse du Travail</text:span> unter einem Dach zu vereinen. Die Meinungsverschiedenheiten zwischen den Initiatoren des Projekts waren jedoch so groß, dass der Bau des Gebäudes ohne weitere Begründung endgültig auf Eis gelegt wurde.<text:note text:id="fn60" text:note-class="footnote"><text:note-citation>60</text:note-citation><text:note-body><text:p text:style-name="Footnote">Ebd., S. 361.
</text:p></text:note-body></text:note>
</text:p>
      <text:p text:style-name="Text_20_body">Mauss wie seine Freunde im Sozialismus stehen also vor einer Realität der Entwicklung von Genossenschaften in Frankreich, die sie nicht weg diskutieren können: Die Produktionsgenossenschaften wachsen tatsächlich, was Guillemin zu dem Schluss bringt, dass „das Gesamtwesen der französischen Genossenschaften eher egoistisch [ist]“.<text:note text:id="fn61" text:note-class="footnote"><text:note-citation>61</text:note-citation><text:note-body><text:p text:style-name="Footnote">Vgl. <text:a xlink:type="simple" xlink:href="#org222b7f5">Guillemin 1906, S. 1</text:a>.
</text:p></text:note-body></text:note> Der Kongress der <text:span text:style-name="Emphasis">Union coopérative</text:span> und der Kongress der französischen Genossenschaften in Nantes (1905) haben an diesem Sachverhalt nichts geändert.<text:note text:id="fn62" text:note-class="footnote"><text:note-citation>62</text:note-citation><text:note-body><text:p text:style-name="Footnote">Vgl. <text:a xlink:type="simple" xlink:href="#orgf263228">Ohne Verfasser 1905</text:a>.
</text:p></text:note-body></text:note> Ab 1906 werden die Artikel von Mauss in <text:span text:style-name="Emphasis">L’Humanité</text:span> zu den unterschiedlichen Genossenschaften in und um Frankreich seltener, als ob er sich von der Genossenschaftsbewegung abgewendet habe. Ab 1907 erscheint die Rubrik „Genossenschaften“ von Mauss und Landrieu unregelmäßig. Mauss trägt jedoch weiter zum Thema der Genossenschaften vor, wie etwa im Rahmen der <text:span text:style-name="Emphasis">Ecole socialiste</text:span> in den Jahren 1910 und 1911, wo er Lehrveranstaltungen zur Ideologie und Geschichte der Genossenschaften anbietet.<text:note text:id="fn63" text:note-class="footnote"><text:note-citation>63</text:note-citation><text:note-body><text:p text:style-name="Footnote">Vgl. <text:a xlink:type="simple" xlink:href="#org5a8d305">Ohne Verfasser 1910, S. 5</text:a>, <text:a xlink:type="simple" xlink:href="#orgd8c6d15">1911, S. 5</text:a>.
</text:p></text:note-body></text:note> Im Jahre 1912 ist Mauss am Kongress der französischen Genossenschaften in Tours anwesend. Er widerspricht Gide einmal mehr, wenn dieser darauf besteht, dass die Genossenschaften und insbesondere die Konsumgenossenschaften die Unterstützung von „gelben“ Genossenschaften nicht ablehnen dürften, sondern anzunehmen hätten. Dieser Vorschlag geht gegen die Auffassung der Genossenschaften Mauss’, aber die Teilnehmenden am Kongress unterstützen den Vorschlag von Gide.<text:note text:id="fn64" text:note-class="footnote"><text:note-citation>64</text:note-citation><text:note-body><text:p text:style-name="Footnote">Vgl. <text:a xlink:type="simple" xlink:href="#orgc1ac7c1">Ohne Verfasser 1912, S. 5</text:a>.
</text:p></text:note-body></text:note> Damit wird für Mauss ein Kapitel seines Engagements im Sozialismus vorübergehend abgeschlossen. Aber nicht nur im Sozialismus muss Mauss mit Enttäuschungen umgehen, sondern auch in der Akademie.
</text:p>
      <text:p text:style-name="Text_20_body">1907 bewirbt er sich am Lehrstuhl für Geschichte der Religionen (ehemals Albert Révilles Lehrstuhl) am <text:span text:style-name="Emphasis">Collège de France</text:span>.<text:note text:id="fn65" text:note-class="footnote"><text:note-citation>65</text:note-citation><text:note-body><text:p text:style-name="Footnote">Vgl. <text:a xlink:type="simple" xlink:href="#org6ff851e">Benthien 2015, S. 209</text:a> ff..
</text:p></text:note-body></text:note>. Mit seiner ersten Bewerbung will Mauss insbesondere sein Interesse für den Lehrstuhl Révilles zum Ausdruck bringen. Er rechnet nicht ernsthaft damit, ausgewählt zu werden. Und tatsächlich geht der Lehrstuhl nicht an Mauss, sondern an Jean Réville, den Sohn von Albert Réville. Dennoch ist das Wahlergebnis für Mauss vielversprechend. Bereits in der ersten Wahlrunde erhält er, zur Überraschung seiner Freunde, viele Stimmen und die zweite Wahlrunde, in der der Vertreter des siegreichen Kandidaten gewählt wird, entscheidet er sogar für sich.<text:note text:id="fn66" text:note-class="footnote"><text:note-citation>66</text:note-citation><text:note-body><text:p text:style-name="Footnote">Vgl. <text:a xlink:type="simple" xlink:href="#org6f4f7b5">Fournier 1994, S. 322</text:a>.
</text:p></text:note-body></text:note> 1908 stirbt Jean Réville und am <text:span text:style-name="Emphasis">Collège de France</text:span> wird der Lehrstuhl für die Geschichte der Religionen neu ausgeschrieben. Mauss sieht seine Chance gekommen und bewirbt sich erneut auf den Lehrstuhl. Sein Hauptmitstreiter ist der Theologe und Historiker Alfred Loisy, der aufgrund seines „Modernismus“ von der katholischen Kirche exkommuniziert wurde. Viele glauben an Mauss’ Chancen und unterstützen seine Bewerbung. Aber Loisy genießt ebenfalls eine starke Unterstützung und erhält schließlich den Lehrstuhl. Mauss, der noch auf die Ehrenstelle als Vertreter Loisys gehofft hatte, verliert auch diese Wahl, was für ihn und seine Freunde eine umso größere Enttäuschung ist, als dass alle um die Seltenheit solcher Gelegenheiten wissen.<text:note text:id="fn67" text:note-class="footnote"><text:note-citation>67</text:note-citation><text:note-body><text:p text:style-name="Footnote">Ebd., S. 329f.
</text:p></text:note-body></text:note> Zu dieser Enttäuschung kommt eine weitere hinzu, die Mauss’ eigene Forschung betrifft: Seine Arbeit an der Dissertation zum Gebet schreitet nicht voran.
</text:p>
      <text:p text:style-name="Text_20_body">Seit mehr als zehn Jahren sammelt Mauss Daten zu positiven Riten wie dem Gebet und in den Jahren zwischen 1907 und 1908 ist er davon überzeugt, dass er sein Manuskript bald fertigstellen kann. Aber die ersten Seiten, die er Durkheim, Espinas und Sylvain Lévi zu lesen gibt, sind enttäuschend. Mauss verliert sich in seinen Daten und findet keinen Ausweg zur Synthese. Zudem entdecken Mauss und Durkheim in Carl Strehlows Arbeiten zu den australischen Aranda- und Loritja-Stämmen viele weitere Daten, die Mauss dazu bewegen, seine Arbeit an dem Gebet stark zu revidieren. Mauss sieht im Gebet eine Kreuzung der wichtigsten religiösen Phänomene, die in einer einfachen bzw. individuellen und mündlichen Form ausgedrückt werden, um unmittelbar auf die sakralen Gegenstände und Akteure zu wirken. Das Gebet versteht Mauss im Lichte der Arbeiten, die er liest, wie eine Handlung auf Distanz, mit der beabsichtigt wird, sakrale Gegenstände und Akteure zum Handeln zu bringen. <text:span text:style-name="Emphasis">Das Gebet</text:span> (<text:span text:style-name="Emphasis">La Prière</text:span>) verfasst Mauss in der Zeit, in der Durkheim an <text:span text:style-name="Emphasis">Die elementaren Formen des religiösen Lebens</text:span> (<text:span text:style-name="Emphasis">Les Formes élémentaires de la vie religieuse</text:span>, 1912) arbeitet. Beide Werke beziehen sich auf ähnliche Daten zu den australischen Aborigine- und neuseeländischen Maori-Kulturen und stützen sich gegenseitig.<text:note text:id="fn68" text:note-class="footnote"><text:note-citation>68</text:note-citation><text:note-body><text:p text:style-name="Footnote">Vgl. <text:a xlink:type="simple" xlink:href="#orgad78e1d">Sembel 2015, S. 17</text:a>.
</text:p></text:note-body></text:note>. Aber im Jahr der Veröffentlichung von <text:span text:style-name="Emphasis">Die elementaren Formen des religiösen Lebens</text:span> hat Mauss seinen Text zum Gebet immer noch nicht fertiggestellt. Fortwährend den nächsten Schriften von Strehlow auf der Spur, wird Mauss müde und krank. Von der Schrift <text:span text:style-name="Emphasis">Das Gebet</text:span> sind heute 176 Seiten überliefert, die Mauss nie zur Vollendung gebracht hat. Der Krieg wird die letzten Hoffnungen begraben, aus dem Gebet eine Dissertation zu entwickeln.
</text:p>
      <text:h text:style-name="Heading_20_2_unnumbered" text:outline-level="2" text:is-list-header="true">
<text:bookmark-start text:name="OrgXref.org2888d87"/>
<text:bookmark text:name="org2888d87"/>Elsass im Hintergrund von Gift, Gift
<text:bookmark-end text:name="OrgXref.org2888d87"/></text:h>
      <text:p text:style-name="Text_20_body">„‚Ich fühle mich prächtig gut. Ich war dafür und gar nicht für die Soziologie gemacht‘“.<text:note text:id="fn69" text:note-class="footnote"><text:note-citation>69</text:note-citation><text:note-body><text:p text:style-name="Footnote">Vgl. <text:a xlink:type="simple" xlink:href="#org6f4f7b5">Fournier 1994, S. 374</text:a>.
</text:p></text:note-body></text:note> Mauss erlebt an der Front einen ganz anderen Marcel, der sich für lange Spaziergänge und für das Bergsteigen begeistert und den Eindruck bekommt, dass er in diesem gefährlichen Kontext einmal selbstständig den Kurs seines Lebens bestimmen kann. Aber die Härte des Krieges wird ihm nicht erspart. Mauss erfährt im Laufe der Jahre den Tod von vielen Freunden, die mit ihm an der EPHE oder an <text:span text:style-name="Emphasis">L’Année</text:span> gearbeitet haben. Ihn treffen die sukzessiven Nachrichten des Todes von André Durkheim, dem Sohn seines Onkels, und von Durkheim selbst im Jahre 1917 besonders hart. Zurück aus dem Krieg muss sich Mauss im zivilen Alltag wieder zurechtfinden. Primär geht es aber nicht um die akademische Arbeit, sondern um die letzten gesellschaftlichen und insbesondere politischen Ereignisse, die Frankreich und die Länder Europas nach dem Ersten Weltkrieg beschäftigen. Jaurès ist gestorben, und die sozialistische Partei wurde reformiert. Sie trägt den Namen <text:span text:style-name="Emphasis">Section française de l’Internationale ouvrière</text:span> (SFIO). In Russland hat eine russische Revolution stattgefunden, die die französischen Sozialisten vor die Frage stellt, ob sie zum Kommunismus überlaufen sollten. In Konkurrenz zur SFIO bildet sich 1920 die erste französische kommunistische Partei (PCF), die auf Anhieb doppelt so viele Mitglieder wie die SFIO (120.000 zu 50.000) registriert.<text:note text:id="fn70" text:note-class="footnote"><text:note-citation>70</text:note-citation><text:note-body><text:p text:style-name="Footnote">Vgl. <text:a xlink:type="simple" xlink:href="#org6f4f7b5">ebd., S. 417</text:a>.
</text:p></text:note-body></text:note>. <text:span text:style-name="Emphasis">L’Humanité</text:span>, bei der Mauss Vorstandsmitglied geblieben ist, trennt sich von der SFIO, um zum Veröffentlichungsorgan der PCF zu werden. Mauss, der der russischen Revolution und der kommunistischen Partei kritisch gegenübersteht,<text:note text:id="fn71" text:note-class="footnote"><text:note-citation>71</text:note-citation><text:note-body><text:p text:style-name="Footnote">Vgl. <text:a xlink:type="simple" xlink:href="#org777a193">Steiner 2005, S. 203</text:a> ff..
</text:p></text:note-body></text:note> wird aus dem Vorstand von <text:span text:style-name="Emphasis">L’Humanité</text:span> ausgeschlossen. Seine politische Haltung definiert er am Vorbild von Sidney und Beatrice Webb in Großbritannien, die eine Art von Sozialreformismus unterstützen, der nach Ansicht von Mauss zur nationalen Einheit beitragen kann. Nach dem Ersten Weltkrieg benötigen die Länder Europas vor allem Einheit, weshalb jede Art von Spaltung der Sozialisten vermieden werden sollte, die zur Spaltung Frankreichs und zur erneuten Spaltung Europas führen könnte. Diese Sorgen von Mauss teilen mehrere Kollegen wie Christian Pfister an der französisch gewordenen Universität Straßburg, der Mauss zur Festschrift für Charles Andler einlädt und <text:span text:style-name="Emphasis">Gift, Gift</text:span> veröffentlicht. <text:span text:style-name="Emphasis">Gift, Gift</text:span> ist nicht nur ein akademischer Text, der Mauss bei der Zusammenfassung seiner vergangenen Überlegungen hilft und der Anmeldung seines künftigen Thema zur Gabe dient. Es ist auch ein politischer Text angesichts des Kontextes seiner Veröffentlichung und der inhaltlichen Botschaft in Bezug auf diese erwünschte Einheit der Gesellschaften nach dem Krieg.
</text:p>
      <text:p text:style-name="Text_20_body">Charles Andler wie Christian Pfister sind nicht zufällig in Straßburg. Beide sind Elsässer – Andler ist in Straßburg geboren. Christian Pfister bekommt den Lehrstuhl für die Geschichte Elsass (1919). Charles Andler ist Professor für deutsche Literatur und deutsche Sprache an der Fakultät für Literatur der Universität in Paris. Eng befreundet mit Lucien Herr, der als Bibliothekar der Durkheim-Schule fungiert, ist Andler im regelmäßigen Austausch mit Durkheim und der Durkheim-Gruppe.<text:note text:id="fn72" text:note-class="footnote"><text:note-citation>72</text:note-citation><text:note-body><text:p text:style-name="Footnote">Vgl. <text:a xlink:type="simple" xlink:href="#org81d49bf">Fournier 2007, S. 865</text:a>.
</text:p></text:note-body></text:note> Im Ersten Weltkrieg unterstützen Durkheim, Mauss, Sylvain Lévi und Lucien Lévy-Bruhl Andler, der die <text:span text:style-name="Emphasis">Ligue républicaine d’Alsace-Lorraine</text:span> leitet und in diesem Zusammenhang das französische Recht in den besetzen Gebieten in Elsass zu verbreiten versucht. Damit verbunden ist die Idee, eine französische Universität in Straßburg zu gründen, wenn die Deutschen besiegt wurden und Elsass wieder französisch wird.<text:note text:id="fn73" text:note-class="footnote"><text:note-citation>73</text:note-citation><text:note-body><text:p text:style-name="Footnote">Vgl. <text:a xlink:type="simple" xlink:href="#org7df283e">Crawford 2005, S. 142</text:a>.
</text:p></text:note-body></text:note> Diese Idee, die ab 1915 im Rahmen der <text:span text:style-name="Emphasis">Conférence d’Alsace-Lorraine</text:span> – eines Ausschusses des französischen Außenministeriums – erwähnt wird, wird konkreter im Jahre 1917, als der französische Kriegsminister für die Verwaltung Elsass-Lothringens verantwortlich wird<text:note text:id="fn74" text:note-class="footnote"><text:note-citation>74</text:note-citation><text:note-body><text:p text:style-name="Footnote">Vgl. <text:a xlink:type="simple" xlink:href="#orgcf13cef">Ministère des Affaires Etrangères 1919, S. 3–9</text:a>.
</text:p></text:note-body></text:note> und eine Abteilung <text:span text:style-name="Emphasis">Service d’Alsace Lorraine</text:span> eröffnet, die einen Ausschuss für Hochschulen ins Leben ruft, in den Pfister und Andler mit fünf weiteren Kollegen bestellt werden.<text:note text:id="fn75" text:note-class="footnote"><text:note-citation>75</text:note-citation><text:note-body><text:p text:style-name="Footnote">Vgl.<text:a xlink:type="simple" xlink:href="#orgc871cbd">Craig 1984, S. 406</text:a>; <text:a xlink:type="simple" xlink:href="#org5d94404">Hallays 1919, S. 242</text:a>.
</text:p></text:note-body></text:note> Diese sieben Professoren verfassen einen Bericht zur Rekonstruktion der Universität Straßburg, die zu einer der wichtigsten Universitäten Frankreichs werden soll – und gleichzeitig ein Schaufenster der französischen akademischen Exzellenz in der Rivalität zum deutschen Hochschulsystem. Pfister muss entsprechend eine Fakultät für Literaturwissenschaft gründen, und innerhalb dieser Fakultät wird 1919 der ehemaligen Lehrstuhl für Soziologie und Pädagogik von Georg Simmel an den Durkheim-Schüler Maurice Halbwachs vergeben, der ihn 1922 zum Lehrstuhl für Soziologie umwidmet.<text:note text:id="fn76" text:note-class="footnote"><text:note-citation>76</text:note-citation><text:note-body><text:p text:style-name="Footnote">Vgl. <text:a xlink:type="simple" xlink:href="#org7367789">Becker 2003, S. 179</text:a>.
</text:p></text:note-body></text:note> Dies ist der erste Lehrstuhl für Soziologie an einer Universität in Frankreich.
</text:p>
      <text:p text:style-name="Text_20_body">Seit der Herstellung dieses Lehrstuhla war die Vergabe desselben an die Durkheim-Schule wie selbstverständlich: „Die Soziologie hat (…) unter der Leitung von Meistern wie Durkheim so große Fortschritte gemacht, dass es unerlässlich ist, diese Wissenschaft in Straßburg vertreten zu lassen“, so Pfister.<text:note text:id="fn77" text:note-class="footnote"><text:note-citation>77</text:note-citation><text:note-body><text:p text:style-name="Footnote">Vgl. <text:a xlink:type="simple" xlink:href="#org12319a2">Craig 1979, S. 9</text:a>.
</text:p></text:note-body></text:note> Für die Durkheim-Gruppe kompensiert die Einrichtung des Straßburger Lehrstuhls den Verlust des Lehrstuhls für Sozialphilosophie in Toulouse im Jahr 1921, der seit 1908 zunächst von Bouglé und dann von Fauconnet besetzt wurde. Pfister gesteht gerne, dass er unter dem Einfluss von ehemaligen Durkheim-Schülern wie etwa Lévy-Bruhl und Salomon Reinach stand.<text:note text:id="fn78" text:note-class="footnote"><text:note-citation>78</text:note-citation><text:note-body><text:p text:style-name="Footnote">Vgl. <text:a xlink:type="simple" xlink:href="#org2ef722c">Bloch / Salomon 1933, S. 551</text:a>.
</text:p></text:note-body></text:note>. Als er an der <text:span text:style-name="Emphasis">Ecole Normal Supérieure</text:span> „Quadrat und Kubik war“, freute er sich, ehemalige Schüler des Lycée Louis-le-Grand willkommen zu heißen, darunter „insbesondere Durkheim, den bereits mächtigen und kraftvollen Philosophen“.<text:note text:id="fn79" text:note-class="footnote"><text:note-citation>79</text:note-citation><text:note-body><text:p text:style-name="Footnote">Ebd.
</text:p></text:note-body></text:note> Zudem war Halbwachs von Oktober 1914 bis Oktober 1918 Professor für Philosophie am Lycée de Nancy in der Stadt, in der Pfister 25 Jahre lang unterrichtet hat. Andler gefällt eine solche Entscheidung, die seiner Vision für die Universität Straßburg entspricht. Wie Pfister und sein Freund Herr „träumten [sie] davon, darüber die Grundlage für eine nationale Reform des Hochschulwesens bereitzustellen. Sie wollten, dass der Forschung mehr Gewicht im Vergleich zur Vorbereitung auf Prüfungen und Auswahlverfahren beigemessen wird. Sie wollten auch die zunehmende Abschottung der Disziplinen bekämpfen, die Forschung und Lehre zunehmend prägte“.<text:note text:id="fn80" text:note-class="footnote"><text:note-citation>80</text:note-citation><text:note-body><text:p text:style-name="Footnote">Vgl. <text:a xlink:type="simple" xlink:href="#org92f5b24">Blum 1992, S. 32</text:a>.
</text:p></text:note-body></text:note> Die Vorschläge von Andler werden nicht alle aufgenommen, aber die neue französische Universität in Straßburg folgt der allgemeinen Linie, die sich Andler und andere Akademiker wünschen – in den Worten Craigs muss diese Universität „an instrument of nation building“ werden.<text:note text:id="fn81" text:note-class="footnote"><text:note-citation>81</text:note-citation><text:note-body><text:p text:style-name="Footnote">Vgl. <text:a xlink:type="simple" xlink:href="#orgc871cbd">Craig 1984, S. 204</text:a>.
</text:p></text:note-body></text:note> Die Nation aufbauen, bedeutet in diesem Kontext nicht nur Frankreich wieder aufzubauen, sondern über die Universität in Straßburg über Frankreich hinaus zur Bildung einer europäischen Nation beizutragen, die zeigen sollte, dass Frankreich vor allen anderen Nationen und speziell vor Deutschland Pionier und Hauptförderer der Idee einer europäischen Nation sei.
</text:p>
      <text:p text:style-name="Text_20_body">Damit erklärt sich auch die besondere Hervorhebung des deutschen Rechtes und der Vielfalt der deutschen Sprache in <text:span text:style-name="Emphasis">Gift, Gift</text:span>. Diese Themen werden nicht zufällig behandelt und auch nicht nur deshalb, weil Andler ein in Frankreich anerkannter Germanist ist. Es geht um die Mitteilung einer Botschaft, die darin besteht, dass Frankreich in der Verbindung zu Deutschland, in der Befriedung der Verhältnisse zu Deutschland und in der Wiederaufnahme des Austauches mit Deutschland die Idee der Nation jenseits von Nationalismen entwickeln und sie obendrein auf eine andere Ebene der gesellschaftlichen Organisation – auf die Ebene Europas – bringen kann. Dabei geht es, wie Mauss einige Jahre später mit <text:span text:style-name="Emphasis">Die Gabe</text:span> zeigen wird, um Frieden, Austausch, um die gegenseitige Nacheiferung im Aufbau einer geteilten totalen sozialen Tatsache. Diese in <text:span text:style-name="Emphasis">Gift, Gift</text:span> implizite Botschaft zur inter-nationalen Einheit macht Mauss explizit in seinen unterschiedlichen Schriften in der Unterstützung des Sozialismus in Frankreich, dessen Einheit mit der Bildung der französischen kommunistischen Partei zu kippen droht, deutlich.
</text:p>
      <text:h text:style-name="Heading_20_2_unnumbered" text:outline-level="2" text:is-list-header="true">
<text:bookmark-start text:name="OrgXref.org5d8e9f3"/>
<text:bookmark text:name="org5d8e9f3"/>Sozialismus und Genossenschaften nach dem Ersten Weltkrieg
<text:bookmark-end text:name="OrgXref.org5d8e9f3"/></text:h>
      <text:p text:style-name="Text_20_body">1912 hat Mauss an dem Kongress in Tours teilgenommen, der das Ziel erreichen sollte, die Genossenschaften in Frankreich zu vereinheitlichen. Als Beauftragter der <text:span text:style-name="Emphasis">Fédération nationale des coopératives</text:span> arbeitet er seit 1911 an der neuen Strukturierung der Genossenschaften in Elsass und darunter insbesondere der sozialistischen Genossenschaften und Arbeitergenossenschaften, die 1914 im neuen Verband der Genossenschaften Nord-Osten zusammengestellt werden.<text:note text:id="fn82" text:note-class="footnote"><text:note-citation>82</text:note-citation><text:note-body><text:p text:style-name="Footnote">Vgl. <text:a xlink:type="simple" xlink:href="#org46c4b80">Fédération nationale des coopératives de consommation (France) 1913</text:a>; <text:a xlink:type="simple" xlink:href="#org3016226">Petot 1914</text:a>.
</text:p></text:note-body></text:note> Unmittelbar nach dem Ersten Weltkrieg nimmt Mauss an dem Pariser Genossenschaftskongress teil, und in diesem Zusammenhang erwähnt er die Bedeutung der Propaganda zur Verbreitung der Genossenschaften in Frankreich.<text:note text:id="fn83" text:note-class="footnote"><text:note-citation>83</text:note-citation><text:note-body><text:p text:style-name="Footnote">Vgl. <text:a xlink:type="simple" xlink:href="#org895d45b">Fédération nationale des coopératives de consommation (France) 1920</text:a>.
</text:p></text:note-body></text:note> Mauss geht es um die Gewinnung der Genossenschafter für die sozialistischen Ideen über dessen Verankerung in Ausbildungsstrukturen und zwar in einem Moment, in dem diese Ideen von den Kommunisten in Frankreich und von den Bolschewiken im internationalen Raum herausgefordert werden. Diese Propaganda-Arbeit ist Mauss umso wichtiger, als mit der enttäuschenden Wende der Zeitung <text:span text:style-name="Emphasis">L’Humanité</text:span> zum Medium der kommunistischen Partei eine solche Arbeit erschwert wird. Deshalb investiert Mauss ab 1921 in die neu gegründete Zeitung <text:span text:style-name="Emphasis">Le Populaire</text:span>, die seiner Auffassung nach zum Veröffentlichungsorgan der Sozialisten entwickelt werden sollte und tatsächlich entwickelt wird. Zwar ist <text:span text:style-name="Emphasis">Le Populaire</text:span> eine kleine regionale Zeitung, aber sie wird zu einem wichtigen Sprachrohr des Widerstandes gegen die kommunistische Ideologie und später auch gegen die faschistische Ideologie. Mit seinen Veröffentlichungen in dieser Zeitung möchte Mauss nicht nur die Einheit der Sozialisten beschwören, sondern ebenso die Einheit zwischen Soziologen und Sozialisten fördern. Die Soziologie sieht Mauss in jener Zeit im Dienste des Sozialismus, der mithilfe der Soziologie die Regierungen über drängende gesellschaftliche Fragen der Gegenwart und die Bevölkerungen über die Handlungen ihrer Regierungen exakt informieren kann. Die Soziologie hat die Aufgabe, Regierungen und Bevölkerungen auszubilden und Handlungsformen für ein harmonisches Gesellschaftsleben vorzuschlagen. Solche Handlungsformen bieten Genossenschaften an, wie Mauss immer wieder betont, weshalb es sehr wichtig sei, die Propaganda in diesem Zusammenhang weiter voranzutreiben. Beim Kongress der französischen Genossenschaften in Marseille (1922) wird Mauss von Gide, dem ehemaligen Mitstreiter, gelobt.<text:note text:id="fn84" text:note-class="footnote"><text:note-citation>84</text:note-citation><text:note-body><text:p text:style-name="Footnote">Vgl. <text:a xlink:type="simple" xlink:href="#org73e9bc5">Fédération nationale des coopératives de consommation (France) (1922) 1922, S. 194</text:a>.
</text:p></text:note-body></text:note> Gide sieht in Mauss eine anerkannte Autoritätsfigur des Sozialismus, der nicht nur in seiner Bildungs- und Forschungsarbeit in besonderem Maße zum umfassenden Verständnis von Genossenschaften beigetragen und die Verbreitung des Wissens über Genossenschaften gefördert hat, sondern gleichsam die Genossenschaft als Handlungsform in den Unterricht an Schulen und Hochschulen in Frankreich zu etablieren und zu verankern sucht. Gide unterstützt Mauss maßgeblich: Das Bildungsministerium müsse aufgefordert werden, einen solchen Unterricht auf alle Ebenen des französischen Ausbildungssystem zu implementieren und ihm auf Basis einer solchen institutionellen Verbreitung ein bedeutsames Gewicht verleihen. Diese Arbeit von Mauss und anderen im Dienst der sozialistischen Propaganda ist nicht von Erfolg gekrönt: Seit dem 18. August 1920 findet an den französischen Grundschulen wöchentlich eine einstündige Lehrveranstaltung zur Wirtschaftssoziologie statt, die als Pflichtlehrveranstaltung gilt.<text:note text:id="fn85" text:note-class="footnote"><text:note-citation>85</text:note-citation><text:note-body><text:p text:style-name="Footnote">Ebd., S. 196.
</text:p></text:note-body></text:note>
</text:p>
      <text:p text:style-name="Text_20_body">Vor seinem Engagement in <text:span text:style-name="Emphasis">Le Populaire</text:span> unterstützt Mauss die 1916 neu gegründete Zeitschrift <text:span text:style-name="Emphasis">L’Avenir. Revue du socialisme</text:span>, die Jean-Baptiste Séverac gründet und als die Zeitschrift versteht, die entscheidend in Unterstützung der Einheit des französischen Sozialismus arbeiten muss.<text:note text:id="fn86" text:note-class="footnote"><text:note-citation>86</text:note-citation><text:note-body><text:p text:style-name="Footnote">Vgl. die Erwähnung von Mauss als Mitglied der Hauptmitarbeiter von <text:span text:style-name="Emphasis">L’Avenir</text:span> in , <text:a xlink:type="simple" xlink:href="#org165ddbc">Ohne Verfasser 1916a, S. 2</text:a>, , <text:a xlink:type="simple" xlink:href="#org2ccd703">1916b, S. 3</text:a>.
</text:p></text:note-body></text:note> Auf Séverac wird Mauss wegen Séveracs Brochüre <text:span text:style-name="Emphasis">Le Socialisme moderne</text:span> aufmerksam, die er in der Zeitung <text:span text:style-name="Emphasis">L’Aurore</text:span> erwähnt.<text:note text:id="fn87" text:note-class="footnote"><text:note-citation>87</text:note-citation><text:note-body><text:p text:style-name="Footnote">Vgl. <text:a xlink:type="simple" xlink:href="#org2c244aa">Mauss 1913, S. 4</text:a>.
</text:p></text:note-body></text:note> Séverac und Mauss fürchten gleichermaßen die Schwächung des Sozialismus durch einige französische Sozialisten, die unermüdlich nicht nur eine Allianz mit der französischen kommunistischen Partei befürworten, sondern auch mit der III. Internationale. Nach Mauss und Séverac, die mit anderen Sozialisten einen Protestbrief unterzeichnen, um eine solche Allianz zu kritisieren, würde diese Allianz die Prinzipien des französischen Sozialismus verraten, die sich für „die Demokratie, die gewerkschaftliche Organisation und die nationale Verteidigung“ aussprechen.<text:note text:id="fn88" text:note-class="footnote"><text:note-citation>88</text:note-citation><text:note-body><text:p text:style-name="Footnote">Vgl. Dieser Brief wird in extenso in , <text:a xlink:type="simple" xlink:href="#org34ef795">Mauss 1920a, S. 1</text:a> abgedruckt; vgl. auch , <text:a xlink:type="simple" xlink:href="#orgae316f8">Ohne Verfasser 1920c, S. 5</text:a> und , <text:a xlink:type="simple" xlink:href="#org7a37d4b">Ohne Verfasser 1920b, S. 1</text:a>.
</text:p></text:note-body></text:note> Séverac wird anschließend zum Mitglied des „Widerstandskomitees“ der sozialistischen Partei und verfasst ein Manifest gegen die Spaltung der Sozialisten.<text:note text:id="fn89" text:note-class="footnote"><text:note-citation>89</text:note-citation><text:note-body><text:p text:style-name="Footnote">Vgl. <text:a xlink:type="simple" xlink:href="#org1b38ddd">Ohne Verfasser 1920a, S. 1–2</text:a>.
</text:p></text:note-body></text:note> Mauss unterzeichnet dieses Manifest nicht. Dennoch veröffentlicht er in <text:span text:style-name="Emphasis">L’Humanité</text:span> einen Text mit dem Titel „Avant le congrès. Double question“, in dem er die Sozialisten warnt, die für eine Allianz mit den Kommunisten und mit der III. Internationale plädieren: Sie würden die Verantwortung für das Ende des französischen Sozialismus tragen. Im gleichen Kontext wird Séverac zum Mitglied der Redaktion und des Verwaltungsbeirates von <text:span text:style-name="Emphasis">Le Populaire</text:span>, und ebenso wie Mauss schreibt auch er für die von Bernard Lavergne neu gegründete <text:span text:style-name="Emphasis">Revue des études coopératives</text:span>, die Mauss finanziell unterstützt.<text:note text:id="fn90" text:note-class="footnote"><text:note-citation>90</text:note-citation><text:note-body><text:p text:style-name="Footnote">Vgl. <text:a xlink:type="simple" xlink:href="#org6f4f7b5">Fournier 1994, S. 445</text:a>.
</text:p></text:note-body></text:note> Die Postionen von Séverac und Mauss sind jedoch nicht in Stein gemeißelt – ihre Opposition zielt nicht darauf ab, Fronten im Sozialismus zu verhärten, sondern sich die Frage zu stellen, welche Art der Einheit die französischen Sozialisten sich wünschen. Oder um es mit Mauss zu sagen: „Wir sind keine begeisterten Anhänger der einheitlichen ‚Front‘, aber wir sind begeisterte Verfechter der einheitlichen Internationale“.<text:note text:id="fn91" text:note-class="footnote"><text:note-citation>91</text:note-citation><text:note-body><text:p text:style-name="Footnote">Vgl. <text:a xlink:type="simple" xlink:href="#org9dfc917">Mauss 1922, S. 3</text:a>
</text:p></text:note-body></text:note> Was Mauss mit dem Ausdruck „einheitliche Internationale“ meint, macht er ein Jahr später deutlich: Es ist „eine Aktion gegen die Besetzung des Ruhrgebiets, gegen die Unterdrückung durch die Regierung und gegen die Gefahr eines neuen imperialistischen Krieges“.<text:note text:id="fn92" text:note-class="footnote"><text:note-citation>92</text:note-citation><text:note-body><text:p text:style-name="Footnote">Vgl. <text:a xlink:type="simple" xlink:href="#org9417292">Mauss 1923, S. 4</text:a>.
</text:p></text:note-body></text:note> Diese Botschaft verbindet Mauss und Séverac in diesen Jahren und spiegelt sich in den Artikeln wider, die sie 1923 und 1924 für <text:span text:style-name="Emphasis">Le Populaire</text:span> verfassen. Beide verstehen die Einheit der Sozialisten im Zusammenhang der Arbeit an der Befriedung der internationalen Beziehungen. Beide erklären dem Kapitalismus den Kampf, dessen Entwicklung in einen Finanzkapitalismus mündet, der weit entfernt von den realen Leistungen in der Arbeitswelt wächst und immer mehr rein in Bezug auf die Vermehrung von Geld auf dem Rücken der gerechten Verteilung dieses Geldes in der Gesellschaft aufgebaut wird. Mauss versteht diese Entwicklung als eine der Hauptursachen des Ersten Weltkrieges. Dies analysiert er in seinen Artikeln über Geld, Wechselkurse und vor allem das Problem der schwankenden Schulden, die nach dem Ersten Weltkrieg den Boden für alle Arten von Spekulationsgeschäften bilden und zum Wertverlust des Franc beitragen.<text:note text:id="fn93" text:note-class="footnote"><text:note-citation>93</text:note-citation><text:note-body><text:p text:style-name="Footnote">Vgl. den Artikel von Séverac „Concours pour la paix!“ (Wettbewerb für den Frieden!) und den Artikel von Mauss „L’Inflation rentière – La Dette flottante“  (Die Rentierinflation -– Die schwebende Verschuldung) in , <text:a xlink:type="simple" xlink:href="#orgbeef122">socialiste SFIO 1924, S. 1</text:a>.
</text:p></text:note-body></text:note> Für Mauss geht es darum, dass die Sozialisten das Problem des Faschismus und seine Verbindungen zu den Banken ernst nehmen und eine solche Konstellation verhindern.<text:note text:id="fn94" text:note-class="footnote"><text:note-citation>94</text:note-citation><text:note-body><text:p text:style-name="Footnote">Vgl. <text:a xlink:type="simple" xlink:href="#org98b9ac4">Mauss 1924, S. 2</text:a>.
</text:p></text:note-body></text:note> Eine andere Art des Zusammenlebens ist möglich, und ein Modell davon liefern Gesellschaften in anderen Kulturen, die nach dem Austausch von Gaben strukturiert werden. Diese Botschaft, die im Zentrum von <text:span text:style-name="Emphasis">Gift, Gift</text:span> steht, entwickelt Mauss in seinem Essay <text:span text:style-name="Emphasis">Die Gabe</text:span> (1925) an jeder Stelle und über die gesamte Schrift hinweg.
</text:p>
      <text:p text:style-name="Text_20_body">Bei der Gabe handelt es sich um eine Tauschpraxis zwischen Freiheit und Verpflichtung, Eigennützigkeit und Uneigennützigkeit. Sie verbindet nicht nur die Akteure innerhalb einer Gesellschaft oder verschiedene Gesellschaften miteinander, sondern sie hierarchisiert sie auch auf dynamische Art und Weise entsprechend dem Geben, Empfangen und Erwidern der Gabe. Während also Mauss’ Untersuchungen der religiösen Phänomene die Bedeutung des Verhältnisses von Gesellschaft, Göttern und Natur und im Anschluss daran zwischen Individuum und Gesellschaft unterstreicht, verallgemeinert <text:span text:style-name="Emphasis">Die Gabe</text:span> die Ergebnisse dieser Untersuchungen und hebt sie gleichsam auf eine höhere Ebene. So zeigt <text:span text:style-name="Emphasis">Die Gabe</text:span>, dass ein solches Verhältnis einerseits Folgen für die Grenzziehung bzw. Unterscheidung zwischen Gruppen von Akteuren und andererseits Konsequenzen für die Verteilung der Akteure auf Positionen in ihrer Gesellschaft zeitigt. In den Gabepraktiken geht es somit gleichzeitig um das Selbst, seine Gruppe und seine Gesellschaft. Deshalb stellt die Gabe grundsätzlich sowohl eine individuelle als auch eine kollektive Herausforderung dar.
</text:p>
      <text:h text:style-name="Heading_20_2_unnumbered" text:outline-level="2" text:is-list-header="true">
<text:bookmark-start text:name="OrgXref.orgfd553be"/>
<text:bookmark text:name="orgfd553be"/>Die Gabe als gesellschaftliches Modell
<text:bookmark-end text:name="OrgXref.orgfd553be"/></text:h>
      <text:p text:style-name="Text_20_body">Die Gabepraktiken werden von Akteuren und Kollektiven getätigt, die sich mittels dieser Praxis gegenseitig verpflichten und ihre Interessen verteidigen. Diesen Sachverhalt hat Mauss bereits in dem mit Henri Hubert gemeinsam verfassten <text:span text:style-name="Emphasis">Essai sur la nature et la fonction du sacrifice</text:span> (1899) thematisiert. Das Opfer ist, wie die Autoren betonen, sowohl „ein nützlicher Akt“ als auch „eine Verpflichtung“.<text:note text:id="fn95" text:note-class="footnote"><text:note-citation>95</text:note-citation><text:note-body><text:p text:style-name="Footnote">Vgl. <text:a xlink:type="simple" xlink:href="#org8a1b922">Mauss / Hubert 2012, S. 213</text:a>.
</text:p></text:note-body></text:note> Der Profane hat „Interesse daran“, sich dem Sakralen anzunähern, „da sich dort die Voraussetzungen seiner Existenz befinden“.<text:note text:id="fn96" text:note-class="footnote"><text:note-citation>96</text:note-citation><text:note-body><text:p text:style-name="Footnote">Ebd., S. 212.
</text:p></text:note-body></text:note> Mit der Ausnahme des Götteropfers, das der einzige Fall ist, „bei dem jede egoistische Berechnung fehlt“,<text:note text:id="fn97" text:note-class="footnote"><text:note-citation>97</text:note-citation><text:note-body><text:p text:style-name="Footnote">Ebd., S. 214.
</text:p></text:note-body></text:note> schließen die Opferpraktiken das egoistische Kalkül nicht aus. Denn es geht um das eigene Selbst, um die eigene Gruppe und um die Bewahrung der eigenen Identität sowie der gesellschaftlichen Regeln und Normen. Die Gabepraktiken zeichnen sich durch dieselben Grundmechanismen aus, und sie sind ebenfalls nicht frei von den Gefahren, die das Opfer umgeben. Wenn in der Gabe etwas von sich selbst gegeben wird, ist dieses „etwas“ deshalb wichtig, weil es signalisiert, dass der Geber nicht alles von sich selbst gibt. Dieses „etwas“ ist das, was Mauss mit dem <text:span text:style-name="Emphasis">hau</text:span>, dem Geist des Gebers im gegebenen Gegenstand bezeichnet und das seine Zweideutigkeit und seine mögliche Gefährlichkeit als Gegenstand ausmacht, der zwar gegeben wird, gleichzeitig jedoch immer mit seinem Besitzer verbunden bleibt.<text:note text:id="fn98" text:note-class="footnote"><text:note-citation>98</text:note-citation><text:note-body><text:p text:style-name="Footnote">Vgl. <text:a xlink:type="simple" xlink:href="#orgceabdb1">Mauss 2010, S. 27</text:a>.
</text:p></text:note-body></text:note>
</text:p>
      <text:p text:style-name="Text_20_body">Zu dieser Erklärung kommen Mauss und Hubert bereits in ihrem Essay über das Opfer, wenn sie von den sakralen Gegenständen sprechen. Einen sakralen Gegenstand zu besitzen, ist sowohl begehrenswert als auch gefährlich, ebenso wie der Kontakt mit den Dingen und Wesen, die mit diesem sakralen Gegenstand verbunden sind, gefährlich ist. Deshalb müssen Rituale entwickelt werden, die es erlauben, sich solche Gegenstände ohne Gefahr anzueignen. Doch warum wollen die Akteure sich solche gefährlichen Gegenstände überhaupt aneignen? Wie die Opferpraktiken zeigen, wird bei ihrer Aneignung das Sakrale bzw. die Sakralität dieser Gegenstände auf die Akteure übertragen. Dieser Aspekt findet Mauss in der Gabe des <text:span text:style-name="Emphasis">vaygu’a</text:span> bei den Bevölkerungen der Trobriand-Inseln erneut vor: „Aber man kann nicht umhin, ihre erhabene und sakrale Natur zu erkennen. Sie zu besitzen, ‚ist erheiternd, tröstlich und besänftigend an sich‘. Ihre Besitzer befühlen und betrachten sie stundenlang. Durch bloße Berührung werden ihre Kräfte übertragen“.<text:note text:id="fn99" text:note-class="footnote"><text:note-citation>99</text:note-citation><text:note-body><text:p text:style-name="Footnote">Ebd., S. 46.
</text:p></text:note-body></text:note> In der Gabe ist also das Eigentum in Form des angeeigneten Gegenstandes nicht weniger ambivalent als die in den Opferpraktiken aufgeopferten Gegenstände. Diese Gegenstände werden angeeignet, weil sie einerseits Macht bringen und andererseits die Position des Akteurs im Austausch mit anderen Akteuren stärken. Jedoch haben die Gabepraktiken nicht zur Folge, dass sich die Akteure und ihre Gruppen von anderen Akteuren und Gruppen egoistisch zum Zweck der Bewahrung ihrer Macht und Stärke entfernen. Diese Praktiken führen die Akteure vielmehr dazu, sich gegenüber anderen Akteuren und Gruppen zu behaupten und sich in der Öffentlichkeit als kühne Austauschpartner zu zeigen, um den Austausch mit anderen Akteuren und Gruppen weiterhin zu fördern. Diese Selbstbehauptung der Akteure im Gabentausch gewährleistet die Selbsterhaltung der Akteure und Gruppen im Fluss des Tausches mit anderen Akteuren und Gruppen. In der Gabe werden Tauschmöglichkeiten maximiert, die von relationalem Wert sind und die zur Stärkung der kollektiven Praktiken und der daraus entstandenen individuellen und sozialen Identitäten beitragen. Diese Maximierung von Tauschmöglichkeiten ruht auf dem Geben, Empfangen und Erwidern der Gaben, die als die drei Operationen des Gabentausches mit entsprechenden Rechten und Pflichten versehen sind.
</text:p>
      <text:p text:style-name="Text_20_body">Bei den Hausa in Libyen wird den Armen und den Kindern nicht nur gegeben, um die Verstorbenen zu erfreuen, sondern auch, um sie „an dem Übermaß an Glück und Reichtum einiger Menschen [zu rächen], die sich seiner entledigen müssen: es ist die alte Gabenmoral, die zum Gerechtigkeitsprinzip geworden ist“.<text:note text:id="fn100" text:note-class="footnote"><text:note-citation>100</text:note-citation><text:note-body><text:p text:style-name="Footnote">Ebd., S. 36.
</text:p></text:note-body></text:note> Bei einer solchen Verteilung von Gaben geht es allerdings nicht nur um ein Gerechtigkeitsprinzip, das in Form von Almosen zutage tritt. Es geht auch um die öffentliche Verdeutlichung unterschiedlicher sozialer Statusdifferenzen, die sich in Vermögen, Geschlecht und Generation niederschlagen, im Gabentausch zu unverwechselbaren Merkmalen werden und mit spezifischen Gegenständen verbunden sind. Die symbolische Verbindung zwischen <text:span text:style-name="Emphasis">mwali</text:span> (Armbänder) und <text:span text:style-name="Emphasis">soulava</text:span> (Halsketten) im Trobriandschen <text:span text:style-name="Emphasis">kula</text:span>, die Bronisław Malinowski in seiner Monographie <text:span text:style-name="Emphasis">Argonauts of the Western Pacific</text:span> (1922) beschreibt, bezeichnet die Ehe zwischen Frauen und Männern.<text:note text:id="fn101" text:note-class="footnote"><text:note-citation>101</text:note-citation><text:note-body><text:p text:style-name="Footnote">Ebd., S. 49.
</text:p></text:note-body></text:note> Die gegebenen Gegenstände lenken die Aufmerksamkeit des Gebers auf den sozialen Rang des Empfängers. Im <text:span text:style-name="Emphasis">kula</text:span> kann dieser Gabentausch die Form eines Wettbewerbs annehmen, bei dem die Protagonisten miteinander konkurrieren, sich gegenseitig herausfordern und ihr Vermögen zur Schau stellen, um ihre Macht zu inszenieren und dabei zu versuchen, den Austausch zu vermehren, damit nicht nur die Anzahl der getauschten Gegenstände, sondern auch der Wert dieser Gegenstände steigt. Bei diesen Gabewettbewerben tritt die gesamte soziale Hierarchie der Gruppen offen zutage, wobei der gegebene Gegenstand als Vermittler dieser Enthüllungsoperation fungiert. So werden etwa bei den Kwakiutl alle Gegenstände im Haus der Familie nach Position der Akteure in der Familie personalisiert. Sie tragen Namen, die mit den Titeln der adligen Männer und Frauen und ihren Privilegien verbunden sind.<text:note text:id="fn102" text:note-class="footnote"><text:note-citation>102</text:note-citation><text:note-body><text:p text:style-name="Footnote">Ebd., S. 84, Anm. 206.
</text:p></text:note-body></text:note> In Melanesien werden die Gaben, die innerhalb von Bruderschaften von Männern und Frauen ausgetauscht werden, für den Erwerb von Titeln und für den Aufstieg innerhalb dieser Bruderschaften verwendet.<text:note text:id="fn103" text:note-class="footnote"><text:note-citation>103</text:note-citation><text:note-body><text:p text:style-name="Footnote">Ebd., S. 62.
</text:p></text:note-body></text:note> Dort entspricht jeder Titel einem bestimmten Gegenstand. Bei den Kwakiutl ist es die Zauberkiste, die bei Initiationsriten oder Hochzeiten überreicht wird und „den Empfänger in ein ‚übernatürliches‘ Wesen – einen Schamanen, Magier, Adligen, Inhaber von Tänzen oder Sitzen in einer Bruderschaft“ –verwandelt.<text:note text:id="fn104" text:note-class="footnote"><text:note-citation>104</text:note-citation><text:note-body><text:p text:style-name="Footnote">Ebd., S. 83f., Anm. 205.
</text:p></text:note-body></text:note>
</text:p>
      <text:p text:style-name="Text_20_body">Der Gabentausch spiegelt also eine ganze soziale Organisation wider, und obwohl Mauss einerseits immer wieder auf die Vermischungen hinweist, die durch Gaben entstehen und die zu Verwebungen von sozialen Gruppen, Geschlechtern oder sogar Stämmen führen, zeigt er andererseits, dass soziale Unterscheidungen durch den Gabentausch verschärft werden. Die Praxis des Gabentausches bringt zwar Akteure mit unterschiedlichen sozialen Positionen zusammen, aber sie zielt nicht darauf ab, diese Unterschiede zwischen Positionen zu beseitigen. Im Gegenteil tragen die Gaben zur Selbstbehauptung der Akteure und der sozialen Gruppen, zur Hervorhebung ihrer sozialen Position und zur Schärfung der vielfältigen Operationen bei, die notwendigerweise durchgeführt werden müssen, um diese Gaben so zu tätigen, wie sie getätigt werden müssen: „es ist nicht wie auf einem Markt, wo man objektiv, zu einem bestimmten Preis, eine Sache nimmt. Nichts bleibt hier dem Zufall überlassen“<text:note text:id="fn105" text:note-class="footnote"><text:note-citation>105</text:note-citation><text:note-body><text:p text:style-name="Footnote">Ebd., S. 115f.
</text:p></text:note-body></text:note> sowohl beim Geben als auch beim Empfangen als auch beim Erwidern. Im Folgenden vertiefen wir die Bedeutung der drei Positionen des Gebens, Empfangens und Erwiderns, die zusammen, wie Mauss sagt, die „Zyklen“ des Gabentausches strukturieren.<text:note text:id="fn106" text:note-class="footnote"><text:note-citation>106</text:note-citation><text:note-body><text:p text:style-name="Footnote">Ebd., S. 52.
</text:p></text:note-body></text:note>
</text:p>
      <text:h text:style-name="Heading_20_2_unnumbered" text:outline-level="2" text:is-list-header="true">
<text:bookmark-start text:name="OrgXref.org561bcf2"/>
<text:bookmark text:name="org561bcf2"/>Geben, Empfangen und Erwidern als Zyklus der Gabe
<text:bookmark-end text:name="OrgXref.org561bcf2"/></text:h>
      <text:p text:style-name="Text_20_body">Das Geben zeichnet sich durch die „Mobilisierung“ des Kollektivs aus.<text:note text:id="fn107" text:note-class="footnote"><text:note-citation>107</text:note-citation><text:note-body><text:p text:style-name="Footnote">Ebd., S. 15.
</text:p></text:note-body></text:note> Der <text:span text:style-name="Emphasis">potlatch</text:span> in Nordamerika oder in seiner abgeschwächten Form des melanesischen <text:span text:style-name="Emphasis">kula</text:span> stellen deutliche Beispiele einer solchen Mobilisierung des Kollektivs dar. Der <text:span text:style-name="Emphasis">potlatch</text:span> wird von einem Häuptling, sei es ein Familien- oder ein Clanchef, gegeben. Das Geben des <text:span text:style-name="Emphasis">potlatchs</text:span> setzt voraus, dass der Häuptling nicht nur seine Familie, sondern die größtmögliche Anzahl von Akteuren um sich herum schart. Im melanesischen <text:span text:style-name="Emphasis">kula</text:span> versammeln sich die Dörfer und Clans um ihren Chef, bereiten maritime Expeditionen vor, um Dörfern und Clans auf anderen Inseln Gaben zu überbringen. Es sind stammesübergreifende Phänomene, die „ja selbst auf internationaler Ebene bestimmt werden“,<text:note text:id="fn108" text:note-class="footnote"><text:note-citation>108</text:note-citation><text:note-body><text:p text:style-name="Footnote">Ebd., S. 17.
</text:p></text:note-body></text:note> wie die Beispiele des nordamerikanischen <text:span text:style-name="Emphasis">potlatch</text:span> zeigen. Sie kommen aber auch dorf- oder clanintern wie beim potlatch der Tlingit oder in Britisch-Kolumbien vor. Diese verschwenderische Ausgabe, die bis zur Zerstörung des von diesen Gesellschaften im <text:span text:style-name="Emphasis">potlatch</text:span> angehäuften Vermögens gehen kann, symbolisiert das Prestige, das adelige Wesensmerkmal der Häuptlinge und ihrer Clans. Sie wird häufig von verschiedenen Ritualen begleitet – der Geber wird zum Schafott gebracht, der Klettermast wird aufgezogen –, die metaphorisch auf eine doppelte Bewegung des Gebers bzw. der Geber verweisen, der/die durch das Geben des <text:span text:style-name="Emphasis">potlatch</text:span> seine/ihre soziale Position den Empfängern des <text:span text:style-name="Emphasis">potlatch</text:span> zeigt/zeigen und ihnen dadurch seinen/ihren Einfluss auf sie deutlich macht/machen.<text:note text:id="fn109" text:note-class="footnote"><text:note-citation>109</text:note-citation><text:note-body><text:p text:style-name="Footnote">Ebd., S. 68, Anm. 138.
</text:p></text:note-body></text:note>
</text:p>
      <text:p text:style-name="Text_20_body">Mit dem Empfangen von Gaben stellt sich die Frage der weiteren Durchführung des Gabentausches und daher der Verantwortung für den Gabentausch im Dorf oder im Clan. Gleichzeitig bedeutet diese Position für den Geber, der eine Gabe erbracht hat und sich jetzt in der Position befindet, eine Gabe zu empfangen, dass er „vom Zorn des Gebers abhängig“ ist.<text:note text:id="fn110" text:note-class="footnote"><text:note-citation>110</text:note-citation><text:note-body><text:p text:style-name="Footnote">Ebd., S. 115.
</text:p></text:note-body></text:note> Er wird zu dessen „‚Partner-Kandidat‘“, wie die Melanesier sagen.<text:note text:id="fn111" text:note-class="footnote"><text:note-citation>111</text:note-citation><text:note-body><text:p text:style-name="Footnote">Ebd., S. 47.
</text:p></text:note-body></text:note> Dieser Partnerstatus ist variabel, wobei sich diese Variabilität sowohl in der Vielfalt der Gegenstände, die der Partner-Kandidat erhält, als auch in seiner Haltung zu diesen Gaben widerspiegelt. Daher ist es wichtig, diesen Partner zu umschmeicheln und ihm mehrere Gaben darzubieten, die ihm zeigen, mit wem er es zu tun hat. Die Entgegennahme ist gleichermaßen ein Test, der belegt, ob der Empfänger fähig ist, den Gabentausch auf weitere Akteure im Dorf oder im Clan bzw. auf das Kollektiv auszuweiten. Ist der Partner „erst zur Hälfte Partner“ oder ist er ein Partner, der sich wirklich verpflichtet, die Gabe nicht nur anzunehmen, sondern sie auch und vor allem zu erwidern? Wenn der Empfänger die Gabe ablehnt, dann verliert er unweigerlich an „Würde“.<text:note text:id="fn112" text:note-class="footnote"><text:note-citation>112</text:note-citation><text:note-body><text:p text:style-name="Footnote">Ebd., S. 76f.
</text:p></text:note-body></text:note> Auch wenn solche Ablehnungen hin und wieder vorkommen, betreffen sie nur bestimmte Akteurkategorien, nämlich solche, die im Allgemeinen einen hohen sozialen Status haben. In der Regel werden Gaben jedoch nicht abgelehnt, denn eine solche Verweigerung würde den Empfänger isolieren. Deshalb gibt es in der Position des Empfangens für den Empfänger und den/die ihm gegenüberstehende(n) Geber eine doppelte Herausforderung. Es wird geprüft, ob der Empfänger seine Position halten kann, wenn er am Gabentausch teilnimmt, und ob er fähig ist, in diesem Tausch zu bleiben. Von dem Empfänger wird also erwartet, der Gabe zu widerstehen und dabei seine Identität und seine Würde unter Beweis zu stellen. Gleichzeitig wird die Fähigkeit des Gebers infrage gestellt, Gaben zu tätigen, weshalb der Geber Strategien einsetzt, um zu gewährleisten, dass der Empfänger die Gabe tatsächlich annimmt.
</text:p>
      <text:p text:style-name="Text_20_body">Sowohl für den Empfänger als auch für den Geber ist deshalb das Empfangen der Höhepunkt im Zyklus des Gabentausches. Mit dem Empfangen werden die jeweiligen Positionen im Gabentausch bestätigt, und gleichzeitig wird der Punkt erreicht, an dem der Gabentausch fortgesetzt oder unterbrochen wird. Abgesehen von der sozialen Identität der Akteure, die durch ihre Position im Gabentausch gekennzeichnet ist und zugleich ihre Position in der gesellschaftlichen Hierarchie widerspiegelt, steht das Prinzip der Identifikation selbst auf dem Spiel. Denn durch die Ablehnung der Gabe weigert sich der Empfänger nicht nur, sich dem Gabentausch zu stellen. Er verwehrt auch anderen die Möglichkeit, zu zeigen, wer sie sind, wie sie ihre Ehre verteidigen, welche Macht sie haben und zu welchen Opfern sie fähig sind. Das Erwidern der Gabe entspannt diese Situation.
</text:p>
      <text:p text:style-name="Text_20_body">Nach Mauss ist der „wichtigste dieser geistigen Mechanismen [des Gabentausches; CP] (…) ganz offensichtlich jener, der dazu zwingt, das empfangene Geschenk zu erwidern“.<text:note text:id="fn113" text:note-class="footnote"><text:note-citation>113</text:note-citation><text:note-body><text:p text:style-name="Footnote">Ebd., S. 18f.
</text:p></text:note-body></text:note> Das Erwidern der Gabe ist zeitlich gesehen nicht nur der letzte Akt im Zyklus des Gabentausches. Es ist auch der Moment der Anerkennung der Position des Gebers seitens des Empfängers einerseits und die Anerkennung der Position des Empfängers seitens des Gebers andererseits. Schließlich ist es die Anerkennung des Gabentausches selbst, der sich nicht nur zwischen ihnen entwickelt, sondern auch auf das Kollektiv, auf ihre Familien, auf ihren Clan und auf ihr Dorf übergreift. Diese Einschreibung der Gaben in der ganzen Gesellschaft verpflichtet diese Gesellschaft zu neuen Gaben und zu neuen Zyklen des Gabentausches. Was zu dieser Einschreibung beiträgt, sind die materiellen und immateriellen Gegenstände, die gegeben werden und anschließend erwidert werden müssen. Beim Erwidern ist der Gegenstand deshalb wichtig, weil er den Beweis dafür liefert, dass ein Gabentausch stattgefunden hat. Der Gegenstand repräsentiert den Gabentausch, was Mauss mit der „Gewißheit“ gleichsetzt, dass die Gabe tatsächlich erwidert wurde.<text:note text:id="fn114" text:note-class="footnote"><text:note-citation>114</text:note-citation><text:note-body><text:p text:style-name="Footnote">Ebd., S. 63.
</text:p></text:note-body></text:note> Was und auf welche Weise im Gabentausch erwidert wird, bestimmt den Erwerb oder den Verlust des Ranges, der sozialen Position sowie den Abschluss und die Eröffnung eines neuen Gabenzyklus. Mauss’ Argument, das er in Unterstützung seines Ansatzes zum Zwangscharakter der Erwiderung der Gabe heranzieht, bezieht sich auf den Begriff des <text:span text:style-name="Emphasis">hau</text:span>, auf den Geist des Gebers im gegebenen Gegenstand, der seine Rückkehr zum Geber verlangt und den Empfänger diskreditiert, wenn dieser den Gegenstand nicht erwidert. Im Vergleich zum <text:span text:style-name="Emphasis">mana</text:span> – der Kraft des Gabentausches – ist das <text:span text:style-name="Emphasis">hau</text:span> die „Kraft der Dinge“,<text:note text:id="fn115" text:note-class="footnote"><text:note-citation>115</text:note-citation><text:note-body><text:p text:style-name="Footnote">Ebd., S. 80.
</text:p></text:note-body></text:note>, die ihre Rückkehr zum Geber fordern. Aber das hau ist nicht alles. Es gibt weitere Elemente, die dazu beitragen, das Erwidern der Gaben zu fördern und zu motivieren. Eines dieser Elemente betrifft die Verhältnisse zwischen den Akteuren und besonders die Art und Weise, wie sich das Geben und das Erwidern gegenseitig herausfordern. In diesem Zusammenhang bedeutet das Erwidern für einen Akteur, dass er in der Regel mehr zurückgeben muss, als er erhalten hat. Dies setzt ihn einerseits unter Druck, auch wenn dieser Druck andererseits im Erwidern gegen den Geber umgedreht werden kann. Diese Umkehr der Asymmetrie zwischen dem Geber und dem Akteur, der die Gabe erwidern soll, äußert sich darin, dass der Akteur in der Position des Erwiderns die Gabe häufig „mit Zinsen“ erwidert,<text:note text:id="fn116" text:note-class="footnote"><text:note-citation>116</text:note-citation><text:note-body><text:p text:style-name="Footnote">Ebd., S. 78.
</text:p></text:note-body></text:note> um den Geber gezielt zu erniedrigen, damit er sich verpflichtet, den Gabentausch fortzusetzen. So wird ein Zyklus des Gabentausches abgeschlossen und ein neuer eröffnet. Ein anderes Element, das zur Gewährleistung des Erwiderns der Gabe beiträgt, verweist demgegenüber auf das Verhältnis zwischen Akteur und Gesellschaft. Dieses Element vergegenwärtigt sich nach Mauss schon in den demonstrativsten Formen der Zerstörung von Vermögen im <text:span text:style-name="Emphasis">potlatch</text:span>, die darauf hinweisen, dass hinter dem, was im Gabentausch zirkuliert, Institutionen wie der Totenkult oder das Gottesopfer stehen. Etwa im <text:span text:style-name="Emphasis">kula</text:span> ist es nicht möglich, Gegenstände unabhängig von den Kulten und Institutionen zu verwenden, mit denen diese Gegenstände verbunden sind, woraus Mauss schließt: „Den Lebenden geben heißt den Toten geben“.<text:note text:id="fn117" text:note-class="footnote"><text:note-citation>117</text:note-citation><text:note-body><text:p text:style-name="Footnote">Ebd., S. 69, Anm. 142.
</text:p></text:note-body></text:note> Beim Erwidern der Gabe geht es deshalb nicht nur darum, die Gabe des Gebers auszugleichen. Es geht insbesondere darum, sich mit den gesellschaftlichen Institutionen in Verbindung zu setzen, mit denen ein Gegenstand assoziiert ist.
</text:p>
      <text:p text:style-name="Text_20_body">Das Erwidern im Gabentausch zeigt besonders deutlich, dass die Gabe nicht nur zur Behauptung von persönlichen und sozialen Identitäten, sondern auch zur Positionierung von Akteuren in der Gesellschaft und daran anschließend zur Hierarchisierung der Gesellschaft beiträgt. Dies gilt nicht nur für alte Gesellschaften oder Gesellschaften anderer Kulturen, sondern auch für unsere Gesellschaften. Die Gabe versteht Mauss entsprechend als Felsen („roc“) aller Gesellschaften.<text:note text:id="fn118" text:note-class="footnote"><text:note-citation>118</text:note-citation><text:note-body><text:p text:style-name="Footnote">Ebd., S. 14.
</text:p></text:note-body></text:note>
</text:p>
      <text:h text:style-name="Heading_20_2_unnumbered" text:outline-level="2" text:is-list-header="true">
<text:bookmark-start text:name="OrgXref.org65aefba"/>
<text:bookmark text:name="org65aefba"/>Die Gabe als Felsen aller Gesellschaften
<text:bookmark-end text:name="OrgXref.org65aefba"/></text:h>
      <text:p text:style-name="Text_20_body">Im Gabentausch werden nicht nur die Klassifikationsmuster von Gesellschaften deutlich, sondern auch, wie sie entweder zugunsten oder gegen die Akteure und Gruppen angepasst werden, die am Gabentausch teilnehmen. Der Gabentausch bestimmt sowohl den künftigen Gabentausch als auch die Art und Weise, wie dieser Austausch weitere gesellschaftliche Klassifikationen und Hierarchien hervorbringt, in denen wiederum Akteure und Gruppen eingeordnet werden. Im Gabentausch sieht man „Gesellschaften in ihrem dynamischen oder ihrem physiologischen Zustand“.<text:note text:id="fn119" text:note-class="footnote"><text:note-citation>119</text:note-citation><text:note-body><text:p text:style-name="Footnote">Ebd., S. 139.
</text:p></text:note-body></text:note> Beim Gabenzyklus kommt es zu einer Verhandlung gesellschaftlicher Hierarchien, aus der im Abschluss des Zyklus teilweise eine Rechtfertigung und teilweise eine Erneuerung der Gesellschaft resultiert. Deshalb gilt der Gabentausch nicht nur als Zirkulationsinstanz von materiellen und immateriellen Gegenständen, sondern auch als eine Verteilungsinstanz von Menschen, Dingen, Symbolen, Zeichen, Göttern usw. auf die Gesellschaft, die den Ausgangspunkt für die Erfahrung einer erneuerten sozialen Ordnung mit neuen Tauschmöglichkeiten darstellt, und die von der gegenseitigen Anerkennung, Legitimation und Zirkulation der Macht zwischen Akteuren/Gruppen abhängt. Zwischen Wirtschaft und Gesellschaft, Freiheit und Zwang, Eigennützigkeit und Uneigennützikgeit entwickelt sich die Gabe nicht nur in segmentären Gesellschaften, sondern auch in unseren Gesellschaften. Die Gabe ist nicht nur eine Besonderheit ferner Gesellschaften und Kulturen. Mauss sieht in ihr vielmehr eine Alternative zur Veränderung der modernen Gesellschaften, weil die Gabe in ihren Wurzeln noch immer in unserer Gegenwart lebendig ist. Deshalb sollte sie in unseren rationalisierten, utilitaristischen und desillusionierten Gesellschaften als Tauschpraxis wieder aufgegriffen und im Zentrum des gesellschaftlichen Lebens platziert werden. Die Gabe enthält gleichermaßen eine Friedensbotschaft – so geht es bei der Gabe zwar auch um Herausforderungen, Rache, Kämpfe und Machtverhältnisse, sie lässt sich jedoch keineswegs auf diese Ereignisse reduzieren. Grundsätzlich zielt sie darauf ab, das gesellschaftliche Band zu erneuern und weiterzuentwickeln. Wenn man gibt, gibt man nicht nur eine Ware oder eine Dienstleistung. Man gibt auch ein Stück von sich selbst.
</text:p>
      <text:p text:style-name="Text_20_body">Obgleich Mauss die Vielseitigkeit des Gabentausches aufzeigt und die Gabe als Konvergenzpunkt der Moral, der Wirtschaft, des Rechts, der Religion, der Magie, der Ästhetik, des Körpers, der Gefühle und der Emotionen bestimmt, lässt sein Essay doch Zweifel daran aufkommen, ob die Gabe wirklich dieser „roc“, dieser Felsen der Gesellschaft ist. Mauss beschreibt die Gabe unter Rekurs auf das Vokabular indigener Bevölkerungen, deren Termini oft keine adäquate Übersetzung zulassen, was wiederum einer einseitigen Verwendung solcher Termini Vorschub leisten kann. Dies trifft im Besonderen auf die Verwendung des <text:span text:style-name="Emphasis">mana</text:span> und des <text:span text:style-name="Emphasis">hau</text:span> zu, auf die Mauss zur Beschreibung der Kraft der Gaben und des Geistes des Gebers im gegebenen Gegenstand rekurriert. In der Ethnologie hat dieser begriffliche Umgang Kontroversen ausgelöst.<text:note text:id="fn120" text:note-class="footnote"><text:note-citation>120</text:note-citation><text:note-body><text:p text:style-name="Footnote">Vgl. etwa <text:a xlink:type="simple" xlink:href="#org1452afe">Firth, Raymond 1940</text:a>; <text:a xlink:type="simple" xlink:href="#orga6f3d5f">Lefort, Claude 1950</text:a>; <text:a xlink:type="simple" xlink:href="#org6c23609">Lévi-Strauss 2010</text:a>; <text:a xlink:type="simple" xlink:href="#orgbb2b545">Weiner, Annette 1985</text:a>.
</text:p></text:note-body></text:note> Mauss wird vorgeworfen, dass er diese Begriffe zu frei gedeutet habe. Beide Begriffe unterstützten eine Deutung der Gabe als einer gesellschaftlichen Tauschpraxis, die der Wirtschaft und dem wirtschaftlichen Tausch gegenüber immun wäre, was jedoch der Vorstellung einer Einbettung in der Gesellschaft entgegenlaufe. Sein engster Freund Hubert wirft ihm dies unmittelbar vor, als er 1925 <text:span text:style-name="Emphasis">Die Gabe</text:span> gelesen hat.<text:note text:id="fn121" text:note-class="footnote"><text:note-citation>121</text:note-citation><text:note-body><text:p text:style-name="Footnote">Vgl. <text:a xlink:type="simple" xlink:href="#orgf1221e2">Benthien et al. 2021, S. 531</text:a>, Brief 446 vom 21.12.1925.
</text:p></text:note-body></text:note> In der Folge wird die Kritik geäußert, dass Mauss das obligatorische und daher reziproke Merkmal der Gabe überbetont habe, was zur Relativierung einer möglichen Verbindung zwischen der Gabe und der Idee einer moralisch tragfähigen Sozialwirtschaft in den Industriegesellschaften führe. Liegen in der Gabe tatsächlich die grundlegenden Normen unserer sozialen Verhältnisse? Oder zeigt die Gabe nur unsere blinde Idealisierung dieser Normen und entlarvt unseren Ethnozentrismus, wenn es darum geht, die verschiedenen Merkmale des sozialen und kulturellen Austauschs zu analysieren? Oder geht es noch um etwas anderes, wie Mauss’ normativen und politischen Schriften nahelegen?
</text:p>
      <text:p text:style-name="Text_20_body">Am 11.05.1924 gibt es Parlamentswahlen in Frankreich, und die Sozialisten der SFIO nehmen an diesen Wahlen an der Seite der <text:span text:style-name="Emphasis">Radicaux indépendants</text:span>, der <text:span text:style-name="Emphasis">Parti républicain radical et radical-socialiste</text:span>, der <text:span text:style-name="Emphasis">Parti républicain-socialiste</text:span> teil. Es ist ein lockeres Wahlbündnis, das jedoch die Wahl gewinnt und Séverac wie Mauss in ihren Überzeugungen bestätigt. Besonders für Mauss bringt dieser Erfolg die Hoffnung mit, dass die Sozialisten verstanden haben, welche Einheit sie tatsächlich wollen, um Frankreich aus der finanziellen Krise auf dem Weg zum Bündnis mit den anderen Ländern Europas und darunter insbesondere Deutschlands im Rahmen eines noch entfernten und idealisierten europäischen Verbandes zu führen. In dieser Zeit glaubt Mauss an die Verwirklichung eines anderen Sozialismus, den er fünf Jahre zuvor in Folge der britischen Reformen erstmals skizziert hatte, um ihn anschließend dem befreundeten Ehepaar Beatrice und Sidney Webb vorzuschlagen. Diese Skizze steht nicht nur im Einklang mit den normativen Schlussfolgerungen, die er später in <text:span text:style-name="Emphasis">Die Gabe</text:span> präsentieren wird. Vielmehr erwähnt und berichtet er im November 1920, als er über den Genfer Kongress der II. Internationale berichtet,<text:note text:id="fn122" text:note-class="footnote"><text:note-citation>122</text:note-citation><text:note-body><text:p text:style-name="Footnote">Vgl. <text:a xlink:type="simple" xlink:href="#org4c7ada0">Mauss 1920b</text:a>.
</text:p></text:note-body></text:note> auch über den von Sidney und Beatrice Webb unterbreiteten Vorschlag einer Verfassung für die sozialistische Republik, die nach Auffassung der Webbs zur Verfassung Großbritanniens werden sollte. Mauss sieht diesen Vorschlag in direkter Verbindung zu den Äußerungen von Jaurès in <text:span text:style-name="Emphasis">L’Armée nouvelle</text:span> (1911),<text:note text:id="fn123" text:note-class="footnote"><text:note-citation>123</text:note-citation><text:note-body><text:p text:style-name="Footnote">Ebd., S. 3.
</text:p></text:note-body></text:note> und auch in enger Verbindung mit seiner Vorstellung der Totalität, wie er sie in <text:span text:style-name="Emphasis">Die Gabe</text:span> vertreten wird: „Jetzt werden rechtliche und wirtschaftliche Formeln für die Totalität des sozialen Lebens angeboten, und diese Formeln sind sehr sozialistisch. Andererseits betreffen sie nur das Mögliche, das Unmittelbare, diese Dinge, die in das Gesetz aufgenommen werden können; morgen werden sie in England in das Gesetz aufgenommen, wenn die Labour Party mit Mehrheit die Macht legal beanspruchen wird“.<text:note text:id="fn124" text:note-class="footnote"><text:note-citation>124</text:note-citation><text:note-body><text:p text:style-name="Footnote">Ebd., S. 4.
</text:p></text:note-body></text:note> Und Mauss fährt begeistert fort: „Wir befinden uns nicht mehr nur im Bereich der Utopie oder der destruktiven Revolution. Wir befinden uns auch nicht mehr im Bereich der rein bürgerlichen Reformen. Hier liegt ein umfassender Plan für den Wiederaufbau des gesamten englischen Gesellschaftslebens vor. Es handelt sich hierbei nicht um ein Minimalprogramm. Der englischen Gesellschaft wird eine vollständige Veränderung des englischen Lebens zur Diskussion vorgeschlagen“.<text:note text:id="fn125" text:note-class="footnote"><text:note-citation>125</text:note-citation><text:note-body><text:p text:style-name="Footnote">Ebd.
</text:p></text:note-body></text:note> Zu den Hebeln dieser Veränderungen gehört auch das Prinzip der Kommunalisierung von Ressourcen, worüber Mauss in seinen politischen Schriften in Anlehnung an die genossenschaftliche Organisation von Kommunen und Städten viel spricht. In diesem Zusammenhang hat Mallard mehrmals betont, dass Mauss <text:span text:style-name="Emphasis">Die Gabe</text:span> nicht nur in der Verlängerung seiner soziologischen Untersuchungen zum Opfer, zur Magie und zu den gesellschaftlichen Klassifikationssystemen situiert. Er versteht sie in sehr enger Verbindung mit seiner Vorstellung der Entwicklung der europäischen Nationen nach dem Ersten Weltkrieg, die vor der Herausforderung stehen, eine neue Form der internationalen Allianz im Frieden zu gründen. Dabei geht es darum, die Idee von Gesellschaft auf einer neuen – internationalen bzw. europäischen – Ebene zu erneuern.<text:note text:id="fn126" text:note-class="footnote"><text:note-citation>126</text:note-citation><text:note-body><text:p text:style-name="Footnote">Vgl. <text:a xlink:type="simple" xlink:href="#org6dfde95">Mallard 2011</text:a>; <text:a xlink:type="simple" xlink:href="#org57ab7c5">Mallard / Terrier 2021</text:a>.
</text:p></text:note-body></text:note> Dies haben die Gesellschaften immer gemacht, als sie Krisen gegenüberstanden. Es ist undenkbar, dass die sogenannten modernen Gesellschaften dies nicht tun würden. Aber für Mauss, der bald 60 Jahre alt wird, ist diese Herausforderung umso schwieriger zu bewältigen, als die jüngere Generation, die ein solches Projekt übernehmen sollte, mehrheitlich im Krieg dezimiert wurde. Das ist nicht nur ein Problem angesichts der politischen internationalen Lage, sondern auch in Bezug auf die Ausbildung derjenigen Menschen, die ein solches Projekt tragen könnten. Mauss erlebt es im Kleinen am Beispiel des eignen akademischen Kontextes.
</text:p>
      <text:h text:style-name="Heading_20_2_unnumbered" text:outline-level="2" text:is-list-header="true">
<text:bookmark-start text:name="OrgXref.orgebdc3ad"/>
<text:bookmark text:name="orgebdc3ad"/>Mauss und die Reform des Hochschulsystems in Frankreich
<text:bookmark-end text:name="OrgXref.orgebdc3ad"/></text:h>
      <text:p text:style-name="Text_20_body">Seit dem Ende des Ersten Weltkrieges werden die Stimmen lauter, die Mauss darum bitten, das Projekt von <text:span text:style-name="Emphasis">L’Année sociologique</text:span> wieder aufzunehmen. Aber lohnt sich ein solches Unterfangen noch? Mauss ist der Ansicht, dass er diese Frage nur dann mit Ja beantworten kann, wenn <text:span text:style-name="Emphasis">L’Année</text:span> neu organisiert wird. Die Arbeitslast unter den Mitarbeitern muss besser aufgeteilt werden. <text:span text:style-name="Emphasis">L’Année</text:span> dürfte keine zum Jahrbuch mutierende Zeitschrift mehr sein, sondern eine Fachzeitschrift, die zudem nicht nur für das Vorhaben der Durkheimianer werben sollte, sondern auch zum Fortschritt der Soziologie und der Sozialwissenschaften weltweit beitragen sollte. <text:span text:style-name="Emphasis">L’Année</text:span> müsste dann für Beiträge aus dem Ausland geöffnet werden. Mauss mobilisiert sein Netzwerk im Ausland, um Autoren für <text:span text:style-name="Emphasis">L’Année</text:span> zu gewinnen und die Arbeit an der Zeitschrift zu finanzieren. 1925 trägt er selbst am meisten zum ersten Band von <text:span text:style-name="Emphasis">L’Année</text:span> bei. Er schreibt einen Nachruf auf Durkheim und die im Krieg verstorbenen Mitarbeiter von <text:span text:style-name="Emphasis">L’Année</text:span>. Er veröffentlicht in <text:span text:style-name="Emphasis">L’Année</text:span> <text:span text:style-name="Emphasis">Die Gabe</text:span>. Er verfasst mehr als hundert Rezensionen und Besprechungen aus dem zunehmend sich ausweitenden Feld der Sozialwissenschaften. Überdies ist Mauss wichtig, dass sich <text:span text:style-name="Emphasis">L’Année</text:span> nicht mehr wie die Kirche aus Gefolgsmännern zusammensetzt, die ausschließlich um ihren sakralen Anführer – Mauss selbst – kreisen. Entsprechend sei es nicht Aufgabe der Zeitschrift, an den Geist einer Schule zu erinnern, sondern eine nützliche Arbeit für gegenwärtige und künftige Sozialwissenschaftler zu leisten. Deshalb ist es Mauss ein besonderes Anliegen, gute Beziehungen zu Wissenschaftlern der Psychologie, der Geschichte und der Ethnologie zu pflegen, deren wissenschaftlichen Fortschritte er bewundert. Diese Wissenschaften haben sich innerhalb von 25 Jahren sehr weit entwickelt und liefern der Soziologie nach Mauss’ Dafürhalten ein gutes Beispiel des Weges, den die Soziologie ebenfalls beschreiten muss, um zu einer modernen Wissenschaft zu werden. Auch deshalb beschäftigt sich Mauss nach dem Ersten Weltkrieg nicht nur mit der Soziologie allein, die er weiter unterstützen will, sondern es geht ihm um mehr bzw. um die französischen Sozialwissenschaften insgesamt.
</text:p>
      <text:p text:style-name="Text_20_body">Sie benötigen besser organisierte wissenschaftlichen Strukturen, wie etwa in den Vereinigten Staaten mit ihren neuen, von Stiftungen finanzierten und hoch technisierten Universitäten, die Mauss 1926 besucht und die ihn schwer beeindrucken.<text:note text:id="fn127" text:note-class="footnote"><text:note-citation>127</text:note-citation><text:note-body><text:p text:style-name="Footnote">Vgl. <text:a xlink:type="simple" xlink:href="#orga0f3e8d">Fournier 2017, S. 413</text:a>.
</text:p></text:note-body></text:note> Es braucht nicht nur weitere wissenschaftliche Institute, die sich mit den Problemen der Zeit beschäftigen (der wirtschaftlichen Krise, dem Kolonialismus, der Entstehung von neuen politischen Ideologien). Mauss fordert zudem eine bessere Kommunikation zwischen den französischen Sozialwissenschaften und schlägt vor, sie an einem Ort, etwa an der Universität Paris Sorbonne, in benachbarten Gebäuden, unterzubringen und auf diese Weise die Bildung einer gemeinsamen Wissenschaftskultur zu unterstützen. Die Psychologie solle am dort ansässigen Institut für Psychologie gelehrt werden und das Institut für Ethnologie müsse ebenfalls dorthin verschoben werden. Auch ein Institut für Sozialwissenschaften müsse entweder an der Sorbonne eingerichtet, oder als eine sechste Sektion an der EPHE geschaffen werden.<text:note text:id="fn128" text:note-class="footnote"><text:note-citation>128</text:note-citation><text:note-body><text:p text:style-name="Footnote">Vgl. <text:a xlink:type="simple" xlink:href="#org6f4f7b5">Fournier 1994, S. 530</text:a> ff..
</text:p></text:note-body></text:note> Mauss ist von seiner Idee so überzeugt, dass er sich mit der in Paris beheimateten Tochterstiftung der amerikanischen <text:span text:style-name="Emphasis">Laura-Spelman-Rockefeller-Stiftung</text:span> in Verbindung setzt, von deren finanzieller Macht er seit seiner Reise in die Vereinigten Staaten beeindruckt ist. Aber für die <text:span text:style-name="Emphasis">Rockefeller-Stiftung</text:span> ist Mauss’ Vorhaben nicht konkret genug, weshalb sie sein Projekt im Gegensatz zu anderen konkurrierenden Projekten nicht unterstützt.
</text:p>
      <text:p text:style-name="Text_20_body">Zu dieser Enttäuschung kommen weitere unangenehme Ereignisse hinzu. Infolge der Veröffentlichung des ersten Bandes der neuen Reihe von <text:span text:style-name="Emphasis">L’Année</text:span> möchte Mauss die Zukunft der Zeitschrift und einen zweiten Band planen, weshalb er seine Freunde und einige Mitarbeiter von <text:span text:style-name="Emphasis">L’Année</text:span>, z. B. Hubert, Bouglé und Fauconnet, kontaktiert. Sie antworten, dass sie nicht mehr mitmachen möchten. Mauss lässt sich dennoch nicht entmutigen und versucht seine Kollegen von der Bedeutung der Zeitschrift für die Sozialwissenschaften in Frankreich und weltweit zu überzeugen. Aber 1927 stirbt Hubert und mit ihm verlieren Mauss und <text:span text:style-name="Emphasis">L’Année</text:span> einen wertvollen Freund und eine außerordentliche Arbeitskraft. Mauss versucht aus eigener Kraft die Essays für den ersten Teil des zweiten Bandes von <text:span text:style-name="Emphasis">L’Année</text:span> zu stemmen und Bibliographien zu bestellen, damit die Rezensionen zu den wichtigsten Neuerscheinungen verfasst werden können. 1927 erscheint der zweite Band von <text:span text:style-name="Emphasis">L’Année</text:span>, er ist jedoch unvollständig. Im gleichen Jahr erfährt Mauss vom Tod Alice Hertz’. Weniger schlimm, aber nicht wirklich ermutigend, muss Mauss feststellen, dass die sozialistischen Bewegungen und die Zeitungen, die er unterstützt hatte, eine Entwicklung durchleben, die ihm immer fremder wird. Die Möglichkeit der Teilnahme an der französischen Regierung scheint den Sozialisten greifbarer denn je, aus demselben Grund wachsen aber auch gleichzeitig die Konflikten zwischen den Sozialisten, die sich gegenseitig versprechen, getrennte Wege zu gehen. Die Einheit, die sich Mauss wünschte und im Jahre 1924 fast verwirklicht wurde, ist wieder gefährdet. Ein einziges Ereignis gibt Mauss in diesen grauen Zeiten Hoffnung: Seine dritte Bewerbung auf eine Professur am <text:span text:style-name="Emphasis">Collège de France</text:span> hat diesmal geklappt, und mit der Unterstützung von Andler und seinen Freunden um die Überbleibsel der Durkheim-Gruppe wird Mauss am 03.02.1931 als Professor für Soziologie am <text:span text:style-name="Emphasis">Collège</text:span> vom Präsidenten der Französischen Republik Gaston Doumergue bestätigt. In dieser Rolle erscheint Mauss für seine Freunde immer mehr als der selbstverständliche Leiter der Durkheim-Schule neuer Fassung, weshalb sie zu Mauss mit neuen Ideen kommen.
</text:p>
      <text:p text:style-name="Text_20_body">Célestin Bouglé, François Simiand und Halbwachs legen Mauss nahe, eine weitere Ausgabe von <text:span text:style-name="Emphasis">L’Année</text:span> in Angriff zu nehmen, die die neue Vision unterstützt, die Mauss für die Zeitschrift entwickelt hat. Die Zeitschrift muss die Fortschritte der Sozialwissenschaften weltweit abbilden und deshalb stärker internationalisiert werden. Zudem sollte sie nicht mehr <text:span text:style-name="Emphasis">L’Année</text:span> heißen, sondern am Vorbild ähnlicher Zeitschriften anderer Disziplinen <text:span text:style-name="Emphasis">Les Annales sociologiques</text:span> heißen. Halbwachs übernimmt die Leitung der Redaktion von <text:span text:style-name="Emphasis">Les Annales</text:span> und bittet Mauss darum, zu sondieren, ob die <text:span text:style-name="Emphasis">Rockefeller-Stiftung</text:span> bereit wäre, <text:span text:style-name="Emphasis">Les Annales</text:span> zu finanzieren.<text:note text:id="fn129" text:note-class="footnote"><text:note-citation>129</text:note-citation><text:note-body><text:p text:style-name="Footnote">Vgl. <text:a xlink:type="simple" xlink:href="#org8d7c5c3">Käsler 1985, S. 140</text:a> ff..
</text:p></text:note-body></text:note> Zwar erklärt sich die <text:span text:style-name="Emphasis">Rockefeller-Stiftung</text:span> zur Finanzierung bereit, möchte hierüber jedoch weniger mit Mauss allein als vielmehr mit den Institutionsleitern der Universität Paris verhandeln. Zudem signalisiert die Stiftung ihr Interesse daran, die Rubriken von <text:span text:style-name="Emphasis">Les Annales</text:span> mitzugestalten, um eine klare Verbindung mit den Sozialwissenschaften in den Vereinigten Staaten herzustellen. Mauss versteht, dass sich nicht nur das Bild der Soziologie verändert hat, sondern auch die Praxis in diesem Fach. Die Soziologie stellt sich immer weniger als eine allgemein-theoretisch orientierte und immer mehr als eine empirisch orientierte Wissenschaft dar, die soziale Probleme lösen und deshalb weiter professionalisiert werden sollte. Mauss teilt diese Vorstellung einer induktiv, normativ und praktisch orientierten Soziologie, weshalb er versucht, die französischen Sozialwissenschaftler unmittelbar in Verbindung mit ihren amerikanischen Kollegen zu bringen. Aber in dieser Zeit taucht ein unerwartetes Problem auf, für das Mauss eine Lösung sucht. Dieses Problem kommt von Straßburg.
</text:p>
      <text:h text:style-name="Heading_20_2_unnumbered" text:outline-level="2" text:is-list-header="true">
<text:bookmark-start text:name="OrgXref.orgf7688f3"/>
<text:bookmark text:name="orgf7688f3"/>Die Kompromisse um die Fortdauer einer soziologischen Tradition
<text:bookmark-end text:name="OrgXref.orgf7688f3"/></text:h>
      <text:p text:style-name="Text_20_body">Halbwachs, der den Lehrstuhl für Soziologie an der Universität Straßburg inne hat, überlegt seit 1930, Straßburg zu verlassen. In einem Brief vom 29.08.1930 kündigt Halbwachs Mauss bereits an: „Ich denke nur daran, eine mögliche Kandidatur an der Sorbonne nicht zu gefährden, falls Bouglé es schafft, dass man ihn von seiner Lehrtätigkeit entbindet“.<text:note text:id="fn130" text:note-class="footnote"><text:note-citation>130</text:note-citation><text:note-body><text:p text:style-name="Footnote">Vgl. <text:a xlink:type="simple" xlink:href="#orgbea3d83">IMEC o. J.-a</text:a>.
</text:p></text:note-body></text:note> 1933 verwirklichte Halbwachs seinen Wunsch, näher an Paris heranzukommen, als er die Position von Simiand am <text:span text:style-name="Emphasis">Conservatoire des Arts et Métiers</text:span> vertrat.<text:note text:id="fn131" text:note-class="footnote"><text:note-citation>131</text:note-citation><text:note-body><text:p text:style-name="Footnote">Vgl. <text:a xlink:type="simple" xlink:href="#org0605542">Archives Départementales du Bas-Rhin o. J.-a</text:a>.
</text:p></text:note-body></text:note> Die Frage seiner Nachfolge in Straßburg, die für Mauss und die Durkheim-Anhänger von entscheidender Bedeutung war – Straßburg ist neben dem <text:span text:style-name="Emphasis">Collège de France</text:span> (Mauss) und der Sorbonne in Paris (Fauconnet) die einzige Universität in Frankreich, die einen Lehrstuhl mit der formalen Denomination Soziologie hat –, gestaltet sich allerdings als schwierig. Zunächst geht es darum, den Vorgaben treu zu bleiben, die sich die Universität 1919 bei ihrer Wiedereröffnung gegeben hatte. Um weiterhin den Vergleich mit der alten deutschen Kaiser-Wilhelm-Universität Straßburg zu halten, ist ein renommierter Soziologe erforderlich. Diese erste Herausforderung gewinnt umso mehr an Bedeutung, als Mauss mit einem heiklen Problem konfrontiert ist. Mit dem Wechsel von Halbwachs an die Sorbonne würde die Durkheim-Gruppe einen Soziologie-Lehrstuhl verlieren, was dem Ruf der Durkheimianer nachhaltig schaden könnte. Straßburg bleibt eine Hochburg der französischen Geistes- und Sozialwissenschaften, auf die alle Blicke gerichtet sind. Unter der Generation der Durkheim-Anhänger gibt es jedoch keinen Kandidaten, der die Nachfolge hätte antreten können. Wenn also die Philosophische Fakultät der Universität Straßburg am 04.07.1935 einstimmig Georges Gurvitch als „den einzigen Kandidaten“ auf den Lehrstuhl für Soziologie beruft,<text:note text:id="fn132" text:note-class="footnote"><text:note-citation>132</text:note-citation><text:note-body><text:p text:style-name="Footnote">Vgl. <text:a xlink:type="simple" xlink:href="#org36b1d8e">Müller 2003, S. 269</text:a>, Brief von Marc Bloch an Lucien Febvre vom 04.07.1935.
</text:p></text:note-body></text:note>, so ergibt sich diese Wahl aus einem Doppelzwang aufgrund der „Unmöglichkeit, auf einen Soziologieprofessor zu verzichten und einen anderen als [Gurvitch; CP] zu berufen“.<text:note text:id="fn133" text:note-class="footnote"><text:note-citation>133</text:note-citation><text:note-body><text:p text:style-name="Footnote">Vgl. <text:a xlink:type="simple" xlink:href="#org57ce6a4">IMEC o. J.-b</text:a>, Brief von Halbwachs an Gurvitch vom 21.10.1935.
</text:p></text:note-body></text:note>
</text:p>
      <text:p text:style-name="Text_20_body">Gurvitch lernt Mauss im April 1932 anlässlich einer Bewerbung als Dozent für die Sektion der Religionswissenschaften an der EPHE kennen.<text:note text:id="fn134" text:note-class="footnote"><text:note-citation>134</text:note-citation><text:note-body><text:p text:style-name="Footnote">Ebd., S. Brief von Gurvitch an Mauss vom 15.04.1932.
</text:p></text:note-body></text:note> Mauss weiß wenig von ihm, er glaubt ihn jedoch als einen „Philosophen russischer Herkunft“ zu kennen, „der seit einigen Jahren mit den Durkheimianern in Verbindung steht“.<text:note text:id="fn135" text:note-class="footnote"><text:note-citation>135</text:note-citation><text:note-body><text:p text:style-name="Footnote">Vgl. <text:a xlink:type="simple" xlink:href="#org6f4f7b5">Fournier 1994, S. 647, Anm. 2</text:a>.
</text:p></text:note-body></text:note> Bouglé und Fauconnet sind Mitglieder der Promotionskommission von Gurvitch, dem es gelingt, mehrere Soziologen für sein Institut für Rechtsphilosophie und Rechtssoziologie (IPDSj) zu gewinnen – darunter neben Bouglé und Fauconnet auch Davy, René Hubert, Maxime Leroy, René Maunier und Mauss. Im Jahre 1934 ersetzt Gurvitch in Bordeaux Max Bonnafous, und er bietet Lehrveranstaltungen als Privatdozent am <text:span text:style-name="Emphasis">Collège Sévigné</text:span> in Paris mit dem Ziel an, in der akademischen Welt in Frankreich sichtbar zu bleiben. Im April 1935 verschlechtert sich die Lage. Bonnafous überlegt, seine Stelle in Bordeaux wieder anzutreten, was Gurvitch in einen Zustand „unverzeihlicher Nervosität“ versetzt: „Ich nehme bis heute Drogen, um schlafen zu können“, gesteht er Mauss.<text:note text:id="fn136" text:note-class="footnote"><text:note-citation>136</text:note-citation><text:note-body><text:p text:style-name="Footnote">Vgl. <text:a xlink:type="simple" xlink:href="#org57ce6a4">IMEC o. J.-b</text:a>, Brief von Gurvitch an Mauss vom 08.04.1935.
</text:p></text:note-body></text:note> Bonnafous trifft seine Entscheidung am 26. April, was für Gurvitch bedeutet, dass er zum 1. Mai aus dem Dienst entlassen wird. In jener Zeit leidet Gurvitch nicht nur an einer Depression, sondern auch die Symptome „einer Herzkrankheit, die sich nun sehr schmerzhaft bemerkbar macht“, treten bei ihm zum ersten Mal auf.<text:note text:id="fn137" text:note-class="footnote"><text:note-citation>137</text:note-citation><text:note-body><text:p text:style-name="Footnote">Vgl. <text:a xlink:type="simple" xlink:href="#org57ce6a4">ebd.</text:a>, Brief von Gurvitch an Mauss vom 26.04.1935.
</text:p></text:note-body></text:note> Zwei Optionen stehen Gurvitch noch offen: Er kann sich auf den Lehrstuhl für Moral und Soziologie an der Philosophischen Fakultät der Universität Montpellier, oder auf den Lehrstuhl für Soziologie in Straßburg bewerben. Mitte Mai entscheidet sich jedoch die Philosophische Fakultät an der Universität Montpellier den Lehrstuhl für Moral und Soziologie umzustrukturieren, der daraufhin zum Lehrstuhl für Geschichte der Philosophie umdenominiert wird. Gurvitch bleibt deshalb nur noch der Lehrstuhl in Straßburg. Mauss ist mit dieser Lage mäßig zufrieden. Gurvitch ist nicht wirklich Soziologe und auch nicht wirklich ein Anhänger der Durkheim-Gruppe. Zudem läuft seine Bewerbung der Personalpolitik an der elsässischen Universität Straßburg zuwider, die im Grundsatz einer Logik der Opposition gegen Deutschland folgt und auf Assimilation der Elsässer ausgerichtet ist.
</text:p>
      <text:p text:style-name="Text_20_body">Es ist daher auch wenig überraschend, dass die literaturwissenschaftliche Fakultät in Straßburg auf Pierre Maxime Schuhl als Ersatz für Halbwachs setzt. Als <text:span text:style-name="Emphasis">agrégé</text:span> aus dem Elsass passt er besser als Gurvitch in das Bild, das sich die Kollegen an der Fakultät vom idealen Bewerber machen. Lässt man die Russophobie einiger Kollegen in Straßburg außer Acht, stellt sich immer noch die Frage, ob Gurvitchs Einbürgerung alleine ausreicht, um die Zweifel darüber zu zertreuen, dass er „nicht über die tief verwurzelte französische Kultur verfügt, die insbesondere an der Universität Straßburg unverzichtbar ist“.<text:note text:id="fn138" text:note-class="footnote"><text:note-citation>138</text:note-citation><text:note-body><text:p text:style-name="Footnote">Vgl. <text:a xlink:type="simple" xlink:href="#org5da43ae">Archives Départementales du Bas-Rhin o. J.-b</text:a>, Versammlung vom 04.07.1935.
</text:p></text:note-body></text:note> Kann ein zuerst nach Deutschland emigrierter russischer Jurist den französisch-nationalen Merkmalen einer Denkschule – der Durkheim-Schule – und einer Disziplin – der Soziologie – entsprechen? Selbst Marc Bloch, der Gurvitch seine Stimme gerne geben würde, ist von dieser Nachfolge wenig begeistert: „Kein einziger junger französischer Soziologe, der diesen Platz einnehmen könnte! Finis Durkheimismi!“.<text:note text:id="fn139" text:note-class="footnote"><text:note-citation>139</text:note-citation><text:note-body><text:p text:style-name="Footnote">Vgl. <text:a xlink:type="simple" xlink:href="#org36b1d8e">Müller 2003, S. 269</text:a>, Brief von Marc Bloch an Lucien Febvre vom 04.07.1935.
</text:p></text:note-body></text:note> Gurvitch, der am 17.04.1929 eingebürgert wurde, wird in Paris höchstens als Ersatzmitarbeiter wahrgenommen, der mit öffentlichen französischen Ämtern nichts zu tun hat. Die Akademie von Straßburg folgt dieser Einschätzung, und entsprechend reagiert auch der Germanist und Rektor Joseph Dresch, der keinen offiziellen Antrag an die Dienststellen von Elsass-Lothringen für die Wiederbesetzung der Professur für Soziologie stellt. Mauss interveniert persönlich in Unterstützung von Gurvitch, der zudem Glück im Unglück hat, weil in der letzten Minute Schuhl der Universität mitteilt, dass er seine Bewerbung auf den Lehrstuhl für Soziologie zurückzieht. Mit der starken Unterstützung von Halbwachs, der in dieser Zeit noch in Straßburg ist und mit der Unterstützung der Philosophen rechnen kann, um die literaturwissenschaftliche Fakultät davon zu überzeugen, dass Gurvitch die richtige Person für diesen Lehrstuhl ist, schreibt Mauss an den Dekan der Fakultät. In seinem Brief stellt er Gurvitch als Philosoph und Rechtswissenschaftler vor, der sich „immer mehr unseren Methoden angenähert hat und (…) immer mehr zu dem Soziologen geworden ist, der er implizit war“.<text:note text:id="fn140" text:note-class="footnote"><text:note-citation>140</text:note-citation><text:note-body><text:p text:style-name="Footnote">Vgl. <text:a xlink:type="simple" xlink:href="#org6f4f7b5">Fournier 1994, S. 648</text:a>.
</text:p></text:note-body></text:note> Und Mauss argumentiert weiter: „[D]ieser ausgezeichnete Kandidat [ist] der einzige junge französische Soziologe, der einer so wichtigen Position würdig ist“.<text:note text:id="fn141" text:note-class="footnote"><text:note-citation>141</text:note-citation><text:note-body><text:p text:style-name="Footnote">Vgl. <text:a xlink:type="simple" xlink:href="#org57ce6a4">IMEC o. J.-b</text:a>, Brief von Mauss an den Dekan der literaturwissenschaftliche Fakultät vom 08.10.1935.
</text:p></text:note-body></text:note> Um Gurvitchs neuen Titel als französischer Soziologe zu untermauern, organisiert Mauss mit Halbwachs Ende Mai 1935 die Ausschreibung einer Mitgliedschaft am <text:span text:style-name="Emphasis">Institut français de Sociologie</text:span>, worauf sich Gurvitch so schnell wie möglich bewerben sollte. Empfehlungsschreiben erhält er umstandslos u. a. von Lévy-Bruhl, Bouglé, Fauconnet und Mauss, und der Bericht von zwanzig Zeilen, der über die Verdienste Gurvitchs in der Soziologie verfasst werden muss, wird von Gurvitch selbst angefertigt.
</text:p>
      <text:p text:style-name="Text_20_body">Parallel dazu wird auch Mauss mit der Unterstützung von Halbwachs auf höchster Ebene aktiv. Um den Hindernissen und Verzögerungen der Behörden von Elsass-Lothringen entgegenzuwirken, wenden sie sich zunächst an das französische Bildungsministerium und plädieren für eine Reduzierung des Aufgabenpensums von Gurvitch auf dem Lehrstuhl für Soziologie. Gurvitch sollte lediglich „Dozent in Ausbildung sein, der für die Vertretung von Herrn Halbwachs zuständig ist (…). Mit dieser Lösung würde Herr Gurvitch keinen Beamtenstatus erhalten, was die Behörden von Elsass-Lothringen von der Verantwortung für diese Ernennung entbinden würde, die dann rechtlich unangreifbar wären“.<text:note text:id="fn142" text:note-class="footnote"><text:note-citation>142</text:note-citation><text:note-body><text:p text:style-name="Footnote">Vgl. <text:a xlink:type="simple" xlink:href="#org57ce6a4">ebd.</text:a>, Brief von Mauss an den Dekan der literaturwissenschaftliche Fakultät vom 07.10.1935
</text:p></text:note-body></text:note> In Untersützung der Philosophen – darunter Charles Blondel, Martial Guéroult und Maurice Pradines – übt Halbwachs Druck auf Dresch und auf den Dekan der literaturwissenschaftlichen Fakultät in Straßburg aus, um „die Bedingungen zu präzisieren, unter denen [sie] die schnellstmögliche Ernennung [Gurvitchs] zum Delegierten beantragen [sollen]“.<text:note text:id="fn143" text:note-class="footnote"><text:note-citation>143</text:note-citation><text:note-body><text:p text:style-name="Footnote">Vgl. <text:a xlink:type="simple" xlink:href="#org57ce6a4">ebd.</text:a>, Kopie des Briefes von Halbwachs an Gurvitch vom 21.10.1935.
</text:p></text:note-body></text:note> Die formellen Erwartungen der Durkheimianer und die wirtschaftlichen Erwartungen Gurvitchs ergeben eine Kompromisslösung, die für Gurvitch jedoch einen bitteren Beigeschmack hat. Einerseits sinkt sein Gehalt von 43.000.- Francs auf 28.000.- Francs jährlich. Andererseits ist seine Stelle befristet. Im besten Fall kann Gurvitch damit rechnen, dass er von Jahr zu Jahr verlängert wird. Diese prekäre Lage hält bis 1939 weiter an, bevor Gurvitch mit den Anmarsch der Nazi auf Paris Frankreich für die Vereinigten Staaten verlassen muss.
</text:p>
      <text:p text:style-name="Text_20_body">Trotz seiner intensiven Unterstützung ist und bleibt Gurvitch für Mauss kein Soziologe. Dies lässt Mauss Gurvitch unmittelbar wissen, als Gurvitch, der 1936 einen Essay zu Soziabilitätsformen vorbereitet (mit dem Titel <text:span text:style-name="Emphasis">Essai d’une classification pluraliste des formes de la sociabilité</text:span>), und sich angesichts dessen davon überzeugt zeigt, „dass er das soziologische Denken von Grund auf erneuert“ hätte,<text:note text:id="fn144" text:note-class="footnote"><text:note-citation>144</text:note-citation><text:note-body><text:p text:style-name="Footnote">Vgl. <text:a xlink:type="simple" xlink:href="#org3d4e674">Lévi-Strauss / Eribon 1988, S. 102–103</text:a>.
</text:p></text:note-body></text:note> nach seiner Meinung zu diesem Essay fragt. Mauss antwortet mit deutlichen Wörtern: „Diese ganze Einleitung, die dazu führt, dass wir endlos von Meinung zu Meinung springen und Menschen von so unterschiedlichem Wert diskutieren, die jedoch für diesen Anlass auf derselben Ebene behandelt werden, wie Durkheim auf der einen Seite und Max Weber und alle Schellers dieser Welt auf der anderen Seite, verfolgt nur ein rein dialektisches Interesse. (…) All dies zeugt von einer immensen Gelehrsamkeit, deren Interesse für andere Philosophen ich nicht leugne, die aber, weil sie keinen heuristischen Wert hat, auch von keiner wissenschaftlichen Bedeutung ist“.<text:note text:id="fn145" text:note-class="footnote"><text:note-citation>145</text:note-citation><text:note-body><text:p text:style-name="Footnote">Vgl. <text:a xlink:type="simple" xlink:href="#org6f4f7b5">Fournier 1994, S. 620, Anm. 3</text:a>.
</text:p></text:note-body></text:note> Nicht nur mit der Dialektik Gurvitchs und seiner aus den deutschen Sozialwissenschaften inspirierten Erkenntnistheorie hat Mauss Schwierigkeiten, sondern auch mit Studierenden, die in ihm einen Anführer sehen und seine Erbschaft weiter entwickeln wollen, in der sich Mauss nicht wiedererkennt. 1938 wird Mauss zum Präsidenten der Sektion für Religionswissenschaften an der EPHE und empfängt immer mehr Studierende, die seine Lehrveranstaltungen besuchen, seine Vorträge hören möchten oder ihm Dissertationsprojekte vorschlagen. In diesem <text:span text:style-name="Emphasis">âge d’or</text:span> der französischen Ethnologie und ihrer Institutionen begleitet Mauss die Arbeiten vieler junger Ethnologen. Er unterstützt die Gründung eines nationalen Forschungszentrums in Frankreich (<text:span text:style-name="Emphasis">Centre national de la recherche scientifique</text:span> oder CNRS, 1939), das für eine bessere Ausstattung der wissenschaftlichen Forschung in Frankreich sorgen und diese Forschung weiter profilieren soll. Entsprechend wirkt Mauss unterstützend bei der Initiative von Georges Bataille und einigen seiner Studierenden mit, die 1937 das <text:span text:style-name="Emphasis">Collège de sociologie</text:span> in Annäherung an Mauss und nach dem Vorbild des soziologischen Programms von Durkheim und den Durkheimianern gründen.<text:note text:id="fn146" text:note-class="footnote"><text:note-citation>146</text:note-citation><text:note-body><text:p text:style-name="Footnote">Vgl. <text:a xlink:type="simple" xlink:href="#orgf3053fb">Därmann 2010</text:a>; <text:a xlink:type="simple" xlink:href="#orga4ace87">Moebius 2006a</text:a>.
</text:p></text:note-body></text:note> Jedoch bleibt er skeptisch in Bezug auf die Art und Weise, wie das <text:span text:style-name="Emphasis">Collège de sociologie</text:span> die Soziologie und die Ethnologie versteht und an der Profilierung dieser Disziplinen arbeiten will. Nach Mauss’ Ansicht vermischen die Mitglieder des <text:span text:style-name="Emphasis">Collège</text:span> die Existenzphilosophie Martin Heideggers mit der Soziologie des Sakralen, die dem Fortschritt der Sozialwissenschaften nicht wirklich dient. Doch auch wenn Mauss seinen Studenten nicht in all ihren Überlegungen zustimmt, so entscheidet er sich im Jahr 1939 doch dazu, seine Stelle an der <text:span text:style-name="Emphasis">Ecole pratique</text:span> aufzugeben, um sein eigenes Projekt, von dem er seit dem Ende des Ersten Weltkrieges spricht – die Nation –, erfolgreich zu Ende zu bringen.
</text:p>
      <text:h text:style-name="Heading_20_2_unnumbered" text:outline-level="2" text:is-list-header="true">
<text:bookmark-start text:name="OrgXref.orgb4cbf80"/>
<text:bookmark text:name="orgb4cbf80"/>Die Nation und die unvollendete Theoretizierung eines sozialistischen Engagements
<text:bookmark-end text:name="OrgXref.orgb4cbf80"/></text:h>
      <text:p text:style-name="Text_20_body">Als Sozialist schlägt Mauss eine Reorganisation der Wirtschaft und Finanzwirtschaft mit dem Ziel vor, die öffentlichen Finanzen zu stabilisieren und so den Wohlstand aller europäischen Bürger abzusichern. Nach Mauss hat der Kapitalismus maßgeblich zum Ersten Weltkrieg beigetragen und muss entsprechend verändert werden. Eine solche Umstrukturierung erfordere die Institutionalisierung von Genossenschaften auf staatlicher Ebene. Oder anders formuliert: Die Umstrukturierung der Wirtschaft durch die Genossenschaftsidee setzt eine entsprechende Umstrukturierung des Staates voraus. Damit wäre eine Entscheidungs- und Regulierungsmacht in der Gesellschaft tatsächlich in der Lage, diese Gesellschaft auf die nächste Stufe ihrer Entwicklung vorzubereiten, die nach Mauss in der unvermeidlichen Allianz mit anderen Gesellschaften auf internationaler Ebene besteht. Nach Mauss bedeutet eine solche korrespondierende Umgestaltung von Wirtschaft und Politik in der Gesellschaft die Strukturierung von diesen Gesellschaften auf der Grundlage von Verbänden nationaler Genossenschaften. Diese Botschaft entwickelt Mauss in seiner unvollendeten Schrift <text:span text:style-name="Emphasis">Die Nation, oder Der Sinn fürs Soziale</text:span>.
</text:p>
      <text:p text:style-name="Text_20_body">Im Gegensatz zu Durkheim versteht Mauss den Staat nicht als Garant der gesellschaftlichen Einheit. Aber ebenso wie Durkheim betont auch Mauss die Wichtigkeit von intermediären Gruppen bzw. von Berufsverbänden, die Durkheim als neue Zünfte theoretisch fasst, während sie von Mauss nach dem Vorbild des kooperativen Sozialismus als Genossenschaften bezeichnet werden. Ob Zünfte oder Genossenschaften, Mauss ist davon überzeugt, dass nur derartige intermediäre Gruppen tatsächlich in der Lage sind, einen sozialen Wandel zu realisieren und moderne Gesellschaften zu sozialistischen Gesellschaften zu transformieren. Dieses erste Argument geht quer durch Mauss’ Schriften über die Nation: Die Nation ist nicht der Staat, sondern sie hat sich gegen ihn entwickelt.<text:note text:id="fn147" text:note-class="footnote"><text:note-citation>147</text:note-citation><text:note-body><text:p text:style-name="Footnote">Vgl. <text:a xlink:type="simple" xlink:href="#orgf0c4b96">Mauss 2017, S. 53</text:a>.
</text:p></text:note-body></text:note> Die Internationalität ist das zweite Argument, das Mauss in Bezug auf die Nation vorbringt und ihn deutlich von Durkheim unterscheidet: Jede Gesellschaft entwickelt sich international, was nicht mit dem Kosmopolitismus zu verwechseln ist, womit Mauss die deregulierten Tätigkeiten von (Finanz)Kapitalisten meint. Das Problem der Währungs- und Schuldenkrise verdeutlicht dies in prägnanter Art und Weise. Eine Nation ist auf ihre internationale Umgebung angewiesen, denn nichts, was die inneren Angelegenheiten einer Gesellschaft betrifft, kann sich nur auf diese Gesellschaft allein beziehen. Alles, was sie betrifft, beeinflusst auch die Gesellschaften, die sie umgeben und mit denen sie unmittelbar oder mittelbar in Verbindung steht. Die Krise der französischen Währung nach dem Ersten Weltkrieg ist nicht nur das Ergebnis der Inflation und der schlechten Verwaltung der Staatsschulden. Sie ist das Ergebnis einer schlechten internationalen Politik.
</text:p>
      <text:p text:style-name="Text_20_body">Anstatt also wie Durkheim mit dem Staat und dem Druck von intermediären Gruppen auf den Staat zu rechnen, um die moderne Gesellschaft zu reformieren, rechnet Mauss vieleher mit nicht-staatlichen Initiativen und Organisationen, deren Vorbild die (Konsum)Genossenschaften sind. Dabei ist er nicht der Einzige, der ein solches Argument unterstützt. Albert Thomas zum Beispiel, ein Freund von Mauss und Durkheim, engagiert sich ebenfalls in der Genossenschaftsbewegung, was ihn dazu führt, die <text:span text:style-name="Emphasis">Internationale Arbeitsorganisation</text:span> (IAO) zu gründen. Selbst wenn die IAO eher zu einer intermediären Organisation weiterentwickelt wird,<text:note text:id="fn148" text:note-class="footnote"><text:note-citation>148</text:note-citation><text:note-body><text:p text:style-name="Footnote">Vgl. <text:a xlink:type="simple" xlink:href="#orgc176433">Charbonnier / Desroche 1976, S. 98</text:a>.
</text:p></text:note-body></text:note> bleibt sie doch den von Mauss mit den sozialistischen Genossenschaften verbundenen erzieherischen Merkmalen treu, die Maurice Colombain nach Thomas an der Leitung der IAO besonders lobend hervorhebt. Bereits in den 1950er Jahren erhebt Colombain die Genossenschaften zum Prinzip der Erziehung durch wirtschaftliches Handeln. Genossenschaften erziehen nicht nur zur Demokratie, sondern auch zur Demokratisierung der Wirtschaft, weil sie die Freiheit der Einzelinitiative mit einer möglichst direkten Beteiligung der Bürger an wirtschaftlichen Entscheidungen zu verbinden suchen und zum Nutzen der Gemeinschaft bereitstellen.<text:note text:id="fn149" text:note-class="footnote"><text:note-citation>149</text:note-citation><text:note-body><text:p text:style-name="Footnote">Ebd., S. 103.
</text:p></text:note-body></text:note> Anhand von einer organischen Metapher – Genossenschaften sind, so Colombain, „nicht mehr nur Zellen, sondern Organe, notwendige Organe des demokratischen Gesellschaftskörpers“<text:note text:id="fn150" text:note-class="footnote"><text:note-citation>150</text:note-citation><text:note-body><text:p text:style-name="Footnote">Ebd. 104.
</text:p></text:note-body></text:note> – stellt Colombain dar, dass Genossenschaften, wie von Mauss vorgeschlagen, föderal strukturiert werden sollten. Ein solcher Verband sollte nicht nur auf nationaler Ebene angesiedelt sein, sondern auch international verbreitet werden. Gleichsam unterscheidet sich die Genossenschaftsbewegung jedoch von anderen Bewegungen, die eine Internationalisierung anstreben, wie etwa dem Marxismus, dem Kommunismus oder dem Sozialismus. Nach Gide besteht die Besonderheit dieses genossenschaftlichen Internationalismus nachgerade darin, dass er eng mit den Ideen von Heimat und Nation verbunden bleibt: „Wem gehört das Vaterland? Macht man es zum Erbe der Bourgeoisie? Wollt ihr ihr, nachdem ihr ihr vorgeworfen habt, alle Güter dieser Welt zu monopolisieren, auch noch das Monopol auf all die unschätzbaren Güter überlassen, die das Wort ‚Heimat‘ verkörpert? (…) Nein! Wir wollen nicht, dass unsere Internationale sich anmaßt, unser Vaterland zu verleugnen. Wir halten die Unterscheidung zwischen den Nationen nicht für überflüssig“.<text:note text:id="fn151" text:note-class="footnote"><text:note-citation>151</text:note-citation><text:note-body><text:p text:style-name="Footnote">Ebd., S. 107.
</text:p></text:note-body></text:note> Für Gide ist der Rekurs aufs Vaterland nicht zu verwechseln oder gar gleichbedeutend mit Nationalismus. Im Gegenteil. Er unterscheidet vielmehr den Internationalismus der Genossenschaften, verstanden als Internationalismus der Nationen, vom Internationalismus der anderen Bewegungen. Mauss’ Auffassung vom Internationalismus und von der Nation geht in eine ähnliche Richtung.
</text:p>
      <text:p text:style-name="Text_20_body">Nach Mauss symbolisiert „d[ie] Heimat bzw. d[as] Vaterland (…) alle Pflichten, die die Staatsbürger gegenüber der Nation und ihrem Grund und Boden besitzen“.<text:note text:id="fn152" text:note-class="footnote"><text:note-citation>152</text:note-citation><text:note-body><text:p text:style-name="Footnote">Vgl. <text:a xlink:type="simple" xlink:href="#orgf0c4b96">Mauss 2017, S. 94</text:a>.
</text:p></text:note-body></text:note> Er verbindet die Heimat bzw. das Vaterland mit dem Völkerrecht als Grundlage der Nation.<text:note text:id="fn153" text:note-class="footnote"><text:note-citation>153</text:note-citation><text:note-body><text:p text:style-name="Footnote">Ebd., S. 285.
</text:p></text:note-body></text:note> Ohne institutionalisiertes Völkerrecht, das dem Einzelnen Rechte an allen öffentlichen Gütern gibt, ist die Nation nur eine Idee und keine konkrete Realität. Dasselbe gilt für die Verbindung zwischen Heimat/Vaterland und Staatsbürger, „denn im Grunde genommen sind die beiden Begriffe des Vaterlandes und des Staatsbürgers Auswuchs ein und derselben Institution, ein und derselben praktischen und ideellen moralischen Norm und in Wahrheit ein und derselben ausschlaggebenden Tatsache“.<text:note text:id="fn154" text:note-class="footnote"><text:note-citation>154</text:note-citation><text:note-body><text:p text:style-name="Footnote">Ebd., S. 94.
</text:p></text:note-body></text:note> Mit dieser Verbindung zwischen Heimat/Vaterland, Staatsbürger und Nation gelangt Mauss zu einer ersten Definition der Nation als Gesamtheit der Bürger und damit als Heimat: „In einem gewissen Grade ist die ganze Gesellschaft, die Gesamtheit aller Bürger zum Staat als souveräner politischer Körperschaft geworden. Genau dies nennt man Nation“.<text:note text:id="fn155" text:note-class="footnote"><text:note-citation>155</text:note-citation><text:note-body><text:p text:style-name="Footnote">Ebd., S. 94-95.
</text:p></text:note-body></text:note> Die Nation setzt mehrere Merkmale voraus, von denen jedoch vier von besonderer Wichtigkeit sind. Erstens ruht eine Nation auf einer ausreichend integrierten Gruppe von Staatsbürgern. Zweitens leben diese Bürger in einer mehr oder weniger demokratischen Ordnung mit individuellen Rechten. Drittens können sie diese Rechte besitzen und souverän ausüben, was ihnen das Gefühl der Zugehörigkeit zu einer Nation vermittelt, woraus sich in der Folge die nationale Souveränität ergibt. Und schließlich wird diese nationale Souveränität und damit die Nation so weit verbreitet, wie der Nationalcharakter, d. h. das, was die Bürger einer Nation kennzeichnet, wie die gemeinsame Sprache, Moral und Zivilisation, verbreitet ist. Diese vier Merkmale vertiefen wir im Folgenden.
</text:p>
      <text:p text:style-name="Text_20_body">Das erste Merkmal, das von Brubaker gut hervorgehoben wurde, bezeichnet die Nation als integrierte Gruppe von Bürgern.<text:note text:id="fn156" text:note-class="footnote"><text:note-citation>156</text:note-citation><text:note-body><text:p text:style-name="Footnote">Vgl. <text:a xlink:type="simple" xlink:href="#orgba664e6">Brubaker 2004</text:a>.
</text:p></text:note-body></text:note> Damit will Mauss zum Ausdruck bringen, dass eine Nation ein mehr oder weniger entwickelter Prozess innerhalb von Gesellschaften darstellt. Diese Entwicklung hängt davon ab, ob sich die Einzelakteure über das Kollektiv, das sie bilden, bewusst sind bzw. ob sie verstehen, dass sie ein Kollektiv bilden und diesem angehören. Dieses Bewusstwerden steigt umso mehr, als es weniger Vermittler zwischen den Einzelakteuren und dem Kollektiv gibt, was zur Verbreitung der Nation in der Gesellschaft beiträgt.
</text:p>
      <text:p text:style-name="Text_20_body">Das zweite Element dieser Definition ist die Demokratie im Sinne individueller Rechte, die die Einzelakteure besitzen und souverän ausüben können. Fournier und Terrier weisen darauf hin, dass sich „Mauss weniger für die Demokratie als für die Demokratisierung [interessiert]“,<text:note text:id="fn157" text:note-class="footnote"><text:note-citation>157</text:note-citation><text:note-body><text:p text:style-name="Footnote">Vgl. <text:a xlink:type="simple" xlink:href="#orgf0c4b96">Mauss 2017, S. 38</text:a>.
</text:p></text:note-body></text:note> wobei die Demokratisierung als die Verbreitung der nationalen Souveränität auf die Bevölkerung verstanden wird. In einer Nation geht es darum, dass so viele Bürger wie möglich von dieser Souveränität unterstützt werden und sie entsprechend weiter ausbauen. Nach Mauss haben die Sozialisten in den modernen Gesellschaften die Demokratisierung bzw. die „Emanzipationsbewegung von Nation und Bürger“ gefördert,<text:note text:id="fn158" text:note-class="footnote"><text:note-citation>158</text:note-citation><text:note-body><text:p text:style-name="Footnote">Ebd., S. 333.
</text:p></text:note-body></text:note> was zeigt, dass Mauss ein spezielles Verständnis von Demokratie besitzt, das nicht mit der bürgerlichen Demokratie, die aus der Französischen Revolution hervorgegangen ist, in eins fällt.<text:note text:id="fn159" text:note-class="footnote"><text:note-citation>159</text:note-citation><text:note-body><text:p text:style-name="Footnote">Ebd., S. 337.
</text:p></text:note-body></text:note> Es handelt sich auch nicht um die Arbeiterdemokratie der Marxisten oder der Kommunisten, die Mauss nur als Teil seines Demokratieverständnisses betrachtet. Mauss’ Auffassung von Demokratie stimmt auch nicht mit der der Gewerkschaften überein, die oft nur eine auf einzelnen sozialen Klassen basierte Auffassung der Demokratie unterstützen, deren Interessen sie verteidigen. Schließlich handelt es sich auch nicht um die „direkte, unorganische Demokratie mit imperativen Mandaten, nicht haftenden Generalversammlungen, Überwachungsorganen“ und „Schikanen“.<text:note text:id="fn160" text:note-class="footnote"><text:note-citation>160</text:note-citation><text:note-body><text:p text:style-name="Footnote">Ebd., S. 323.
</text:p></text:note-body></text:note>. Die Demokratie, von der Mauss spricht, die „démocratie profonde“,<text:note text:id="fn161" text:note-class="footnote"><text:note-citation>161</text:note-citation><text:note-body><text:p text:style-name="Footnote">Vgl. <text:a xlink:type="simple" xlink:href="#orgab869b2">Mauss 2018, S. 367</text:a>. Vgl. die entsprechende aber unpassend übersetzte Stelle in der deutschen Übersetzung, <text:a xlink:type="simple" xlink:href="#orgf0c4b96">Mauss 2017, S. 316</text:a>.
</text:p></text:note-body></text:note> findet ihr Vorbild in der “Verbraucherdemokratie„,<text:note text:id="fn162" text:note-class="footnote"><text:note-citation>162</text:note-citation><text:note-body><text:p text:style-name="Footnote">Vgl. <text:a xlink:type="simple" xlink:href="#orgf0c4b96">ebd., S. 313</text:a>.
</text:p></text:note-body></text:note> die mittels der Konsumgenossenschaften entwickelt und verbreitet wird. Diese Verbraucherdemokratie bedeutet für Mauss “die Vorstellung einer Versicherung aller durch alle, jedes Einzelnen durch alle, die der Vorstellung von Demokratie zugrunde liegt und die ich die auf Wechselseitigkeit beruhende Demokratie nennen werde„<text:note text:id="fn163" text:note-class="footnote"><text:note-citation>163</text:note-citation><text:note-body><text:p text:style-name="Footnote">Ebd., S. 288.
</text:p></text:note-body></text:note> – ein Demokratieverständnis also, das auch von den Webbs Unterstützt wurde. Nach Mauss berücksichtigt diese Art von Demokratie die Interessen der einzelnen Verbraucher und damit die gemeinsamen Interessen aller Bürger. Oder anders gesagt: Das Vorbild der Demokratie, das durch Konsumgenossenschaften eingeführt wird, dient dem allgemeinen Interesse, das Mauss als “Summe der Privatinteressen„ versteht.<text:note text:id="fn164" text:note-class="footnote"><text:note-citation>164</text:note-citation><text:note-body><text:p text:style-name="Footnote">Ebd., S. 326.
</text:p></text:note-body></text:note> Es führt zu einer Nation, die sowohl auf wirtschaftlicher als auch auf rechtlicher Ebene verwirklicht wird.
</text:p>
      <text:p text:style-name="Text_20_body">Tatsächlich fördert diese auf Wechselseitigkeit beruhende Demokratie nach Ansicht von Mauss die gegenseitige Stärkung sowohl der Wirtschaft als auch des Rechts: „Die Entwicklung des öffentlichen Rechts hängt nämlich von der wirtschaftlichen Lage der Gesellschaft ab und umgekehrt: Der Prozess, durch den sich die Nationen bildeten, war einerseits ein ökonomischer und andererseits zugleich ein moralisch-juristischer Prozess“.<text:note text:id="fn165" text:note-class="footnote"><text:note-citation>165</text:note-citation><text:note-body><text:p text:style-name="Footnote">Ebd., S. 91.
</text:p></text:note-body></text:note> Mauss spricht jedoch der Wirtschaft eine führende Rolle bei der Verwirklichung der Nation in den Gesellschaften zu. Die Wirtschaft habe sich vom Geschäft in den Städten befreit. Sie wurde auf die gesamte Gesellschaft verbreitet und stellt daher das Modellbeispiel dessen dar, was Mauss mit dem Terminus „Nationalisierungsprozess“ bezeichnet und was er unter diesem Prozess verstanden wissen möchte. Zwar ließe sich, so Mauss, behaupten, dass die modernen Gesellschaften wirtschaftlich voneinander unabhängig bleiben, weil jede Gesellschaft eine Art von Protektionismus bzw. „eine wahrscheinlich pathologische (…) Form“ der nationalen Wirtschaft praktiziert.<text:note text:id="fn166" text:note-class="footnote"><text:note-citation>166</text:note-citation><text:note-body><text:p text:style-name="Footnote">Ebd., S. 92.
</text:p></text:note-body></text:note> Mauss sieht diesen Protektionismus aber gleichsam als eine notwendige Stufe der Wirtschaftsentwicklung, die alle Nationen durchlaufen müssen, um auf der internationalen Ebene weiterentwickelt zu werden. Eine solche Entfaltung und Ausgestaltung der Wirtschaft ausgehend von der nationalen zur internationalen Ebene bildet für Mauss das Ideal, das alle Nationen gleichermaßen anstreben und verfolgen: Es „[gibt] in Bezug auf Industrie, Ökonomie und Finanzen bereits ein Nationenideal und (…) dieses Ideal [ist] innerhalb der zivilisierten Menschheit bereits so weit verbreitet, dass die Nationen in dieser Hinsicht höhere Ansprüche an die anderen Nationen stellen als an sich selbst“.<text:note text:id="fn167" text:note-class="footnote"><text:note-citation>167</text:note-citation><text:note-body><text:p text:style-name="Footnote">Ebd., S. 217.
</text:p></text:note-body></text:note>
</text:p>
      <text:p text:style-name="Text_20_body">Der Internationalismus der Nation begünstigt ihre Selbstorganisation und ihre Autonomie im Spiel der internationalen Beziehungen mit anderen Nationen. Dabei kommt dem Kapitalismus trotz Mauss’ scharfer Kritik eine Führungsrolle zu, weil er die Nationen diesem Ideal Schritt für Schritt näher bringt. Aber die zeitgenössische Form des Kapitalismus muss unbedingt überholt werden, weil die Nationen andernfalls die Stufe ihrer Internationalisierung nicht zu erreichen imstande sind. Entsprechend lässt sich diese Stufe der Internationalisierung nach Mauss nur realisieren, wenn ihre wirtschaftlichen Tätigkeiten und Tätigkeitsbereiche im Zeichen und vom Standpunkt einer kollektiven Verwaltung von Wirtschaftsgütern und Dienstleistungen entwickelt werden. Eine solche Entwicklung würde nicht nur die Wirtschaft stärken, sondern auch zur Stärkung des Rechts maßgeblich beitragen.
</text:p>
      <text:p text:style-name="Text_20_body">Die wechselseitige Einflussnahme zwischen Wirtschaft und Recht bedeutet jedoch auch, dass in denjenigen Nationen, wo die wirtschaftliche Entwicklung schwach ausgebildet ist, auch das öffentliche und das private Recht sowie das Völkerrecht, welches aus Sicht von Mauss von besonderer Wichtigkeit ist, weil es für ihn „die Idee einer von den Nationen gebildeten egalitären Gesellschaft“ symbolisiert,<text:note text:id="fn168" text:note-class="footnote"><text:note-citation>168</text:note-citation><text:note-body><text:p text:style-name="Footnote">Ebd., S. 201.
</text:p></text:note-body></text:note> schwach bleiben. Deshalb muss auch das Recht in Form des Völkerrechts weiterentwickelt werden, damit sowohl das öffentliche als auch das private Recht der Nationen Fortschritte machen kann. Ein solcher Fortschritt setzt die Preisgabe des Begriffs des souveränen Staates voraus, um die Verwaltung der wirtschaftlichen und rechtlichen Angelegenheiten und damit die Verwaltung von Verträgen und Rechten in die Hände der „Verbraucher“ bzw. der genossenschaftlich organisierten Verbraucher zu legen. Unter dem Einfluss des wirtschaftlichen Fortschritts bei der Überwindung des Kapitalismus einerseits und des rechtlichen Fortschritts bei der Entwicklung des privaten und öffentlichen Rechts sowie des Völkerrechts andererseits können also nach Mauss die zeitgenössischen Gesellschaften als Nationen verwirklicht werden.
</text:p>
      <text:p text:style-name="Text_20_body">Eine solche Verwirklichung bezeichnet Mauss mit den Begriffen „Internationalismus“ oder „Inter-Nation“, womit er „die Bewegung“ apostrophiert, „[die] die Vereinigung der Nationen [anstrebt]“ und nicht etwa, wie Mauss ausdrücklich hinzufügt, „ihre Zerstörung“.<text:note text:id="fn169" text:note-class="footnote"><text:note-citation>169</text:note-citation><text:note-body><text:p text:style-name="Footnote">Ebd., S. 342.
</text:p></text:note-body></text:note> Zwar hat die Nation Grenzen, die Mauss durch die Erwähnung symbolischer (Sprache, Bräuche) und institutioneller oder organisatorischer Merkmale (Künste, Techniken, Industrien) klar definiert. Nichtsdestotrotz ist die Nation aber auch als eine Bewegung zu verstehen, weil sie sich stets in Wechselbeziehungen zu anderen Nationen befindet. Die Aufrechterhaltung dieser Beziehungen erfolgt durch „eine Menge sozialer Kräfte, die danach streben, das Zusammenleben der Gesellschaften praktisch und moralisch zu regeln“,<text:note text:id="fn170" text:note-class="footnote"><text:note-citation>170</text:note-citation><text:note-body><text:p text:style-name="Footnote">Ebd., S. 342-343.
</text:p></text:note-body></text:note> d. h. durch die Bürger, die die „Verbraucher“ der Nation sind. Entsprechend ist die Nation in der Interdependenz der Nationen für Mauss nur dann vollständig verwirklicht, wenn ihre Bürger sie nach den genossenschaftlichen Prinzipien nutzen. In diesem Sinne stellt die Nation also keineswegs eine utopische Realität dar, sondern vielmehr eine zeitgenössische Tatsache im Werden: „Politisch und moralisch noch wichtiger ist, dass diese wechselseitige Abhängigkeit von den Völkern selbst erkannt, empfunden und gewollt wird. Die Völker hegen ganz klar den Wunsch, dass dieser wechselseitigen Abhängigkeit gesetzlich, in einem kodifizierten, sanktionierten, öffentlichen und privaten Völkerrecht Ausdruck verliehen wird. In diesem Punkt sind die Völker ihren Führungen voraus“.<text:note text:id="fn171" text:note-class="footnote"><text:note-citation>171</text:note-citation><text:note-body><text:p text:style-name="Footnote">Ebd., S. 344.
</text:p></text:note-body></text:note>
</text:p>
      <text:p text:style-name="Text_20_body">Das Ende des Ersten Weltkriegs und die Gründung des Völkerbunds im Rahmen des Versailler Vertrags im Jahr 1919 zeigt nach Mauss deutlich, dass die Entwicklung der Nation in den zeitgenössischen Gesellschaften mit der Motivation der Bürger rechnen kann, die nicht mehr den Krieg wollen, sondern sich für Frieden, gegenseitigen Austausch und gegenseitige Unterstützung aussprechen. Aber nicht nur die Ablehnung des Krieges begründet eine solche Motivation seitens der Bürgerschaft. Die vom Sozialismus initiierten sozialen Bewegungen und selbst der Marxismus sowie der Kommunismus haben zudem die Grundlage für die Entstehung dieser Motivation bereitgestellt, indem sie zur Organisation der Arbeiterklasse und zur Aufklärung der Arbeiter entscheidend beigetragen haben. Die sozialen Bewegungen und unter ihnen insbesondere die Arbeiterbewegungen, haben den Weg für ein Bewusstsein des Kollektivs gebahnt, das auf alle Akteure der Gesellschaft unabhängig von ihrer Klassenzugehörigkeit oder Herkunft offen war und so über die gesamte Gesellschaft hinweg Verbreitung fand. Die Nation und ihre internationale Reichweite entstehen daraus bzw. sie entstehen aus diesen sozialen Bewegungen von unten, ausgehend von den unprivilegierten sozialen Gruppen der Gesellschaft.
</text:p>
      <text:h text:style-name="Heading_20_2_unnumbered" text:outline-level="2" text:is-list-header="true">
<text:bookmark-start text:name="OrgXref.org2392e6c"/>
<text:bookmark text:name="org2392e6c"/>Schlusswort
<text:bookmark-end text:name="OrgXref.org2392e6c"/></text:h>
      <text:p text:style-name="Text_20_body">Mauss’ normative Schriften und sein Werk <text:span text:style-name="Emphasis">La nation</text:span> beschreiben insgesamt die Einschreibung des Kollektivs in das Individuum durch Erziehung und Sozialisation. Diese Sozialisation begünstigt die Emanzipation des Individuums und des Kollektivs im Sinne gegenseitiger Wechselbeziehungen und gegenseitiger Unterstützung zwischen Akteuren bzw. zwischen Nationen. Diese Wechselbeziehungen zwischen Einzelakteuren und Kollektiven bilden eines der Hauptmerkmale, die Mauss’ wissenschaftliches und politisches Vorhaben eint. In seinen normativen Schriften und in <text:span text:style-name="Emphasis">La nation</text:span> wird dieses Merkmal wie folgt präzisiert: Sozialistische Genossenschaften unterstützen und organisieren diese Wechselbeziehungen am besten. Sie sind deshalb eine glaubwürdige, praktische Alternative zu den verschiedenen Arten des Sozialismus in Form von in Verbänden organisierten Konsumgenossenschaften auf nationaler und internationaler Ebene. So spiegelt die Nation strukturell die Organisation einer genuin sozialen Gesellschaft wider, in die alle Gesellschaften münden. Seit der Englischen, Amerikanischen und der Französischen Revolution und seit der Entwicklung von demokratischen Gesellschaften ist die Nation konkreter geworden. Es gehört zu den Aufgaben von Gesellschaften nach dem Ersten Weltkrieg, diesen Prozess nun zu vervollständigen.
</text:p>
      <text:p text:style-name="Text_20_body">Die Tatsache, dass nach Mauss die Nation in unseren Gesellschaften unvollendet bleibt, bedeutet, dass unsere Gesellschaften immer noch nach einer sozialen Form suchen, die die Einschreibung des Kollektivs in das Individuum ermöglicht und verbessert. Dies kann nur durch die Überwindung des Kapitalismus in der Wirtschaft und durch die Stärkung des Völkerrechts im Bereich des Rechts erreicht werden. Ohne eine solche vollständige Konkretisierung der Nation sind Krisen und Konflikte innerhalb und zwischen Gesellschaften unvermeidlich und führen auf mikrosozialer Ebene zur Gefährdung der Vergesellschaftung von Einzelakteuren mit Kollektiven, was unweigerlich die Fortdauer von sozialen und kulturellen Ungleichheiten zwischen Akteuren, Kollektiven, Gesellschaften und Kulturen zur Folge hat, die anstatt gemeinsamer Interessen nur noch eigene Interessen verteidigen. Sind unsere Gesellschaften in der Lage, eine solche Form des Zusammenlebens zu entwickeln, oder muss man vielmehr davon ausgehen, dass sich den Gesellschaften diese Form des Zusammenlebens entzieht, wie Mauss vor allem mit Blick auf das Aufkommen des Faschismus in Italien und das national-sozialistische Regimes in Deutschland um die 1930er Jahre befürchtet?
</text:p>
      <text:p text:style-name="Text_20_body">1934 heiratet Mauss – heimlich – die 14 Jahre jüngere Marthe Rose Dupret, mit der er seit Anfang der 1920er Jahre liiert ist. Diese Hochzeit, von der selbst Mauss’ engen Freunde nichts wissen, überrascht und erfreut letztere gleichermaßen. Aber 1935 findet Mauss Marthe bewusstlos in ihrer Wohnung, in der Mauss einen starken Gasgeruch wahrnimmt. Die ersten Hoffnungen auf eine verhältnismäßig schnelle Genesung werden enttäuscht. Marthe bleibt schwach und darf die meiste Zeit das Bett nicht verlassen. Seitdem muss sich Mauss um den gesundheitlichen Zustand seiner Frau kümmern, auch wenn er beruflich zunehmend Verantwortung trägt. 1939 gibt Mauss seine Stelle an der EPHE auf. Er will mit dieser Entscheidung Platz für jüngere Wissenschaftler schaffen, damit sie ihre Projekte weiter entwickeln können. Einige dieser jungen Wissenschaftler sind im Ausland und berichten Mauss nicht nur von der Möglichkeit, nach Frankreich zurückzukehren, um sich auf eine vakante Stelle zu bewerben. Sie berichten ebenfalls von gegenwärtigen politischen Entwicklungen, die zu der Vermutung Anlass geben, dass ein weiterer Krieg in Europa bevorstehen könnte. Infolge des Münchner Abkommens (1938) – dem großen politischen Erfolg des Dritten Reichs in Deutschland – rechnen viele damit, dass Adolf Hitler den Plan verfolgt, im Geheimen einen Krieg vorzubereiten. Zunächst beruhigt Mauss seine Studierenden und Freunde. Im Moment sei die Lage ruhig, was zwar nicht bedeute, dass die Lage so ruhig bleibe, aber noch gäbe es keinen Grund, das schlimmste zu befürchten.
</text:p>
      <text:p text:style-name="Text_20_body">1940 marschieren die Nationalsozialisten jedoch in Paris ein. Mauss, dem sich die Möglichkeit geboten hatte, mit seiner Frau in die Nähe von Toulon zu reisen, bleibt schließlich mit ihr in Paris, da sie sich noch weniger als er eine solche Reise wünscht. Die Situation in Paris verschärft sich im Laufe der Wochen immer weiter. Die ersten Juden in der Stadt werden verhaftet. Mauss gibt im Jahr 1939 seine Funktion als Präsident der V. Sektion der Religionswissenschaften auf, damit die EPHE nicht darunter leiden muss, dass sie einen Juden in ihrer Belegschaft hat. Im Jahr 1940 kündigt er aus dem gleichen Grund seine Stelle am <text:span text:style-name="Emphasis">Collège de France</text:span>. Seine Verwandtschaft in den Vogesen und seine Freunde und Bekannten in Paris werden unter der Vichy-Regierung mit Berufsverboten belegt. Mauss und seine Frau müssen ihre Wohnung verlassen, die von einem deutschen General übernommen wird. Sie werden in Paris in einer sehr kleinen Wohnung ohne funktionierende Heizung untergebracht. Die Jahre zwischen 1941 und 1943 sind die schwierigsten Jahre im Leben von Mauss. Er muss den gelben Stern tragen. Er hat viele Schwierigkeiten Lebensmittel für sich und seine Frau zu besorgen. Er bleibt jedoch am Leben, auch dank der passiven Unterstützung von Bekannten und ehemaligen Freunden in der Verwaltung, die versuchen, die Nationalsozialisten und die Vichy-Regierung nicht auf ihn aufmerksam zu machen. Als Paris im Laufe des Jahres 1944 befreit wird, haben Mauss und seine Frau überlebt. Sie beziehen wieder ihre ehemalige Wohnung und Mauss wird zum Honorarprofessor am <text:span text:style-name="Emphasis">Collège de France</text:span> ernannt.
</text:p>
      <text:p text:style-name="Text_20_body">Viele seiner Studierenden und Freunde, die ins Ausland geflüchtet sind, kehren aus ihrem Exil zurück und wollen ihn sehen. Gurvitch, der aus den Vereinigten Staaten zurückreist, will Mauss unbedingt bei der Gründung des <text:span text:style-name="Emphasis">Centre d’études sociologiques</text:span> und der Zeitschrift des <text:span text:style-name="Emphasis">Centre</text:span>, den <text:span text:style-name="Emphasis">Cahiers internationaux de sociologie</text:span>, involvieren. Viele erkundigen sich nach den Projekten, die nun anstehen – etwa nach der Veröffentlichung von Huberts Werken zu den Kelten und den Germanen, nach Mauss’ eigenen Untersuchungen zu den Mythen Australiens und selbstverständlich nach <text:span text:style-name="Emphasis">L’Année</text:span>, von der sich viele weitere Publikationen wünschen. Aber Mauss antwortet nicht. Der Krieg hat ihn gezeichnet und krank gemacht. Er erkennt die Personen, die ihn besuchen, nicht mehr, wie etwa Lévi-Strauss und Louis Dumont, oder er verwechselt sie mit anderen Menschen. Sein Bruder Henri zieht nach Paris, um sich vor Ort um Mauss und dessen Frau Marthe kümmern zu können. 1947 stirbt Marthe. Mauss bleibt allein mit seinem Bruder und leidet unter einer Bronchitis, an der er am 11. Februar 1950 schließlich verstirbt.
</text:p>
      <text:h text:style-name="Heading_20_1_unnumbered" text:outline-level="1" text:is-list-header="true">
<text:bookmark-start text:name="OrgXref.orga799df9"/>
<text:bookmark text:name="orga799df9"/>Bibliographie
<text:bookmark-end text:name="OrgXref.orga799df9"/></text:h>
      <text:p text:style-name="Text_20_body">
<text:bookmark-start text:name="OrgXref.org0605542"/>
<text:bookmark text:name="org0605542"/>
<text:bookmark-end text:name="OrgXref.org0605542"/>Archives Départementales du Bas-Rhin o. J.-a: Archives départementales du bas-rhin.
</text:p>
      <text:p text:style-name="Text_20_body">
<text:bookmark-start text:name="OrgXref.org5da43ae"/>
<text:bookmark text:name="org5da43ae"/>
<text:bookmark-end text:name="OrgXref.org5da43ae"/>Archives Départementales du Bas-Rhin o. J.-b: Archives départementales du bas-rhin.
</text:p>
      <text:p text:style-name="Text_20_body">
<text:bookmark-start text:name="OrgXref.org7367789"/>
<text:bookmark text:name="org7367789"/>
<text:bookmark-end text:name="OrgXref.org7367789"/>Becker, Annette 2003: Maurice Halbwachs. Un intellectuel en guerres mondiales 1914-1945. Paris: Agnès Viénot Editions.
</text:p>
      <text:p text:style-name="Text_20_body">
<text:bookmark-start text:name="OrgXref.org6ff851e"/>
<text:bookmark text:name="org6ff851e"/>
<text:bookmark-end text:name="OrgXref.org6ff851e"/>Benthien, Rafael 2015: Les Durkheimiens et le Collège de France (1897-1918). In: Revue européenne des sciences sociales, Bd. 53/2, S. 191–218.
</text:p>
      <text:p text:style-name="Text_20_body">
<text:bookmark-start text:name="OrgXref.orgf1221e2"/>
<text:bookmark text:name="orgf1221e2"/>
<text:bookmark-end text:name="OrgXref.orgf1221e2"/>Benthien, Rafael / Labaune, Christophe / Lorre, Christine 2021: Henri Hubert et Marcel Mauss. Correspondance (1897-1927). Paris: Classiques Garnier.
</text:p>
      <text:p text:style-name="Text_20_body">
<text:bookmark-start text:name="OrgXref.orgc586ab7"/>
<text:bookmark text:name="orgc586ab7"/>
<text:bookmark-end text:name="OrgXref.orgc586ab7"/>Besnard, Philippe 1979: La formation de l’équipe de L’Année sociologique. In: Revue française de sociologie, Bd. 20, S. 7–31.
</text:p>
      <text:p text:style-name="Text_20_body">
<text:bookmark-start text:name="OrgXref.orgc92652f"/>
<text:bookmark text:name="orgc92652f"/>
<text:bookmark-end text:name="OrgXref.orgc92652f"/>Besnard, Philippe 1987: L’anomie, ses usages et ses fonctions dans la discipline sociologique depuis Durkheim. Paris: Presses Universitaires de France.
</text:p>
      <text:p text:style-name="Text_20_body">
<text:bookmark-start text:name="OrgXref.org2ef722c"/>
<text:bookmark text:name="org2ef722c"/>
<text:bookmark-end text:name="OrgXref.org2ef722c"/>Bloch, Marc / Salomon, Henri 1933: Christian pfister (1857-1933). sa vie, ses oeuvres. In: Revue historique, Bd. 58/172, S. 548–570.
</text:p>
      <text:p text:style-name="Text_20_body">
<text:bookmark-start text:name="OrgXref.org92f5b24"/>
<text:bookmark text:name="org92f5b24"/>
<text:bookmark-end text:name="OrgXref.org92f5b24"/>Blum, Antoinette 1992: Correspondance entre Charles Andler et Lucien Herr 1891-1926. Paris: Presses de l’Ecole Normale Supérieure.
</text:p>
      <text:p text:style-name="Text_20_body">
<text:bookmark-start text:name="OrgXref.orgba664e6"/>
<text:bookmark text:name="orgba664e6"/>
<text:bookmark-end text:name="OrgXref.orgba664e6"/>Brubaker, Rogers 2004: Marcel mauss on nationhood: Objectivism and its limits. In: Kovács, Mária / Lom, Petr (Hrsg.): Studies on Nationalism. Budapest: Central European University Press, 7–41.
</text:p>
      <text:p text:style-name="Text_20_body">
<text:bookmark-start text:name="OrgXref.orgc679b3b"/>
<text:bookmark text:name="orgc679b3b"/>
<text:bookmark-end text:name="OrgXref.orgc679b3b"/>Cabanel, Patrick 2017: Ve section de l’EPHE vs Année sociologique. Une querelle intellectuelle au cœur de l’institutionnalisation des sciences religieuses. In: Archives de sciences sociales des religions, Bd. 180, S. 35–50. doi:<text:a xlink:type="simple" xlink:href="https://doi.org/10.4000/assr.29718">10.4000/assr.29718</text:a>.
</text:p>
      <text:p text:style-name="Text_20_body">
<text:bookmark-start text:name="OrgXref.orgc176433"/>
<text:bookmark text:name="orgc176433"/>
<text:bookmark-end text:name="OrgXref.orgc176433"/>Charbonnier, Claire-Lise / Desroche, Sylvie 1976: L’espérance française d’un internationalisme coopératif. In: Archives internationales de sociologie de la coopération et du développement, Bd. 39, S. 61–105.
</text:p>
      <text:p text:style-name="Text_20_body">
<text:bookmark-start text:name="OrgXref.org8b18033"/>
<text:bookmark text:name="org8b18033"/>
<text:bookmark-end text:name="OrgXref.org8b18033"/>Clark, Terry 1972: Emile durkheim and the french university: The institutionalization of sociology. In: Oberschall, A. (Hrsg.): The Establishment of Empirical Sociology: Studies in Continuity, Discontinuity, and Institutionalization. New York: Harper &amp; Row, 152–186.
</text:p>
      <text:p text:style-name="Text_20_body">
<text:bookmark-start text:name="OrgXref.org12319a2"/>
<text:bookmark text:name="org12319a2"/>
<text:bookmark-end text:name="OrgXref.org12319a2"/>Craig, John 1979: France’s first chair of sociology: A note on the origins. In: Etudes durkheimiennes, Bd. 4, S. 8–13.
</text:p>
      <text:p text:style-name="Text_20_body">
<text:bookmark-start text:name="OrgXref.orgc871cbd"/>
<text:bookmark text:name="orgc871cbd"/>
<text:bookmark-end text:name="OrgXref.orgc871cbd"/>Craig, John 1984: Scholarship and Nation Building. The Universities of Strasbourg and Alsatian Society 1879-1939. Chicago: The University of Chicago Press.
</text:p>
      <text:p text:style-name="Text_20_body">
<text:bookmark-start text:name="OrgXref.org7df283e"/>
<text:bookmark text:name="org7df283e"/>
<text:bookmark-end text:name="OrgXref.org7df283e"/>Crawford, Elisabeth 2005: La science sous influence: l’université de Strasbourg enjeu des conflits franco-allemands ; 1872-1945. Strasbourg: La Nuée Bleue.
</text:p>
      <text:p text:style-name="Text_20_body">
<text:bookmark-start text:name="OrgXref.orgc407ae9"/>
<text:bookmark text:name="orgc407ae9"/>
<text:bookmark-end text:name="OrgXref.orgc407ae9"/>Cuin, Charles-Henry 1997: Durkheim d’un siècle à l’autre. Lectures actuelles des Règles de la méthode sociologique. Paris: Presses Universitaires de France.
</text:p>
      <text:p text:style-name="Text_20_body">
<text:bookmark-start text:name="OrgXref.orgf3053fb"/>
<text:bookmark text:name="orgf3053fb"/>
<text:bookmark-end text:name="OrgXref.orgf3053fb"/>Därmann, Iris 2010: Theorien der Gabe zur Einführung. Hamburg: Junius Verlag.
</text:p>
      <text:p text:style-name="Text_20_body">
<text:bookmark-start text:name="OrgXref.org748b301"/>
<text:bookmark text:name="org748b301"/>
<text:bookmark-end text:name="OrgXref.org748b301"/>Dumont, Louis 1991: Individualismus. Zur Ideologie der Moderne. Frankfurt am Main: Campus.
</text:p>
      <text:p text:style-name="Text_20_body">
<text:bookmark-start text:name="OrgXref.org46c4b80"/>
<text:bookmark text:name="org46c4b80"/>
<text:bookmark-end text:name="OrgXref.org46c4b80"/>Fédération nationale des coopératives de consommation (France) 1913: 1Er congrès (unitaire) tenu à tours les 28. 29 et 30 décembre 1912. compte rendu. Paris: Bureaux de la Fédération Nationale.
</text:p>
      <text:p text:style-name="Text_20_body">
<text:bookmark-start text:name="OrgXref.org895d45b"/>
<text:bookmark text:name="org895d45b"/>
<text:bookmark-end text:name="OrgXref.org895d45b"/>Fédération nationale des coopératives de consommation (France) 1920: 6Ème congrès, tenu à paris les 27, 28 et 29 septembre 1919. Paris: L’émancipatrice (Imprimerie coopérative).
</text:p>
      <text:p text:style-name="Text_20_body">
<text:bookmark-start text:name="OrgXref.org73e9bc5"/>
<text:bookmark text:name="org73e9bc5"/>
<text:bookmark-end text:name="OrgXref.org73e9bc5"/>Fédération nationale des coopératives de consommation (France) (1922) 1922: Neuvième congrès national, tenu à marseille les 25, 26, 27 et 28 mai 1922. Paris: L’émancipatrice (Imprimerie coopérative).
</text:p>
      <text:p text:style-name="Text_20_body">
<text:bookmark-start text:name="OrgXref.org1452afe"/>
<text:bookmark text:name="org1452afe"/>
<text:bookmark-end text:name="OrgXref.org1452afe"/>Firth, Raymond 1940: The analysis of mana: an empirical approach. In: The journal of the polynesian society, Bd. 49/196, S. 483–510.
</text:p>
      <text:p text:style-name="Text_20_body">
<text:bookmark-start text:name="OrgXref.org6f4f7b5"/>
<text:bookmark text:name="org6f4f7b5"/>
<text:bookmark-end text:name="OrgXref.org6f4f7b5"/>Fournier, Marcel 1994: Marcel Mauss. Paris: Fayard.
</text:p>
      <text:p text:style-name="Text_20_body">
<text:bookmark-start text:name="OrgXref.org81d49bf"/>
<text:bookmark text:name="org81d49bf"/>
<text:bookmark-end text:name="OrgXref.org81d49bf"/>Fournier, Marcel 2007: Emile Durkheim 1858-1917. Paris: Fayard.
</text:p>
      <text:p text:style-name="Text_20_body">
<text:bookmark-start text:name="OrgXref.orga0f3e8d"/>
<text:bookmark text:name="orga0f3e8d"/>
<text:bookmark-end text:name="OrgXref.orga0f3e8d"/>Fournier, Marcel 2017: La postérité d’Emile Durkheim en Amérique du nord. In: Sociologie, Bd. 8/4, S. 409–428. doi:<text:a xlink:type="simple" xlink:href="https://doi.org/10.3917/socio.084.0409">10.3917/socio.084.0409</text:a>.
</text:p>
      <text:p text:style-name="Text_20_body">
<text:bookmark-start text:name="OrgXref.org872e808"/>
<text:bookmark text:name="org872e808"/>
<text:bookmark-end text:name="OrgXref.org872e808"/>Gaumont, Jean 1923: Histoire générale de la coopération, les idées et les faits, les hommes et les oeuvres: Formation et développement de l’institution coopérative moderne. Paris: Fédération nationale des coopératives de consommation.
</text:p>
      <text:p text:style-name="Text_20_body">
<text:bookmark-start text:name="OrgXref.org3a42860"/>
<text:bookmark text:name="org3a42860"/>
<text:bookmark-end text:name="OrgXref.org3a42860"/>Gérault-Richard, Alfred 1900: La boulangerie coopérative. In: La petite république, 17.05.1900, S. 1.
</text:p>
      <text:p text:style-name="Text_20_body">
<text:bookmark-start text:name="OrgXref.orgbbacd47"/>
<text:bookmark text:name="orgbbacd47"/>
<text:bookmark-end text:name="OrgXref.orgbbacd47"/>Guillemin, Xavier 1900: Bulletin coopératif. le congrès coopératif socialiste. In: La petite république, 29.06.1900, S. 3.
</text:p>
      <text:p text:style-name="Text_20_body">
<text:bookmark-start text:name="OrgXref.org807e9e4"/>
<text:bookmark text:name="org807e9e4"/>
<text:bookmark-end text:name="OrgXref.org807e9e4"/>Guillemin, Xavier 1904: Bulletin coopératif. In: La petite république, 24.10.1904, S. 6.
</text:p>
      <text:p text:style-name="Text_20_body">
<text:bookmark-start text:name="OrgXref.org222b7f5"/>
<text:bookmark text:name="org222b7f5"/>
<text:bookmark-end text:name="OrgXref.org222b7f5"/>Guillemin, Xavier 1906: L’ecole de nîmes et l’ecole de saint-claude. In: L’Humanité, 15.07.1906, S. 1–2.
</text:p>
      <text:p text:style-name="Text_20_body">
<text:bookmark-start text:name="OrgXref.org5d94404"/>
<text:bookmark text:name="org5d94404"/>
<text:bookmark-end text:name="OrgXref.org5d94404"/>Hallays, André 1919: L’université de strasbourg. sa renaissance et son avenir. In: Revue des deux mondes, Bd. 53, S. 241–269.
</text:p>
      <text:p text:style-name="Text_20_body">
<text:bookmark-start text:name="OrgXref.org4ea9cf2"/>
<text:bookmark text:name="org4ea9cf2"/>
<text:bookmark-end text:name="OrgXref.org4ea9cf2"/>Hamelin, André 1900a: Le congrès des coopératives. In: La petite république, 18.07.1900, S. 4.
</text:p>
      <text:p text:style-name="Text_20_body">
<text:bookmark-start text:name="OrgXref.org69e79f9"/>
<text:bookmark text:name="org69e79f9"/>
<text:bookmark-end text:name="OrgXref.org69e79f9"/>Hamelin, André 1900b: Le congrès des coopératives. In: La petite république, 19.07.1900, S. 2.
</text:p>
      <text:p text:style-name="Text_20_body">
<text:bookmark-start text:name="OrgXref.org213ba45"/>
<text:bookmark text:name="org213ba45"/>
<text:bookmark-end text:name="OrgXref.org213ba45"/>Hsu, Elisabeth 2017: Durkheim’s effervescence and its maussian afterlife in medical anthropology. In: Durkheimian Studies / Études Durkheimiennes, Bd. 23, S. 76–105.
</text:p>
      <text:p text:style-name="Text_20_body">
<text:bookmark-start text:name="OrgXref.orgbea3d83"/>
<text:bookmark text:name="orgbea3d83"/>
<text:bookmark-end text:name="OrgXref.orgbea3d83"/>IMEC o. J.-a: Fonds marcel mauss.
</text:p>
      <text:p text:style-name="Text_20_body">
<text:bookmark-start text:name="OrgXref.org57ce6a4"/>
<text:bookmark text:name="org57ce6a4"/>
<text:bookmark-end text:name="OrgXref.org57ce6a4"/>IMEC o. J.-b: Fonds marcel mauss.
</text:p>
      <text:p text:style-name="Text_20_body">
<text:bookmark-start text:name="OrgXref.orgc564d2f"/>
<text:bookmark text:name="orgc564d2f"/>
<text:bookmark-end text:name="OrgXref.orgc564d2f"/>Karsenti, Bruno 1997: L’homme total. Sociologie, anthropologie et philosophie chez Marcel Mauss. Paris: Presses Universitaires de France.
</text:p>
      <text:p text:style-name="Text_20_body">
<text:bookmark-start text:name="OrgXref.org8d7c5c3"/>
<text:bookmark text:name="org8d7c5c3"/>
<text:bookmark-end text:name="OrgXref.org8d7c5c3"/>Käsler, Dirk 1985: Soziologische Abenteuer. Earle Edward Eubank besucht europäische Soziologen im Sommer 1934. Opladen: Westdeutscher Verlag.
</text:p>
      <text:p text:style-name="Text_20_body">
<text:bookmark-start text:name="OrgXref.orga6f3d5f"/>
<text:bookmark text:name="orga6f3d5f"/>
<text:bookmark-end text:name="OrgXref.orga6f3d5f"/>Lefort, Claude 1950: L’échange et la lutte des hommes. In: Les Temps Modernes, Bd. 6, S. 1400–1417.
</text:p>
      <text:p text:style-name="Text_20_body">
<text:bookmark-start text:name="OrgXref.org6c23609"/>
<text:bookmark text:name="org6c23609"/>
<text:bookmark-end text:name="OrgXref.org6c23609"/>Lévi-Strauss, Claude 2010: Einleitung in das Werk von Marcel Mauss. In: Mauss, Marcel (Hrsg.): Soziologie und Anthropologie. Wiesbaden: Springer, 7–41.
</text:p>
      <text:p text:style-name="Text_20_body">
<text:bookmark-start text:name="OrgXref.org3d4e674"/>
<text:bookmark text:name="org3d4e674"/>
<text:bookmark-end text:name="OrgXref.org3d4e674"/>Lévi-Strauss, Claude / Eribon, Didier 1988: De près et de loin. Paris: Odile Jacob.
</text:p>
      <text:p text:style-name="Text_20_body">
<text:bookmark-start text:name="OrgXref.org3f81362"/>
<text:bookmark text:name="org3f81362"/>
<text:bookmark-end text:name="OrgXref.org3f81362"/>Longuet, Jean 1900a: Congrès international des coopératives. In: La petite république, 10.07.1900, S. 2.
</text:p>
      <text:p text:style-name="Text_20_body">
<text:bookmark-start text:name="OrgXref.orgfa7015b"/>
<text:bookmark text:name="orgfa7015b"/>
<text:bookmark-end text:name="OrgXref.orgfa7015b"/>Longuet, Jean 1900b: Congrès international des coopératives. In: La petite république, 11.07.1900, S. 2.
</text:p>
      <text:p text:style-name="Text_20_body">
<text:bookmark-start text:name="OrgXref.org0fa7f38"/>
<text:bookmark text:name="org0fa7f38"/>
<text:bookmark-end text:name="OrgXref.org0fa7f38"/>Lukes, Steven 1973: Emile Durkheim. His Life and Work. New York: Penguin Books.
</text:p>
      <text:p text:style-name="Text_20_body">
<text:bookmark-start text:name="OrgXref.org6dfde95"/>
<text:bookmark text:name="org6dfde95"/>
<text:bookmark-end text:name="OrgXref.org6dfde95"/>Mallard, Grégoire 2011: The gift revisited: Marcel mauss on war, debt, and the politics of reparations. In: Sociological theory, Bd. 29/4, S. 225–247.
</text:p>
      <text:p text:style-name="Text_20_body">
<text:bookmark-start text:name="OrgXref.org57ab7c5"/>
<text:bookmark text:name="org57ab7c5"/>
<text:bookmark-end text:name="OrgXref.org57ab7c5"/>Mallard, Grégoire / Terrier, Jean 2021: Decolonising durkheimian conceptions of the international: Colonialism and internationalism in the durkheimian school during and after the colonial era. In: Durkheimian studies. études durkheimiennes, Bd. 25, S. 3–30.
</text:p>
      <text:p text:style-name="Text_20_body">
<text:bookmark-start text:name="OrgXref.org56313b1"/>
<text:bookmark text:name="org56313b1"/>
<text:bookmark-end text:name="OrgXref.org56313b1"/>Mauss, Marcel 1900: Congrès de l’union coopérative des sociétés françaises de consommation. In: Union coopératives: organe officiel du comité central de l’union coopérative des sociétés françaises de consommation, 15.08.1900, S. 4.
</text:p>
      <text:p text:style-name="Text_20_body">
<text:bookmark-start text:name="OrgXref.org3e73c6e"/>
<text:bookmark text:name="org3e73c6e"/>
<text:bookmark-end text:name="OrgXref.org3e73c6e"/>Mauss, Marcel 1902: Fédération coopérative de la région parisienne. congrès du 29 juin 1902. séance du matin. In: Bulletin de la bourse des sociétés coopératives ouvrières de consommation, 01.07.1902, S. 4–5.
</text:p>
      <text:p text:style-name="Text_20_body">
<text:bookmark-start text:name="OrgXref.org083417c"/>
<text:bookmark text:name="org083417c"/>
<text:bookmark-end text:name="OrgXref.org083417c"/>Mauss, Marcel 1904a: Au congrès coopératif international. In: L’Humanité, 12.09.1904, S. 3.
</text:p>
      <text:p text:style-name="Text_20_body">
<text:bookmark-start text:name="OrgXref.org7ce5c86"/>
<text:bookmark text:name="org7ce5c86"/>
<text:bookmark-end text:name="OrgXref.org7ce5c86"/>Mauss, Marcel 1904b: La division du mouvement coopératif français. In: L’Humanité, 15.08.1904, S. 4.
</text:p>
      <text:p text:style-name="Text_20_body">
<text:bookmark-start text:name="OrgXref.org3f9dee3"/>
<text:bookmark text:name="org3f9dee3"/>
<text:bookmark-end text:name="OrgXref.org3f9dee3"/>Mauss, Marcel 1904c: La politique et les coopératives. In: L’Humanité, 11.07.1904, S. 8.
</text:p>
      <text:p text:style-name="Text_20_body">
<text:bookmark-start text:name="OrgXref.orgfba7ecd"/>
<text:bookmark text:name="orgfba7ecd"/>
<text:bookmark-end text:name="OrgXref.orgfba7ecd"/>Mauss, Marcel 1904d: Les coopératives allemandes. après le congrès de hamburg. In: L’Humanité, 04.07.1904, S. 1.
</text:p>
      <text:p text:style-name="Text_20_body">
<text:bookmark-start text:name="OrgXref.org1331be3"/>
<text:bookmark text:name="org1331be3"/>
<text:bookmark-end text:name="OrgXref.org1331be3"/>Mauss, Marcel 1904e: Mouvement coopératif. In: L’Humanité, 18.04.1904, S. 8.
</text:p>
      <text:p text:style-name="Text_20_body">
<text:bookmark-start text:name="OrgXref.org07d9a39"/>
<text:bookmark text:name="org07d9a39"/>
<text:bookmark-end text:name="OrgXref.org07d9a39"/>Mauss, Marcel 1905a: Coopératives jaunes et coopératives rouges. In: L’Humanité, 06.11.1905, S. 3–4.
</text:p>
      <text:p text:style-name="Text_20_body">
<text:bookmark-start text:name="OrgXref.orgf236a73"/>
<text:bookmark text:name="orgf236a73"/>
<text:bookmark-end text:name="OrgXref.orgf236a73"/>Mauss, Marcel 1905b: Propagande coopérative. In: L’Humanité, 03.01.1905, S. 4.
</text:p>
      <text:p text:style-name="Text_20_body">
<text:bookmark-start text:name="OrgXref.orgac74526"/>
<text:bookmark text:name="orgac74526"/>
<text:bookmark-end text:name="OrgXref.orgac74526"/>Mauss, Marcel 1905c: Quelques rectifications. In: L’Humanité, 21.09.1905, S. 4.
</text:p>
      <text:p text:style-name="Text_20_body">
<text:bookmark-start text:name="OrgXref.org2c244aa"/>
<text:bookmark text:name="org2c244aa"/>
<text:bookmark-end text:name="OrgXref.org2c244aa"/>Mauss, Marcel 1913: L’aurore, 10.02.1913. Bd. /5556.
</text:p>
      <text:p text:style-name="Text_20_body">
<text:bookmark-start text:name="OrgXref.org34ef795"/>
<text:bookmark text:name="org34ef795"/>
<text:bookmark-end text:name="OrgXref.org34ef795"/>Mauss, Marcel 1920a: Derniers entretiens. In: La vie socialiste, 07.08.1920, S. 2.
</text:p>
      <text:p text:style-name="Text_20_body">
<text:bookmark-start text:name="OrgXref.org4c7ada0"/>
<text:bookmark text:name="org4c7ada0"/>
<text:bookmark-end text:name="OrgXref.org4c7ada0"/>Mauss, Marcel 1920b: Forme nouvelle du socialisme. In: La vie socialiste, 13.11.1920, S. 1.
</text:p>
      <text:p text:style-name="Text_20_body">
<text:bookmark-start text:name="OrgXref.org9dfc917"/>
<text:bookmark text:name="org9dfc917"/>
<text:bookmark-end text:name="OrgXref.org9dfc917"/>Mauss, Marcel 1922: La vie socialiste, 09.12.1922. Bd. /A3 N116.
</text:p>
      <text:p text:style-name="Text_20_body">
<text:bookmark-start text:name="OrgXref.org9417292"/>
<text:bookmark text:name="org9417292"/>
<text:bookmark-end text:name="OrgXref.org9417292"/>Mauss, Marcel 1923: La vie socialiste, 10.02.1923. Bd. /A4 N125.
</text:p>
      <text:p text:style-name="Text_20_body">
<text:bookmark-start text:name="OrgXref.org98b9ac4"/>
<text:bookmark text:name="org98b9ac4"/>
<text:bookmark-end text:name="OrgXref.org98b9ac4"/>Mauss, Marcel 1924: La lire - fascisme et banquiers. In: SFIO, Parti socialiste (Hrsg.): Le Populaire: journal-revue hebdomadaire de propagande socialiste et internationaliste, 14.05.1924. Paris: Parti socialiste, 1–2.
</text:p>
      <text:p text:style-name="Text_20_body">
<text:bookmark-start text:name="OrgXref.orgacee447"/>
<text:bookmark text:name="orgacee447"/>
<text:bookmark-end text:name="OrgXref.orgacee447"/>Mauss, Marcel 1990: Die Gabe. Form und Funktion des Austauschs in archaischen Gesellschaften. Frankfurt am Main: Suhrkamp.
</text:p>
      <text:p text:style-name="Text_20_body">
<text:bookmark-start text:name="OrgXref.org863cc48"/>
<text:bookmark text:name="org863cc48"/>
<text:bookmark-end text:name="OrgXref.org863cc48"/>Mauss, Marcel 1997: Ecrits politiques. Paris: Fayard.
</text:p>
      <text:p text:style-name="Text_20_body">
<text:bookmark-start text:name="OrgXref.orgceabdb1"/>
<text:bookmark text:name="orgceabdb1"/>
<text:bookmark-end text:name="OrgXref.orgceabdb1"/>Mauss, Marcel 2010: Die Gabe. Form und Funktion des Austauschs in archaischen Gesellschaften. In: Mauss, Marcel (Hrsg.): Soziologie und Anthropologie. 2. Wiesbaden: Springer, 9–144.
</text:p>
      <text:p text:style-name="Text_20_body">
<text:bookmark-start text:name="OrgXref.orgf0c4b96"/>
<text:bookmark text:name="orgf0c4b96"/>
<text:bookmark-end text:name="OrgXref.orgf0c4b96"/>Mauss, Marcel 2017: Die Nation oder Der Sinn fürs Soziale. Frankfurt/New York: Campus.
</text:p>
      <text:p text:style-name="Text_20_body">
<text:bookmark-start text:name="OrgXref.orgab869b2"/>
<text:bookmark text:name="orgab869b2"/>
<text:bookmark-end text:name="OrgXref.orgab869b2"/>Mauss, Marcel 2018: La nation ou le sens du social. Paris: Presses Universitaires de France.
</text:p>
      <text:p text:style-name="Text_20_body">
<text:bookmark-start text:name="OrgXref.org8a1b922"/>
<text:bookmark text:name="org8a1b922"/>
<text:bookmark-end text:name="OrgXref.org8a1b922"/>Mauss, Marcel / Hubert, Henri 2012: Essay über die Natur und die Funktion des Opfers (1899). In: Mauss, Marcel (Hrsg.): Schriften zur Religionssoziologie. Berlin: Suhrkamp, 97–216.
</text:p>
      <text:p text:style-name="Text_20_body">
<text:bookmark-start text:name="OrgXref.orgcf13cef"/>
<text:bookmark text:name="orgcf13cef"/>
<text:bookmark-end text:name="OrgXref.orgcf13cef"/>Ministère des Affaires Etrangères 1919: Procès-Verbaux de la Conférence d’Alsace-Lorraine II. Paris: Imprimerie nationale.
</text:p>
      <text:p text:style-name="Text_20_body">
<text:bookmark-start text:name="OrgXref.orga4ace87"/>
<text:bookmark text:name="orga4ace87"/>
<text:bookmark-end text:name="OrgXref.orga4ace87"/>Moebius, Stephan 2006a: Die Zauberlehrlinge. Soziologiegeschichte des Collége de Sociologie (1937-1939). Konstanz: UVK.
</text:p>
      <text:p text:style-name="Text_20_body">
<text:bookmark-start text:name="OrgXref.orgb7bc140"/>
<text:bookmark text:name="orgb7bc140"/>
<text:bookmark-end text:name="OrgXref.orgb7bc140"/>Moebius, Stephan 2006b: Marcel Mauss. Konstanz: UVK.
</text:p>
      <text:p text:style-name="Text_20_body">
<text:bookmark-start text:name="OrgXref.org34fdc98"/>
<text:bookmark text:name="org34fdc98"/>
<text:bookmark-end text:name="OrgXref.org34fdc98"/>Moebius, Stephan 2012: Die Religionssoziologie von Marcel Mauss. In: Moebius, Stephan / Nungesser, F. / Papilloud, Ch. (Hrsg.): Marcel Mauss. Schriften zur Religionssoziologie. Berlin: Suhrkamp, 617–682.
</text:p>
      <text:p text:style-name="Text_20_body">
<text:bookmark-start text:name="OrgXref.org36b1d8e"/>
<text:bookmark text:name="org36b1d8e"/>
<text:bookmark-end text:name="OrgXref.org36b1d8e"/>Müller, Bertrand 2003: Correspondance Marc Bloch, Lucien Febvre et les Annales d’Histoire Économique et Sociale. Tome 2, 1934-1937. Paris: Fayard.
</text:p>
      <text:p text:style-name="Text_20_body">
<text:bookmark-start text:name="OrgXref.org36adb22"/>
<text:bookmark text:name="org36adb22"/>
<text:bookmark-end text:name="OrgXref.org36adb22"/>Namer, Gérard 1977: La sociologie de la connaissance chez Durkheim et chez les durkheimiens. In: L’Année sociologique, Bd. 28, S. 41–77.
</text:p>
      <text:p text:style-name="Text_20_body">
<text:bookmark-start text:name="OrgXref.org874f82a"/>
<text:bookmark text:name="org874f82a"/>
<text:bookmark-end text:name="OrgXref.org874f82a"/>N. N. 1898: Souscription pour les terrassiers en grève. In: La petite république, 08.10.1898, S. 2.
</text:p>
      <text:p text:style-name="Text_20_body">
<text:bookmark-start text:name="OrgXref.org31d30ab"/>
<text:bookmark text:name="org31d30ab"/>
<text:bookmark-end text:name="OrgXref.org31d30ab"/>Ohne Verfasser 1899a: Causeries. histoire de l’organisation syndicale en angleterre. In: La petite république, 31.10.1899, S. 4.
</text:p>
      <text:p text:style-name="Text_20_body">
<text:bookmark-start text:name="OrgXref.orgb3def84"/>
<text:bookmark text:name="orgb3def84"/>
<text:bookmark-end text:name="OrgXref.orgb3def84"/>Ohne Verfasser 1899b: Causeries. histoire de l’organisation syndicale en angleterre. In: La petite république, 07.11.1899, S. 3.
</text:p>
      <text:p text:style-name="Text_20_body">
<text:bookmark-start text:name="OrgXref.org31a607e"/>
<text:bookmark text:name="org31a607e"/>
<text:bookmark-end text:name="OrgXref.org31a607e"/>Ohne Verfasser 1899c: Causeries. histoire de l’organisation syndicale en angleterre. In: La petite république, 14.11.1899, S. 3.
</text:p>
      <text:p text:style-name="Text_20_body">
<text:bookmark-start text:name="OrgXref.orgfd16d95"/>
<text:bookmark text:name="orgfd16d95"/>
<text:bookmark-end text:name="OrgXref.orgfd16d95"/>Ohne Verfasser 1899d: Causeries. histoire de l’organisation syndicale en angleterre. In: La petite république, 17.11.1899, S. 3.
</text:p>
      <text:p text:style-name="Text_20_body">
<text:bookmark-start text:name="OrgXref.orgd005d71"/>
<text:bookmark text:name="orgd005d71"/>
<text:bookmark-end text:name="OrgXref.orgd005d71"/>Ohne Verfasser 1899e: Causeries. histoire de l’organisation syndicale en angleterre. In: La petite république, 28.11.1899, S. 4.
</text:p>
      <text:p text:style-name="Text_20_body">
<text:bookmark-start text:name="OrgXref.org978efe9"/>
<text:bookmark text:name="org978efe9"/>
<text:bookmark-end text:name="OrgXref.org978efe9"/>Ohne Verfasser 1899f: Pour la liberté de conscience des travailleurs du creusot. In: La petite république, 09.10.1899, S. 3–4.
</text:p>
      <text:p text:style-name="Text_20_body">
<text:bookmark-start text:name="OrgXref.org8124e49"/>
<text:bookmark text:name="org8124e49"/>
<text:bookmark-end text:name="OrgXref.org8124e49"/>Ohne Verfasser 1899g: Souscription pour les travailleurs du creusot. In: La petite république, 04.06.1899, S. 2.
</text:p>
      <text:p text:style-name="Text_20_body">
<text:bookmark-start text:name="OrgXref.org25073ff"/>
<text:bookmark text:name="org25073ff"/>
<text:bookmark-end text:name="OrgXref.org25073ff"/>Ohne Verfasser 1900: La coopération socialiste. boulangerie socialiste de paris. In: La petite république, 06.03.1900, S. 1.
</text:p>
      <text:p text:style-name="Text_20_body">
<text:bookmark-start text:name="OrgXref.orgc6b24dd"/>
<text:bookmark text:name="orgc6b24dd"/>
<text:bookmark-end text:name="OrgXref.orgc6b24dd"/>Ohne Verfasser 1901a: Fêtes et conférences. In: La petite république, 29.03.1901, S. 4.
</text:p>
      <text:p text:style-name="Text_20_body">
<text:bookmark-start text:name="OrgXref.org0746320"/>
<text:bookmark text:name="org0746320"/>
<text:bookmark-end text:name="OrgXref.org0746320"/>Ohne Verfasser 1901b: Fêtes et conférences. In: La petite république, 26.02.1901, S. 3.
</text:p>
      <text:p text:style-name="Text_20_body">
<text:bookmark-start text:name="OrgXref.org0d42f2a"/>
<text:bookmark text:name="org0d42f2a"/>
<text:bookmark-end text:name="OrgXref.org0d42f2a"/>Ohne Verfasser 1901c: Universités populaires. In: La petite république, 05.03.1901, S. 4.
</text:p>
      <text:p text:style-name="Text_20_body">
<text:bookmark-start text:name="OrgXref.org3fcee86"/>
<text:bookmark text:name="org3fcee86"/>
<text:bookmark-end text:name="OrgXref.org3fcee86"/>Ohne Verfasser 1901d: Universités populaires. In: La petite république, 12.03.1901, S. 4.
</text:p>
      <text:p text:style-name="Text_20_body">
<text:bookmark-start text:name="OrgXref.orgd1f18e0"/>
<text:bookmark text:name="orgd1f18e0"/>
<text:bookmark-end text:name="OrgXref.orgd1f18e0"/>Ohne Verfasser 1902a: Universités populaires. In: La petite république, 13.03.1902, S. 4.
</text:p>
      <text:p text:style-name="Text_20_body">
<text:bookmark-start text:name="OrgXref.org0ab45f4"/>
<text:bookmark text:name="org0ab45f4"/>
<text:bookmark-end text:name="OrgXref.org0ab45f4"/>Ohne Verfasser 1902b: Universités populaires. In: La petite république, 05.06.1902, S. 4.
</text:p>
      <text:p text:style-name="Text_20_body">
<text:bookmark-start text:name="OrgXref.org484bfd4"/>
<text:bookmark text:name="org484bfd4"/>
<text:bookmark-end text:name="OrgXref.org484bfd4"/>Ohne Verfasser 1902c: Universités populaires. In: La petite république, 06.06.1902, S. 4.
</text:p>
      <text:p text:style-name="Text_20_body">
<text:bookmark-start text:name="OrgXref.orgf263228"/>
<text:bookmark text:name="orgf263228"/>
<text:bookmark-end text:name="OrgXref.orgf263228"/>Ohne Verfasser 1905: Mouvement coopératif. In: L’Humanité, 13.02.1905, S. 3–4.
</text:p>
      <text:p text:style-name="Text_20_body">
<text:bookmark-start text:name="OrgXref.org5a8d305"/>
<text:bookmark text:name="org5a8d305"/>
<text:bookmark-end text:name="OrgXref.org5a8d305"/>Ohne Verfasser 1910: Informations et communications diverses. In: La Petite République, 22.02.1922, S. 5.
</text:p>
      <text:p text:style-name="Text_20_body">
<text:bookmark-start text:name="OrgXref.orgd8c6d15"/>
<text:bookmark text:name="orgd8c6d15"/>
<text:bookmark-end text:name="OrgXref.orgd8c6d15"/>Ohne Verfasser 1911: Dans les sociétés. In: La petite république, 09.03.1911, S. 5.
</text:p>
      <text:p text:style-name="Text_20_body">
<text:bookmark-start text:name="OrgXref.orgc1ac7c1"/>
<text:bookmark text:name="orgc1ac7c1"/>
<text:bookmark-end text:name="OrgXref.orgc1ac7c1"/>Ohne Verfasser 1912: Les congrès. In: La petite république, 31.12.1912, S. 5.
</text:p>
      <text:p text:style-name="Text_20_body">
<text:bookmark-start text:name="OrgXref.org165ddbc"/>
<text:bookmark text:name="org165ddbc"/>
<text:bookmark-end text:name="OrgXref.org165ddbc"/>Ohne Verfasser 1916a: Le siècle, 06.04.1916. Bd. /1662.
</text:p>
      <text:p text:style-name="Text_20_body">
<text:bookmark-start text:name="OrgXref.org2ccd703"/>
<text:bookmark text:name="org2ccd703"/>
<text:bookmark-end text:name="OrgXref.org2ccd703"/>Ohne Verfasser 1916b: L’action, 06.04.1916. Bd. /A14 N1583.
</text:p>
      <text:p text:style-name="Text_20_body">
<text:bookmark-start text:name="OrgXref.org1b38ddd"/>
<text:bookmark text:name="org1b38ddd"/>
<text:bookmark-end text:name="OrgXref.org1b38ddd"/>Ohne Verfasser 1920a: La république française, 06.12.1920.
</text:p>
      <text:p text:style-name="Text_20_body">
<text:bookmark-start text:name="OrgXref.org7a37d4b"/>
<text:bookmark text:name="org7a37d4b"/>
<text:bookmark-end text:name="OrgXref.org7a37d4b"/>Ohne Verfasser 1920b: Le petit provençal, 16.08.1920.
</text:p>
      <text:p text:style-name="Text_20_body">
<text:bookmark-start text:name="OrgXref.orgae316f8"/>
<text:bookmark text:name="orgae316f8"/>
<text:bookmark-end text:name="OrgXref.orgae316f8"/>Ohne Verfasser 1920c: L’ère nouvelle, 14.08.1920.
</text:p>
      <text:p text:style-name="Text_20_body">
<text:bookmark-start text:name="OrgXref.org3832d12"/>
<text:bookmark text:name="org3832d12"/>
<text:bookmark-end text:name="OrgXref.org3832d12"/>Paoletti, Giovanni 1998: L’Année sociologique et les philosophes: histoire d’un débat (1898-1913). In: L’Année sociologique, Bd. 48/1, S. 77–114.
</text:p>
      <text:p text:style-name="Text_20_body">
<text:bookmark-start text:name="OrgXref.orgbd6cd49"/>
<text:bookmark text:name="orgbd6cd49"/>
<text:bookmark-end text:name="OrgXref.orgbd6cd49"/>Paoletti, Giovanni 2012a: Durkheim et la philosophie. Représentation, réalité et lien social. Paris: Garnier.
</text:p>
      <text:p text:style-name="Text_20_body">
<text:bookmark-start text:name="OrgXref.orgc65bc5d"/>
<text:bookmark text:name="orgc65bc5d"/>
<text:bookmark-end text:name="OrgXref.orgc65bc5d"/>Paoletti, Giovanni 2012b: Les Formes élémentaires. In: L’Année sociologique, Bd. 62/2, S. 289–312.
</text:p>
      <text:p text:style-name="Text_20_body">
<text:bookmark-start text:name="OrgXref.orgbbe44fa"/>
<text:bookmark text:name="orgbbe44fa"/>
<text:bookmark-end text:name="OrgXref.orgbbe44fa"/>Papilloud, Christian / Rol, Cécile 2024: Zur Aktualität von Marcel Mauss. Wiesbaden: Springer VS.
</text:p>
      <text:p text:style-name="Text_20_body">
<text:bookmark-start text:name="OrgXref.org3016226"/>
<text:bookmark text:name="org3016226"/>
<text:bookmark-end text:name="OrgXref.org3016226"/>Petot, Louis 1914: Fédération des coopératives vosgiennes. In: Annuaire de la coopération, S. 71–73.
</text:p>
      <text:p text:style-name="Text_20_body">
<text:bookmark-start text:name="OrgXref.org53829be"/>
<text:bookmark text:name="org53829be"/>
<text:bookmark-end text:name="OrgXref.org53829be"/>Pickering, William 1979: Gaston Richard: collaborateur et adversaire. In: Revue française de sociologie, Bd. 20, S. 163–182.
</text:p>
      <text:p text:style-name="Text_20_body">
<text:bookmark-start text:name="OrgXref.org6ec4672"/>
<text:bookmark text:name="org6ec4672"/>
<text:bookmark-end text:name="OrgXref.org6ec4672"/>Robertson, Fabien 2003: Durkheim: Entre religion et morale. In: Revue du MAUSS, Bd. 22/2, S. 126–142.
</text:p>
      <text:p text:style-name="Text_20_body">
<text:bookmark-start text:name="OrgXref.orgeea7390"/>
<text:bookmark text:name="orgeea7390"/>
<text:bookmark-end text:name="OrgXref.orgeea7390"/>Schüttpelz, Erhard / Zillinger, Martin 2017: The bodily efficacy of the categories: Durkheim and mauss’s intervention into the history of philosophy. In: Durkheimian Studies / Études Durkheimiennes, Bd. 23, S. 106–127.
</text:p>
      <text:p text:style-name="Text_20_body">
<text:bookmark-start text:name="OrgXref.orgad78e1d"/>
<text:bookmark text:name="orgad78e1d"/>
<text:bookmark-end text:name="OrgXref.orgad78e1d"/>Sembel, Nicolas 2015: Durkheim, Mauss et la dynamogénie. Le lien Gley (1857–1930). In: Durkheimian Studies / Études Durkheimiennes, Bd. 21, S. 96–133.
</text:p>
      <text:p text:style-name="Text_20_body">
<text:bookmark-start text:name="OrgXref.orgbeef122"/>
<text:bookmark text:name="orgbeef122"/>
<text:bookmark-end text:name="OrgXref.orgbeef122"/>SFIO, Parti socialiste 1924: Le Populaire: journal-revue hebdomadaire de propagande socialiste et internationaliste, 18.04.1924. Bd. /1361.
</text:p>
      <text:p text:style-name="Text_20_body">
<text:bookmark-start text:name="OrgXref.org777a193"/>
<text:bookmark text:name="org777a193"/>
<text:bookmark-end text:name="OrgXref.org777a193"/>Steiner, Philippe 2005: L’École durkheimienne et l’économie. Sociologie, religion et connaissance. Genève: Droz.
</text:p>
      <text:p text:style-name="Text_20_body">
<text:bookmark-start text:name="OrgXref.orgb186d56"/>
<text:bookmark text:name="orgb186d56"/>
<text:bookmark-end text:name="OrgXref.orgb186d56"/>Tarot, Camille 2003: Sociologie et anthropologie de Marcel Mauss. Paris: La Découverte.
</text:p>
      <text:p text:style-name="Text_20_body">
<text:bookmark-start text:name="OrgXref.orgbb2b545"/>
<text:bookmark text:name="orgbb2b545"/>
<text:bookmark-end text:name="OrgXref.orgbb2b545"/>Weiner, Annette 1985: Inalienable wealth. In: American ethnologist, Bd. 12/2, S. 210–22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adornments="Fet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Fett" style:font-family-generic="swiss" style:font-pitch="variable"/>
    <style:font-face style:name="Liberation Sans1" svg:font-family="'Liberation Sans'" style:font-adornments="Kursiv" style:font-family-generic="swiss" style:font-pitch="variable"/>
    <style:font-face style:name="Liberation Sans2" svg:font-family="'Liberation Sans'" style:font-adornments="Standard"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fo:font-size="11pt" style:font-size-asian="11pt"/>
    </style:style>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Liberation Sans2" fo:font-family="'Liberation Sans'" style:font-style-name="Standard" style:font-family-generic="swiss" style:font-pitch="variable" fo:font-size="11pt" fo:language="de" fo:country="DE"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font-size="11pt" style:font-size-asian="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21cm" loext:contextual-spacing="false" fo:text-align="start" style:justify-single-word="false" fo:text-indent="0cm" style:auto-text-indent="false" style:page-number="auto"/>
      <style:text-properties style:font-name="Liberation Serif" fo:font-family="'Liberation Serif'" style:font-style-name="Fett" style:font-family-generic="roman" style:font-pitch="variable" fo:font-size="14pt" fo:language="de" fo:country="DE"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indent="0cm" style:auto-text-indent="false" style:page-number="auto"/>
      <style:text-properties style:font-name="Liberation Serif" fo:font-family="'Liberation Serif'" style:font-style-name="Fett" style:font-family-generic="roman" style:font-pitch="variable" fo:font-size="11pt" fo:language="de" fo:country="DE" fo:font-style="normal"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21cm" loext:contextual-spacing="false" fo:text-indent="0cm" style:auto-text-indent="false" style:page-number="auto"/>
      <style:text-properties style:font-name="Liberation Serif" fo:font-family="'Liberation Serif'" style:font-style-name="Fett" style:font-family-generic="roman" style:font-pitch="variable" fo:font-size="11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master-page-name="">
      <style:paragraph-properties fo:margin-top="0cm" fo:margin-bottom="0.21cm" loext:contextual-spacing="false" fo:text-align="start" style:justify-single-word="false" style:page-number="auto"/>
      <style:text-properties style:font-name="Liberation Sans" fo:font-family="'Liberation Sans'" style:font-style-name="Fett" style:font-family-generic="swiss" style:font-pitch="variable" fo:font-size="12pt" fo:language="de" fo:country="DE" fo:font-weight="bold" style:font-size-asian="12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master-page-name="">
      <style:paragraph-properties fo:margin-top="0cm" fo:margin-bottom="0.21cm" loext:contextual-spacing="false" fo:text-align="start" style:justify-single-word="false" style:page-number="auto"/>
      <style:text-properties style:font-name="Liberation Sans1" fo:font-family="'Liberation Sans'" style:font-style-name="Kursiv" style:font-family-generic="swiss" style:font-pitch="variable" fo:font-size="11pt" fo:language="de" fo:country="DE"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11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cpsoz</dc:creator>
    <meta:initial-creator>cpsoz</meta:initial-creator>
    <dc:date>2026-01-04T15:39:09</dc:date>
    <meta:creation-date>2026-01-04T15:39:09</meta:creation-date>
    <meta:generator>Emacs 28.1 (Org mode 9.5.2)</meta:generator>
    <meta:keyword/>
    <dc:subject/>
    <dc:title/>
  </office:meta>
</office:document-meta>
</file>